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MEINT IST DIE ZEIT, IN DER MAN „AKTIV“ FERNSIEHT ODER RADIO HÖRT, NICHT DIE ZEIT, IN DER FERNSEHEN UND RADIO „IM HINTERGRUND“ LAUFEN.</text:p>
          </table:table-cell>
          <table:table-cell office:value-type="float" office:value="16182" calcext:value-type="float">
            <text:p>16182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ie viel Zeit verbringen Sie an einem gewöhnlichen Werktag insgesamt damit, fernzusehen?</text:p>
          </table:table-cell>
          <table:table-cell office:value-type="float" office:value="14414" calcext:value-type="float">
            <text:p>14414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Und wie viel von dieser Zeit verbringen Sie damit, sich Nachrichten oder Sendungen über Politik und aktuelle politische Ereignisse anzusehen?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ie viel Zeit verbringen Sie an einem gewöhnlichen Werktag insgesamt damit, Radio zu hören?</text:p>
          </table:table-cell>
          <table:table-cell office:value-type="float" office:value="15051" calcext:value-type="float">
            <text:p>15051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Und wie viel Zeit von dieser Zeit verbringen Sie damit, sich Nachrichten oder Sendungen über Politik und aktuelle politische Ereignisse anzuhören?</text:p>
          </table:table-cell>
          <table:table-cell office:value-type="float" office:value="15052" calcext:value-type="float">
            <text:p>15052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nd wie viel Zeit verbringen Sie an einem gewöhnlichen Werktag insgesamt damit, Zeitung zu lesen?</text:p>
          </table:table-cell>
          <table:table-cell office:value-type="float" office:value="15053" calcext:value-type="float">
            <text:p>15053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Und wie viel Zeit von dieser Zeit verbringen Sie damit, Artikel über Politik und aktuelle politische Ereignisse zu lesen?</text:p>
          </table:table-cell>
          <table:table-cell office:value-type="float" office:value="15054" calcext:value-type="float">
            <text:p>15054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itte benutzen Sie jetzt Liste 2 und sagen Sie mir: Wie oft nutzen Sie das Internet, das World Wide Web oder E-Mail für private Zwecke, egal ob zu Hause oder am Arbeitsplatz?</text:p>
          </table:table-cell>
          <table:table-cell office:value-type="float" office:value="14030" calcext:value-type="float">
            <text:p>14030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Ganz allgemein gesprochen: Glauben Sie, dass man den meisten Menschen vertrauen kann, oder dass man im Umgang mit anderen Menschen nicht vorsichtig genug sein kann?</text:p>
          </table:table-cell>
          <table:table-cell office:value-type="float" office:value="14031" calcext:value-type="float">
            <text:p>1403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 bedeutet, dass man nicht vorsichtig genug sein kann, und 10 bedeutet, dass man den meisten Menschen vertrauen kann.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Glauben Sie, dass die meisten Menschen versuchen, Sie auszunutzen, wenn sie die Gelegenheit dazu haben, oder versuchen die meisten Menschen, sich fair zu verhalten?</text:p>
          </table:table-cell>
          <table:table-cell office:value-type="float" office:value="14033" calcext:value-type="float">
            <text:p>14033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nd glauben Sie, dass die Menschen meistens versuchen, hilfsbereit zu sein, oder dass die Menschen meistens auf den eigenen Vorteil bedacht sind?</text:p>
          </table:table-cell>
          <table:table-cell office:value-type="float" office:value="14034" calcext:value-type="float">
            <text:p>14034</text:p>
          </table:table-cell>
        </table:table-row>
        <table:table-row table:style-name="ro1">
          <table:table-cell office:value-type="string" calcext:value-type="string">
            <text:p>ESS_R02_2004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ie sehr interessieren Sie sich für Politik?</text:p>
          </table:table-cell>
          <table:table-cell office:value-type="float" office:value="14035" calcext:value-type="float">
            <text:p>14035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Wie oft erscheint Ihnen Politik so kompliziert, dass Sie gar nicht richtig verstehen, worum es eigentlich geht?</text:p>
          </table:table-cell>
          <table:table-cell office:value-type="float" office:value="13293" calcext:value-type="float">
            <text:p>13293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Wie schwer oder leicht fällt es Ihnen, sich über politische Themen eine Meinung zu bilden?</text:p>
          </table:table-cell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itte benutzen Sie Liste 8 und sagen Sie mir zu jeder öffentlichen Einrichtung oder Personengruppe, die ich Ihnen nenne, wie sehr Sie persönlich jeder einzelnen davon vertrauen.</text:p>
          </table:table-cell>
          <table:table-cell office:value-type="float" office:value="15055" calcext:value-type="float">
            <text:p>15055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erwenden Sie dazu diese Skala von 0 bis 10.</text:p>
          </table:table-cell>
          <table:table-cell office:value-type="float" office:value="14042" calcext:value-type="float">
            <text:p>14042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bedeutet, dass Sie dieser Einrichtung oder Personengruppe überhaupt nicht vertrauen, und 10 bedeutet, dass Sie ihr voll und ganz vertrauen.</text:p>
          </table:table-cell>
          <table:table-cell office:value-type="float" office:value="14043" calcext:value-type="float">
            <text:p>14043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ie ist das mit</text:p>
          </table:table-cell>
          <table:table-cell office:value-type="float" office:value="16183" calcext:value-type="float">
            <text:p>16183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dem Bundestag?</text:p>
          </table:table-cell>
          <table:table-cell office:value-type="float" office:value="15056" calcext:value-type="float">
            <text:p>15056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der Justiz?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der Polizei?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den Politikern?</text:p>
          </table:table-cell>
          <table:table-cell office:value-type="float" office:value="14048" calcext:value-type="float">
            <text:p>14048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den Parteien?</text:p>
          </table:table-cell>
          <table:table-cell office:value-type="float" office:value="14373" calcext:value-type="float">
            <text:p>14373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dem Europäischen Parlament?</text:p>
          </table:table-cell>
          <table:table-cell office:value-type="float" office:value="14049" calcext:value-type="float">
            <text:p>14049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den Vereinten Nationen?</text:p>
          </table:table-cell>
          <table:table-cell office:value-type="float" office:value="14050" calcext:value-type="float">
            <text:p>14050</text:p>
          </table:table-cell>
        </table:table-row>
        <table:table-row table:style-name="ro1">
          <table:table-cell office:value-type="string" calcext:value-type="string">
            <text:p>ESS_R02_2004_GER_D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anche Menschen gehen heutzutage aus verschiedenen Gründen nicht zur Wahl.</text:p>
          </table:table-cell>
          <table:table-cell office:value-type="float" office:value="14051" calcext:value-type="float">
            <text:p>14051</text:p>
          </table:table-cell>
        </table:table-row>
        <table:table-row table:style-name="ro1">
          <table:table-cell office:value-type="string" calcext:value-type="string">
            <text:p>ESS_R02_2004_GER_D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Wie ist das bei Ihnen?</text:p>
          </table:table-cell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string" calcext:value-type="string">
            <text:p>ESS_R02_2004_GER_D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Haben Sie bei der letzten Bundestagswahl im September 2002 gewählt?</text:p>
          </table:table-cell>
          <table:table-cell office:value-type="float" office:value="14052" calcext:value-type="float">
            <text:p>14052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Bei der Bundestagswahl konnten Sie ja zwei Stimmen vergeben.</text:p>
          </table:table-cell>
          <table:table-cell office:value-type="float" office:value="14053" calcext:value-type="float">
            <text:p>14053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Die Erststimme für einen Kandidaten aus Ihrem Wahlkreis, die Zweitstimme für eine Partei.</text:p>
          </table:table-cell>
          <table:table-cell office:value-type="float" office:value="14054" calcext:value-type="float">
            <text:p>14054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Welchem Kandidaten haben Sie Ihre Erststimme gegeben?</text:p>
          </table:table-cell>
          <table:table-cell office:value-type="float" office:value="14055" calcext:value-type="float">
            <text:p>14055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Und welche Partei haben Sie mit Ihrer Zweitstimme gewählt?</text:p>
          </table:table-cell>
          <table:table-cell office:value-type="float" office:value="14056" calcext:value-type="float">
            <text:p>14056</text:p>
          </table:table-cell>
        </table:table-row>
        <table:table-row table:style-name="ro1">
          <table:table-cell office:value-type="string" calcext:value-type="string">
            <text:p>ESS_R02_2004_GER_DE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Es gibt verschiedene Möglichkeiten, mit denen man versuchen kann, etwas in Deutschland zu verbessern oder zu verhindern, dass sich etwas verschlechtert.</text:p>
          </table:table-cell>
          <table:table-cell office:value-type="float" office:value="14057" calcext:value-type="float">
            <text:p>14057</text:p>
          </table:table-cell>
        </table:table-row>
        <table:table-row table:style-name="ro1">
          <table:table-cell office:value-type="string" calcext:value-type="string">
            <text:p>ESS_R02_2004_GER_DE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ben sie im Verlauf der letzten 12 Monate irgendetwas davon unternommen?</text:p>
          </table:table-cell>
          <table:table-cell office:value-type="float" office:value="14058" calcext:value-type="float">
            <text:p>14058</text:p>
          </table:table-cell>
        </table:table-row>
        <table:table-row table:style-name="ro1">
          <table:table-cell office:value-type="string" calcext:value-type="string">
            <text:p>ESS_R02_2004_GER_DE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Kontakt zu einem Politiker oder einer Amtsperson auf Bundes-, Landes- oder Kommunalebene aufgenommen?</text:p>
          </table:table-cell>
          <table:table-cell office:value-type="float" office:value="15059" calcext:value-type="float">
            <text:p>15059</text:p>
          </table:table-cell>
        </table:table-row>
        <table:table-row table:style-name="ro1">
          <table:table-cell office:value-type="string" calcext:value-type="string">
            <text:p>ESS_R02_2004_GER_DE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 einer politischen Partei oder Gruppierung mitgearbeitet?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1">
          <table:table-cell office:value-type="string" calcext:value-type="string">
            <text:p>ESS_R02_2004_GER_DE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 einer anderen Organisation oder in einem anderen Verband oder Verein mitgearbeitet?</text:p>
          </table:table-cell>
          <table:table-cell office:value-type="float" office:value="14061" calcext:value-type="float">
            <text:p>14061</text:p>
          </table:table-cell>
        </table:table-row>
        <table:table-row table:style-name="ro1">
          <table:table-cell office:value-type="string" calcext:value-type="string">
            <text:p>ESS_R02_2004_GER_DE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ein Abzeichen oder einen Aufkleber einer politischen Kampagne getragen oder irgendwo befestigt?</text:p>
          </table:table-cell>
          <table:table-cell office:value-type="float" office:value="14062" calcext:value-type="float">
            <text:p>14062</text:p>
          </table:table-cell>
        </table:table-row>
        <table:table-row table:style-name="ro1">
          <table:table-cell office:value-type="string" calcext:value-type="string">
            <text:p>ESS_R02_2004_GER_DE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ch an einer Unterschriftensammlung beteiligt?</text:p>
          </table:table-cell>
          <table:table-cell office:value-type="float" office:value="14063" calcext:value-type="float">
            <text:p>14063</text:p>
          </table:table-cell>
        </table:table-row>
        <table:table-row table:style-name="ro1">
          <table:table-cell office:value-type="string" calcext:value-type="string">
            <text:p>ESS_R02_2004_GER_DE_29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ein Bürgerbegehren oder Volksbegehren unterschrieben?</text:p>
          </table:table-cell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string" calcext:value-type="string">
            <text:p>ESS_R02_2004_GER_DE_30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an einer genehmigten öffentlichen Demonstration teilgenommen?</text:p>
          </table:table-cell>
          <table:table-cell office:value-type="float" office:value="14065" calcext:value-type="float">
            <text:p>14065</text:p>
          </table:table-cell>
        </table:table-row>
        <table:table-row table:style-name="ro1">
          <table:table-cell office:value-type="string" calcext:value-type="string">
            <text:p>ESS_R02_2004_GER_DE_31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estimmte Produkte boykottiert?</text:p>
          </table:table-cell>
          <table:table-cell office:value-type="float" office:value="14066" calcext:value-type="float">
            <text:p>14066</text:p>
          </table:table-cell>
        </table:table-row>
        <table:table-row table:style-name="ro1">
          <table:table-cell office:value-type="string" calcext:value-type="string">
            <text:p>ESS_R02_2004_GER_DE_32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Gibt es eine politische Partei, der Sie näher stehen als allen anderen Parteien?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elcher?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string" calcext:value-type="string">
            <text:p>ESS_R02_2004_GER_DE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Wie nahe stehen Sie dieser Partei?</text:p>
          </table:table-cell>
          <table:table-cell office:value-type="float" office:value="14071" calcext:value-type="float">
            <text:p>14071</text:p>
          </table:table-cell>
        </table:table-row>
        <table:table-row table:style-name="ro1">
          <table:table-cell office:value-type="string" calcext:value-type="string">
            <text:p>ESS_R02_2004_GER_DE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Fühlen Sie sich ihr...</text:p>
          </table:table-cell>
          <table:table-cell office:value-type="float" office:value="14072" calcext:value-type="float">
            <text:p>14072</text:p>
          </table:table-cell>
        </table:table-row>
        <table:table-row table:style-name="ro1">
          <table:table-cell office:value-type="string" calcext:value-type="string">
            <text:p>ESS_R02_2004_GER_DE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Sind Sie Mitglied einer politischen Partei?</text:p>
          </table:table-cell>
          <table:table-cell office:value-type="float" office:value="13319" calcext:value-type="float">
            <text:p>13319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elcher Partei?</text:p>
          </table:table-cell>
          <table:table-cell office:value-type="float" office:value="14073" calcext:value-type="float">
            <text:p>14073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der Politik spricht man manchmal von "links" und "rechts".</text:p>
          </table:table-cell>
          <table:table-cell office:value-type="float" office:value="13320" calcext:value-type="float">
            <text:p>13320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o auf der Skala auf Liste 9 würden Sie sich selbst einstufen, wenn 0 für links steht und 10 für rechts?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Wie zufrieden sind Sie - alles in allem - mit Ihrem gegenwärtigen Leben?</text:p>
          </table:table-cell>
          <table:table-cell office:value-type="float" office:value="14074" calcext:value-type="float">
            <text:p>1407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0 bedeutet äußerst unzufrieden und 10 äußerst zufrieden.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Und wie zufrieden sind Sie - alles in allem - mit der gegenwärtigen Wirtschaftslage in Deutschland?</text:p>
          </table:table-cell>
          <table:table-cell office:value-type="float" office:value="14075" calcext:value-type="float">
            <text:p>14075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enn Sie nun einmal an die Leistungen der Bundesregierung in Berlin denken.</text:p>
          </table:table-cell>
          <table:table-cell office:value-type="float" office:value="14076" calcext:value-type="float">
            <text:p>14076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ie zufrieden sind Sie mit der Art und Weise, wie sie ihre Arbeit erledigt?</text:p>
          </table:table-cell>
          <table:table-cell office:value-type="float" office:value="14077" calcext:value-type="float">
            <text:p>14077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nd wie zufrieden sind Sie - alles in allem - mit der Art und Weise, wie die Demokratie in Deutschland funktioniert?</text:p>
          </table:table-cell>
          <table:table-cell office:value-type="float" office:value="14078" calcext:value-type="float">
            <text:p>14078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itte benutzen Sie Liste 11 und sagen Sie mir bitte, wie Sie - alles in allem – den derzeitigen Zustand des Bildungssystems in Deutschland einschätzen.</text:p>
          </table:table-cell>
          <table:table-cell office:value-type="float" office:value="15061" calcext:value-type="float">
            <text:p>15061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itte benutzen Sie wieder Liste 11 und sagen Sie mir wie Sie - alles in allem – den derzeitigen Zustand des Gesundheitssystems in Deutschland einschätzen.</text:p>
          </table:table-cell>
          <table:table-cell office:value-type="float" office:value="15062" calcext:value-type="float">
            <text:p>15062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itte schauen Sie jetzt auf Liste 12 und sagen Sie mir, wie sehr Sie jeder der folgenden Aussagen zustimmen oder wie sehr Sie diese ablehnen.</text:p>
          </table:table-cell>
          <table:table-cell office:value-type="float" office:value="14457" calcext:value-type="float">
            <text:p>14457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er Staat sollte Maßnahmen ergreifen, um Einkommensunterschiede zu verringern.</text:p>
          </table:table-cell>
          <table:table-cell office:value-type="float" office:value="14093" calcext:value-type="float">
            <text:p>14093</text:p>
          </table:table-cell>
        </table:table-row>
        <table:table-row table:style-name="ro1">
          <table:table-cell office:value-type="string" calcext:value-type="string">
            <text:p>ESS_R02_2004_GER_DE_4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chwule und Lesben sollten ihr Leben so führen dürfen,wie sie es wollen.</text:p>
          </table:table-cell>
          <table:table-cell office:value-type="float" office:value="14095" calcext:value-type="float">
            <text:p>14095</text:p>
          </table:table-cell>
        </table:table-row>
        <table:table-row table:style-name="ro1">
          <table:table-cell office:value-type="string" calcext:value-type="string">
            <text:p>ESS_R02_2004_GER_DE_4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sche Parteien, die die Demokratie abschaffen wollen, sollten verboten werden.</text:p>
          </table:table-cell>
          <table:table-cell office:value-type="float" office:value="14097" calcext:value-type="float">
            <text:p>14097</text:p>
          </table:table-cell>
        </table:table-row>
        <table:table-row table:style-name="ro1">
          <table:table-cell office:value-type="string" calcext:value-type="string">
            <text:p>ESS_R02_2004_GER_DE_4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an kann darauf vertrauen, dass die moderne Wissenschaft unsere Umweltprobleme lösen wird.</text:p>
          </table:table-cell>
          <table:table-cell office:value-type="float" office:value="13333" calcext:value-type="float">
            <text:p>13333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Jetzt kommen wir zum Thema Europäische Union.</text:p>
          </table:table-cell>
          <table:table-cell office:value-type="float" office:value="15063" calcext:value-type="float">
            <text:p>15063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Manche Leute sagen, dass die europäische Einigung weiter gehen sollte.</text:p>
          </table:table-cell>
          <table:table-cell office:value-type="float" office:value="15064" calcext:value-type="float">
            <text:p>15064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Andere sagen, dass sie schon zu weit gegangen ist.</text:p>
          </table:table-cell>
          <table:table-cell office:value-type="float" office:value="15065" calcext:value-type="float">
            <text:p>1506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Welche Zahl der Skala auf Liste 13 beschreibt Ihre Einschätzung am besten?</text:p>
          </table:table-cell>
          <table:table-cell office:value-type="float" office:value="15066" calcext:value-type="float">
            <text:p>15066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Ich möchte Ihnen nun ein paar Fragen zu Menschen stellen, die aus anderen Ländern nach Deutschland kommen, um hier zu leben.</text:p>
          </table:table-cell>
          <table:table-cell office:value-type="float" office:value="15067" calcext:value-type="float">
            <text:p>15067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Zunächst geht es um die Zuwanderer, die derselben Volksgruppe oder ethnischen Gruppe angehören wie die Mehrheit der Deutschen.</text:p>
          </table:table-cell>
          <table:table-cell office:value-type="float" office:value="15068" calcext:value-type="float">
            <text:p>15068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Wie vielen von ihnen sollte Deutschland erlauben, hier zu leben?</text:p>
          </table:table-cell>
          <table:table-cell office:value-type="float" office:value="14130" calcext:value-type="float">
            <text:p>14130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Sollte Deutschland es...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Wie ist das mit Zuwanderern, die einer anderen Volksgruppe oder ethnischen Gruppe angehören als die Mehrheit der Deutschen?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ollte Deutschland es...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nd wie ist das mit Zuwanderern, die aus den ärmeren Ländern außerhalb Europas kommen?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Sollte Deutschland es...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as würden Sie sagen, ist es im Allgemeinen gut oder schlecht für die deutsche Wirtschaft, dass Zuwanderer hierher kommen?</text:p>
          </table:table-cell>
          <table:table-cell office:value-type="float" office:value="15071" calcext:value-type="float">
            <text:p>15071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Und, wenn Sie Liste 16 benutzen, würden Sie sagen, dass das kulturelle Leben in Deutschland im Allgemeinen durch Zuwanderer untergraben oder bereichert wird?</text:p>
          </table:table-cell>
          <table:table-cell office:value-type="float" office:value="15072" calcext:value-type="float">
            <text:p>15072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Wird Deutschland durch Zuwanderer zu einem schlechteren oder besseren Ort zum Leben?</text:p>
          </table:table-cell>
          <table:table-cell office:value-type="float" office:value="14161" calcext:value-type="float">
            <text:p>14161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lles in allem betrachtet, was würden Sie sagen, wie glücklich sind Sie?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ie oft treffen Sie sich mit Freunden, Verwandten oder privat mit Arbeitskollegen?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ESS_R02_2004_GER_DE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aben Sie jemanden, mit dem Sie über vertrauliche und persönliche Angelegenheiten reden können?</text:p>
          </table:table-cell>
          <table:table-cell office:value-type="float" office:value="14101" calcext:value-type="float">
            <text:p>14101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Wenn Sie sich mit Gleichaltrigen vergleichen, wie oft nehmen Sie an geselligen Ereignissen oder Treffen teil?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string" calcext:value-type="string">
            <text:p>ESS_R02_2004_GER_DE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ind Sie oder ein Mitglied Ihres Haushalts in den letzten fünf Jahren Opfer eines Einbruchs oder Überfalls geworden?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1">
          <table:table-cell office:value-type="string" calcext:value-type="string">
            <text:p>ESS_R02_2004_GER_DE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Wie sicher fühlen Sie sich – oder würden Sie sich fühlen – wenn Sie nach Einbruch der Dunkelheit alleine zu Fuß in Ihrer Wohngegend unterwegs sind oder wären?</text:p>
          </table:table-cell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string" calcext:value-type="string">
            <text:p>ESS_R02_2004_GER_DE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ühlen Sie sich – oder wie würden Sie sich fühlen...</text:p>
          </table:table-cell>
          <table:table-cell office:value-type="float" office:value="15074" calcext:value-type="float">
            <text:p>15074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ie schätzen Sie - alles in allem - Ihren Gesundheitszustand ein?</text:p>
          </table:table-cell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ürden Sie sagen, er ist...</text:p>
          </table:table-cell>
          <table:table-cell office:value-type="float" office:value="14106" calcext:value-type="float">
            <text:p>14106</text:p>
          </table:table-cell>
        </table:table-row>
        <table:table-row table:style-name="ro1">
          <table:table-cell office:value-type="string" calcext:value-type="string">
            <text:p>ESS_R02_2004_GER_DE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Werden Sie bei Ihren täglichen Aktivitäten in irgendeiner Weise von einer längeren Krankheit oder einer Behinderung, einem Gebrechen oder einer seelischen Krankheit beeinträchtigt?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string" calcext:value-type="string">
            <text:p>ESS_R02_2004_GER_DE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Wenn ja, gilt das stark oder nur bis zu einem gewissen Grad?</text:p>
          </table:table-cell>
          <table:table-cell office:value-type="float" office:value="15569" calcext:value-type="float">
            <text:p>15569</text:p>
          </table:table-cell>
        </table:table-row>
        <table:table-row table:style-name="ro1">
          <table:table-cell office:value-type="string" calcext:value-type="string">
            <text:p>ESS_R02_2004_GER_DE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Unabhängig davon, ob Sie Mitglied oder Angehöriger einer Kirche oder Religionsgemeinschaft sind, fühlen Sie sich einer bestimmten Religion oder Konfession zugehörig?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Welche Religion oder Konfession ist das?</text:p>
          </table:table-cell>
          <table:table-cell office:value-type="float" office:value="14108" calcext:value-type="float">
            <text:p>14108</text:p>
          </table:table-cell>
        </table:table-row>
        <table:table-row table:style-name="ro1">
          <table:table-cell office:value-type="string" calcext:value-type="string">
            <text:p>ESS_R02_2004_GER_DE_6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ben Sie sich früher einmal einer Religion oder Konfession zugehörig gefühlt?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Und welche Religion oder Konfession war das?</text:p>
          </table:table-cell>
          <table:table-cell office:value-type="float" office:value="14110" calcext:value-type="float">
            <text:p>141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Unabhängig davon, ob Sie sich einer bestimmten Religion zugehörig fühlen, für wie religiös würden Sie sich selber halten?</text:p>
          </table:table-cell>
          <table:table-cell office:value-type="float" office:value="14111" calcext:value-type="float">
            <text:p>14111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bgesehen von besonderen Anlässen wie Hochzeiten und Beerdigungen, wie oft gehen Sie derzeit zum Gottesdienst?</text:p>
          </table:table-cell>
          <table:table-cell office:value-type="float" office:value="14112" calcext:value-type="float">
            <text:p>14112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bgesehen von Gottesdiensten, wie oft beten Sie – wenn überhaupt?</text:p>
          </table:table-cell>
          <table:table-cell office:value-type="float" office:value="13375" calcext:value-type="float">
            <text:p>13375</text:p>
          </table:table-cell>
        </table:table-row>
        <table:table-row table:style-name="ro1">
          <table:table-cell office:value-type="string" calcext:value-type="string">
            <text:p>ESS_R02_2004_GER_DE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ürden Sie sich selbst als Angehörige einer Bevölkerungsgruppe bezeichnen, die in Deutschland diskriminiert wird?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us welchen Gründen wird Ihre Gruppe diskriminiert?</text:p>
          </table:table-cell>
          <table:table-cell office:value-type="float" office:value="12990" calcext:value-type="float">
            <text:p>12990</text:p>
          </table:table-cell>
        </table:table-row>
        <table:table-row table:style-name="ro1">
          <table:table-cell office:value-type="string" calcext:value-type="string">
            <text:p>ESS_R02_2004_GER_DE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ind Sie deutsche Staatsbürger?</text:p>
          </table:table-cell>
          <table:table-cell office:value-type="float" office:value="14114" calcext:value-type="float">
            <text:p>14114</text:p>
          </table:table-cell>
        </table:table-row>
        <table:table-row table:style-name="ro1">
          <table:table-cell office:value-type="string" calcext:value-type="string">
            <text:p>ESS_R02_2004_GER_DE_7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elche Staatsangehörigkeit besitzen Sie?</text:p>
          </table:table-cell>
          <table:table-cell office:value-type="float" office:value="14115" calcext:value-type="float">
            <text:p>14115</text:p>
          </table:table-cell>
        </table:table-row>
        <table:table-row table:style-name="ro1">
          <table:table-cell office:value-type="string" calcext:value-type="string">
            <text:p>ESS_R02_2004_GER_DE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ind Sie in Deutschland geboren?</text:p>
          </table:table-cell>
          <table:table-cell office:value-type="float" office:value="14116" calcext:value-type="float">
            <text:p>14116</text:p>
          </table:table-cell>
        </table:table-row>
        <table:table-row table:style-name="ro1">
          <table:table-cell office:value-type="string" calcext:value-type="string">
            <text:p>ESS_R02_2004_GER_DE_7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elchem Land sind Sie geboren?</text:p>
          </table:table-cell>
          <table:table-cell office:value-type="float" office:value="13383" calcext:value-type="float">
            <text:p>13383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ann sind Sie zum ersten Mal nach Deutschland gekommen, um hier zu leben?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 office:value-type="string" calcext:value-type="string">
            <text:p>ESS_R02_2004_GER_DE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elche Sprache oder Sprachen sprechen Sie zu Hause (hier in Deutschland) am häufigsten?</text:p>
          </table:table-cell>
          <table:table-cell office:value-type="float" office:value="14118" calcext:value-type="float">
            <text:p>14118</text:p>
          </table:table-cell>
        </table:table-row>
        <table:table-row table:style-name="ro1">
          <table:table-cell office:value-type="string" calcext:value-type="string">
            <text:p>ESS_R02_2004_GER_DE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Gehören Sie einer Volksgruppe oder ethnischen Gruppe an, die in Deutschland in der Minderheit ist?</text:p>
          </table:table-cell>
          <table:table-cell office:value-type="float" office:value="14119" calcext:value-type="float">
            <text:p>14119</text:p>
          </table:table-cell>
        </table:table-row>
        <table:table-row table:style-name="ro1">
          <table:table-cell office:value-type="string" calcext:value-type="string">
            <text:p>ESS_R02_2004_GER_DE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Ist Ihr Vater in Deutschland geboren?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string" calcext:value-type="string">
            <text:p>ESS_R02_2004_GER_DE_8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elchem Land ist Ihr Vater geboren?</text:p>
          </table:table-cell>
          <table:table-cell office:value-type="float" office:value="15087" calcext:value-type="float">
            <text:p>15087</text:p>
          </table:table-cell>
        </table:table-row>
        <table:table-row table:style-name="ro1">
          <table:table-cell office:value-type="string" calcext:value-type="string">
            <text:p>ESS_R02_2004_GER_DE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Ist Ihre Mutter in Deutschland geboren?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string" calcext:value-type="string">
            <text:p>ESS_R02_2004_GER_DE_83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elchem Land ist Ihre Mutter geboren?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n Sie es eher richtig oder eher nicht richtig, wenn ansonsten gesunde Menschen Medikamente nehmen...</text:p>
          </table:table-cell>
          <table:table-cell office:value-type="float" office:value="15579" calcext:value-type="float">
            <text:p>15579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.um abzunehmen?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string" calcext:value-type="string">
            <text:p>ESS_R02_2004_GER_D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... um Haarausfall zu reduzieren?</text:p>
          </table:table-cell>
          <table:table-cell office:value-type="float" office:value="15581" calcext:value-type="float">
            <text:p>15581</text:p>
          </table:table-cell>
        </table:table-row>
        <table:table-row table:style-name="ro1">
          <table:table-cell office:value-type="string" calcext:value-type="string">
            <text:p>ESS_R02_2004_GER_D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 um ihr Gedächtnis zu verbessern?</text:p>
          </table:table-cell>
          <table:table-cell office:value-type="float" office:value="15582" calcext:value-type="float">
            <text:p>15582</text:p>
          </table:table-cell>
        </table:table-row>
        <table:table-row table:style-name="ro1">
          <table:table-cell office:value-type="string" calcext:value-type="string">
            <text:p>ESS_R02_2004_GER_D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um sich glücklicher zu fühlen?</text:p>
          </table:table-cell>
          <table:table-cell office:value-type="float" office:value="15583" calcext:value-type="float">
            <text:p>15583</text:p>
          </table:table-cell>
        </table:table-row>
        <table:table-row table:style-name="ro1">
          <table:table-cell office:value-type="string" calcext:value-type="string">
            <text:p>ESS_R02_2004_GER_D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um ihr Sexualleben zu verbessern?</text:p>
          </table:table-cell>
          <table:table-cell office:value-type="float" office:value="15584" calcext:value-type="float">
            <text:p>15584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enn Sie ein Gesundheitsproblem haben, wie oft nehmen Sie dann pflanzliche Heilmittel?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enn Sie ein Medikament verschrieben bekommen, wie oft machen Sie sich dann Gedanken über die Nebenwirkungen?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anche Leute bevorzugen, wenn sie ein Gesundheitsproblem haben, ein Medikament, das Ihnen vom Arzt verschrieben wurde.</text:p>
          </table:table-cell>
          <table:table-cell office:value-type="float" office:value="16184" calcext:value-type="float">
            <text:p>16184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ndere nehmen lieber ein frei verkäufliches oder von einem Alternativmediziner oder anderen Gesundheitsspezialisten verordnetes Arzneimittel.</text:p>
          </table:table-cell>
          <table:table-cell office:value-type="float" office:value="15588" calcext:value-type="float">
            <text:p>15588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ie ist das bei Ihnen: Wie oft bevorzugen Sie ein Medikament, das Ihnen vom Arzt verschrieben wurde?</text:p>
          </table:table-cell>
          <table:table-cell office:value-type="float" office:value="16185" calcext:value-type="float">
            <text:p>16185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Bitte denken Sie an das letzte Mal, als Sie vom Arzt ein Medikament verschrieben bekommen haben, das Sie vorher noch nie eingenommen hatten.</text:p>
          </table:table-cell>
          <table:table-cell office:value-type="float" office:value="16186" calcext:value-type="float">
            <text:p>16186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elche von den folgenden Aussagen kommt dem am nächsten, was Sie damals mit dem Rezept gemacht haben?</text:p>
          </table:table-cell>
          <table:table-cell office:value-type="float" office:value="15591" calcext:value-type="float">
            <text:p>15591</text:p>
          </table:table-cell>
        </table:table-row>
        <table:table-row table:style-name="ro1">
          <table:table-cell office:value-type="string" calcext:value-type="string">
            <text:p>ESS_R02_2004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ehmen Sie regelmäßig irgendwelche Tabletten oder sonstige Medikamente, die Ihnen verschrieben worden sind?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iele Leute nehmen gelegentlich Medikamente, die eigentlich jemand anderem verschrieben wurden.</text:p>
          </table:table-cell>
          <table:table-cell office:value-type="float" office:value="15593" calcext:value-type="float">
            <text:p>15593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Wie oft haben Sie in den letzten fünf Jahren ein Medikament, das eigentlich jemand anderem verschrieben wurde, angewendet?</text:p>
          </table:table-cell>
          <table:table-cell office:value-type="float" office:value="15594" calcext:value-type="float">
            <text:p>15594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tellen Sie sich vor, Sie hätten sehr starke Halsschmerzen.</text:p>
          </table:table-cell>
          <table:table-cell office:value-type="float" office:value="15595" calcext:value-type="float">
            <text:p>15595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wem, wenn überhaupt von jemandem, würden Sie sich zuerst beraten oder behandeln lassen?</text:p>
          </table:table-cell>
          <table:table-cell office:value-type="float" office:value="16187" calcext:value-type="float">
            <text:p>16187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Bitte wählen Sie eine der Antwortmöglichkeiten auf Liste 28.</text:p>
          </table:table-cell>
          <table:table-cell office:value-type="float" office:value="16188" calcext:value-type="float">
            <text:p>16188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Bitte wählen Sie eine der Antwortmöglichkeiten von Liste 28a.</text:p>
          </table:table-cell>
          <table:table-cell office:value-type="float" office:value="16189" calcext:value-type="float">
            <text:p>16189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tellen Sie sich jetzt bitte vor, Sie hätten starke Kopfschmerzen.</text:p>
          </table:table-cell>
          <table:table-cell office:value-type="float" office:value="15598" calcext:value-type="float">
            <text:p>15598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wem, wenn überhaupt von jemandem, würden Sie sich zuerst beraten oder behandeln lassen?</text:p>
          </table:table-cell>
          <table:table-cell office:value-type="float" office:value="16187" calcext:value-type="float">
            <text:p>16187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Bitte wählen Sie eine der Antwortmöglichkeiten auf Liste 28.</text:p>
          </table:table-cell>
          <table:table-cell office:value-type="float" office:value="16188" calcext:value-type="float">
            <text:p>16188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Bitte wählen Sie eine der Antwortmöglichkeiten von Liste 28a.</text:p>
          </table:table-cell>
          <table:table-cell office:value-type="float" office:value="16189" calcext:value-type="float">
            <text:p>16189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tellen Sie sich jetzt bitte vor, Sie hätten starke Schlafstörungen.</text:p>
          </table:table-cell>
          <table:table-cell office:value-type="float" office:value="16190" calcext:value-type="float">
            <text:p>16190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wem, wenn überhaupt von jemandem, würden Sie sich zuerst beraten oder behandeln lassen?</text:p>
          </table:table-cell>
          <table:table-cell office:value-type="float" office:value="16187" calcext:value-type="float">
            <text:p>1618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Bitte wählen Sie eine der Antwortmöglichkeiten von Liste 28a.</text:p>
          </table:table-cell>
          <table:table-cell office:value-type="float" office:value="16189" calcext:value-type="float">
            <text:p>16189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nd stellen Sie sich jetzt bitte vor, Sie hätten starke Rückenschmerzen.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wem, wenn überhaupt von jemandem, würden Sie sich zuerst beraten oder behandeln lassen?</text:p>
          </table:table-cell>
          <table:table-cell office:value-type="float" office:value="16187" calcext:value-type="float">
            <text:p>16187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itte wählen Sie wieder eine der Antwortmöglichkeiten auf Liste 28.</text:p>
          </table:table-cell>
          <table:table-cell office:value-type="float" office:value="16191" calcext:value-type="float">
            <text:p>16191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Zu welchem dieser medizinischen Angebote würden Sie zuerst greifen, um sich beraten oder behandeln zu lassen?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Bitte wählen Sie eine der Antwortmöglichkeiten von Liste 28a.</text:p>
          </table:table-cell>
          <table:table-cell office:value-type="float" office:value="16189" calcext:value-type="float">
            <text:p>16189</text:p>
          </table:table-cell>
        </table:table-row>
        <table:table-row table:style-name="ro1">
          <table:table-cell office:value-type="string" calcext:value-type="string">
            <text:p>ESS_R02_2004_GER_DE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Finden Sie, dass Sie bei der Suche nach einem Hausarzt ...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Manche Menschen gehen bei alltäglichen Gesundheitsprobleme am liebsten immer zum gleichen Arzt.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Andere ziehen es vor, bei verschiedenen alltäglichen Gesundheitsproblemen unterschiedliche Ärzte aufzusuchen.</text:p>
          </table:table-cell>
          <table:table-cell office:value-type="float" office:value="15603" calcext:value-type="float">
            <text:p>15603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Wie ist das bei Ihnen?</text:p>
          </table:table-cell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Gehen Sie lieber ...</text:p>
          </table:table-cell>
          <table:table-cell office:value-type="float" office:value="15604" calcext:value-type="float">
            <text:p>15604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Wie oft haben Sie wegen eigener Gesundheitsprobleme in den letzten zwölf Monaten einen Arzt aufgesucht?</text:p>
          </table:table-cell>
          <table:table-cell office:value-type="float" office:value="16193" calcext:value-type="float">
            <text:p>16193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enken Sie bitte an alle Arztbesuche, einschließlich Besuche beim Hausarzt und bei Spezialisten.</text:p>
          </table:table-cell>
          <table:table-cell office:value-type="float" office:value="15606" calcext:value-type="float">
            <text:p>15606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Bitte nehmen Sie jetzt Liste 30 und sagen Sie mir, wie sehr Sie jeder der folgenden Aussagen zustimmen oder wie sehr Sie diese ablehnen.</text:p>
          </table:table-cell>
          <table:table-cell office:value-type="float" office:value="16194" calcext:value-type="float">
            <text:p>16194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e meisten Krankheiten heilen von selbst, ohne dass man dazu einen Arzt aufsuchen muss.</text:p>
          </table:table-cell>
          <table:table-cell office:value-type="float" office:value="16195" calcext:value-type="float">
            <text:p>16195</text:p>
          </table:table-cell>
        </table:table-row>
        <table:table-row table:style-name="ro1">
          <table:table-cell office:value-type="string" calcext:value-type="string">
            <text:p>ESS_R02_2004_GER_DE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Bei Krankheiten wie einer normalen Erkältung können sich die Leute selbst helfen.</text:p>
          </table:table-cell>
          <table:table-cell office:value-type="float" office:value="15608" calcext:value-type="float">
            <text:p>15608</text:p>
          </table:table-cell>
        </table:table-row>
        <table:table-row table:style-name="ro1">
          <table:table-cell office:value-type="string" calcext:value-type="string">
            <text:p>ESS_R02_2004_GER_DE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e Menschen verlassen sich zu stark auf ihre Ärzte statt auf sich selbst, um gesund zu bleiben.</text:p>
          </table:table-cell>
          <table:table-cell office:value-type="float" office:value="16196" calcext:value-type="float">
            <text:p>16196</text:p>
          </table:table-cell>
        </table:table-row>
        <table:table-row table:style-name="ro1">
          <table:table-cell office:value-type="string" calcext:value-type="string">
            <text:p>ESS_R02_2004_GER_DE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nn man sich sicher ist, welches Medikament man braucht, sollte der Arzt es einfach verschreiben</text:p>
          </table:table-cell>
          <table:table-cell office:value-type="float" office:value="16197" calcext:value-type="float">
            <text:p>16197</text:p>
          </table:table-cell>
        </table:table-row>
        <table:table-row table:style-name="ro1">
          <table:table-cell office:value-type="string" calcext:value-type="string">
            <text:p>ESS_R02_2004_GER_DE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s ist am besten, wenn man die Anweisungen des Arztes befolgt.</text:p>
          </table:table-cell>
          <table:table-cell office:value-type="float" office:value="15611" calcext:value-type="float">
            <text:p>15611</text:p>
          </table:table-cell>
        </table:table-row>
        <table:table-row table:style-name="ro1">
          <table:table-cell office:value-type="string" calcext:value-type="string">
            <text:p>ESS_R02_2004_GER_DE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ch bin eigentlich ein wenig enttäuscht, wenn ich die Arztpraxis ohne Rezept verlasse.</text:p>
          </table:table-cell>
          <table:table-cell office:value-type="float" office:value="15612" calcext:value-type="float">
            <text:p>15612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Bitte sagen Sie mir anhand von Liste 31, wie häufig Ihrer Meinung nach die folgenden Aussagen auf Ärzte im Allgemeinen zutreffen.</text:p>
          </table:table-cell>
          <table:table-cell office:value-type="float" office:value="16198" calcext:value-type="float">
            <text:p>16198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̈rzte verschweigen ihren Patienten die volle Wahrheit.</text:p>
          </table:table-cell>
          <table:table-cell office:value-type="float" office:value="15614" calcext:value-type="float">
            <text:p>15614</text:p>
          </table:table-cell>
        </table:table-row>
        <table:table-row table:style-name="ro1">
          <table:table-cell office:value-type="string" calcext:value-type="string">
            <text:p>ESS_R02_2004_GER_DE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Hausärzte behandeln ihre Patienten als gleichberechtigte Partner.</text:p>
          </table:table-cell>
          <table:table-cell office:value-type="float" office:value="15615" calcext:value-type="float">
            <text:p>15615</text:p>
          </table:table-cell>
        </table:table-row>
        <table:table-row table:style-name="ro1">
          <table:table-cell office:value-type="string" calcext:value-type="string">
            <text:p>ESS_R02_2004_GER_DE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vor Ärzte sich für eine Behandlung entscheiden, diskutieren sie mit ihrem Patienten darüber.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string" calcext:value-type="string">
            <text:p>ESS_R02_2004_GER_DE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en haben Hemmungen, ihrem Arzt alle Fragen zu stellen, die sie gerne stellen würden.</text:p>
          </table:table-cell>
          <table:table-cell office:value-type="float" office:value="15617" calcext:value-type="float">
            <text:p>15617</text:p>
          </table:table-cell>
        </table:table-row>
        <table:table-row table:style-name="ro1">
          <table:table-cell office:value-type="string" calcext:value-type="string">
            <text:p>ESS_R02_2004_GER_DE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̈rzte sind dazu bereit, ihren Patienten gegenüber ihre Fehler zuzugeben.</text:p>
          </table:table-cell>
          <table:table-cell office:value-type="float" office:value="16199" calcext:value-type="float">
            <text:p>16199</text:p>
          </table:table-cell>
        </table:table-row>
        <table:table-row table:style-name="ro1">
          <table:table-cell office:value-type="string" calcext:value-type="string">
            <text:p>ESS_R02_2004_GER_DE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̈rzte verwenden Wörter oder Formulierungen, die für ihre Patienten schwierig zu verstehen sind.</text:p>
          </table:table-cell>
          <table:table-cell office:value-type="float" office:value="15619" calcext:value-type="float">
            <text:p>15619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Wie sehr stimmen Sie den folgenden Aussagen zu oder wie sehr lehnen Sie diese ab?</text:p>
          </table:table-cell>
          <table:table-cell office:value-type="float" office:value="15620" calcext:value-type="float">
            <text:p>15620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Jeder sollte zumindest einen Teil seiner Freizeit dafür verwenden, anderen zu helfen.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 office:value-type="string" calcext:value-type="string">
            <text:p>ESS_R02_2004_GER_DE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Unsere Gesellschaft wäre besser dran, wenn sich jeder nur um sich selbst kümmern würde.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string" calcext:value-type="string">
            <text:p>ESS_R02_2004_GER_DE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an sollte bei der Steuererklärung nicht schwindeln.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itte benutzen Sie Liste 33 und sagen sie mir, wie sehr Sie den folgenden Personengruppen und Unternehmen vertrauen, dass sie mit Leuten wie Ihnen ehrlich umgehen.</text:p>
          </table:table-cell>
          <table:table-cell office:value-type="float" office:value="16201" calcext:value-type="float">
            <text:p>16201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1 bedeutet, dass Sie diesen Personengruppen oder Unternehmen sehr misstrauen, dass Sie mit Ihnen ehrlich umgehen, 5 bedeutet, dass Sie ihnen sehr vertrauen, dass sie mit Ihnen ehrlich umgehen.</text:p>
          </table:table-cell>
          <table:table-cell office:value-type="float" office:value="16202" calcext:value-type="float">
            <text:p>16202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it den Werten dazwischen können Sie Ihre Meinung abstufen.</text:p>
          </table:table-cell>
          <table:table-cell office:value-type="float" office:value="15626" calcext:value-type="float">
            <text:p>15626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Klempner, Bauhandwerker oder andere Handwerker, Automechaniker oder andere Mitarbeiter von Reparaturdiensten.</text:p>
          </table:table-cell>
          <table:table-cell office:value-type="float" office:value="15627" calcext:value-type="float">
            <text:p>15627</text:p>
          </table:table-cell>
        </table:table-row>
        <table:table-row table:style-name="ro1">
          <table:table-cell office:value-type="string" calcext:value-type="string">
            <text:p>ESS_R02_2004_GER_DE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zunternehmen wie Banken oder Versicherungen.</text:p>
          </table:table-cell>
          <table:table-cell office:value-type="float" office:value="16203" calcext:value-type="float">
            <text:p>16203</text:p>
          </table:table-cell>
        </table:table-row>
        <table:table-row table:style-name="ro1">
          <table:table-cell office:value-type="string" calcext:value-type="string">
            <text:p>ESS_R02_2004_GER_DE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itarbeiter von Behörden (öffentlicher Dienst, Beamte).</text:p>
          </table:table-cell>
          <table:table-cell office:value-type="float" office:value="16204" calcext:value-type="float">
            <text:p>16204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ie oft, wenn überhaupt, sind Ihnen in den letzten fünf Jahren die folgenden Dinge passiert?</text:p>
          </table:table-cell>
          <table:table-cell office:value-type="float" office:value="16205" calcext:value-type="float">
            <text:p>16205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in Klempner, Bauhandwerker oder anderer Handwerker, ein Automechaniker oder ein anderer Mitarbeiter von Reparaturdien- sten hat Ihnen zu viel berechnet oder unnötige Arbeiten ausgeführt.</text:p>
          </table:table-cell>
          <table:table-cell office:value-type="float" office:value="16206" calcext:value-type="float">
            <text:p>16206</text:p>
          </table:table-cell>
        </table:table-row>
        <table:table-row table:style-name="ro1">
          <table:table-cell office:value-type="string" calcext:value-type="string">
            <text:p>ESS_R02_2004_GER_DE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hnen wurden Lebensmittel verkauft, die so verpackt waren, dass die schlechteren Stellen nicht zu sehen waren.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string" calcext:value-type="string">
            <text:p>ESS_R02_2004_GER_DE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ine Bank oder Versicherung hat es unterlassen, Ihnen das bestmögliche Angebot zu machen, das Ihnen eigentlich zugestanden hätte.</text:p>
          </table:table-cell>
          <table:table-cell office:value-type="float" office:value="16207" calcext:value-type="float">
            <text:p>16207</text:p>
          </table:table-cell>
        </table:table-row>
        <table:table-row table:style-name="ro1">
          <table:table-cell office:value-type="string" calcext:value-type="string">
            <text:p>ESS_R02_2004_GER_DE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hnen wurde etwas Second-Hand verkauft, von dem Sie schnell gemerkt haben, dass es nicht in Ordnung war.</text:p>
          </table:table-cell>
          <table:table-cell office:value-type="float" office:value="15632" calcext:value-type="float">
            <text:p>15632</text:p>
          </table:table-cell>
        </table:table-row>
        <table:table-row table:style-name="ro1">
          <table:table-cell office:value-type="string" calcext:value-type="string">
            <text:p>ESS_R02_2004_GER_DE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Im Gegenzug für eine Leistung verlangte ein Mitarbeiter einer Behörde einen Gefallen oder ein Bestechungsgeld.</text:p>
          </table:table-cell>
          <table:table-cell office:value-type="float" office:value="15633" calcext:value-type="float">
            <text:p>15633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erade habe ich Sie gefragt, welche Erfahrungen Sie in den letzten fünf Jahren damit gemacht haben, unehrlich behandelt worden zu sein.</text:p>
          </table:table-cell>
          <table:table-cell office:value-type="float" office:value="15634" calcext:value-type="float">
            <text:p>15634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ie sehr befürchten Sie, dass Ihnen solche Dinge in der Zukunft passieren werden?</text:p>
          </table:table-cell>
          <table:table-cell office:value-type="float" office:value="15635" calcext:value-type="float">
            <text:p>15635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ie schlimm, wenn überhaupt, finden Sie die folgenden Verhaltensweisen?</text:p>
          </table:table-cell>
          <table:table-cell office:value-type="float" office:value="15636" calcext:value-type="float">
            <text:p>15636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Jemand zahlt etwas bar und ohne Quittung, um Mehrwertsteuer oder andere Steuern zu umgehen.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string" calcext:value-type="string">
            <text:p>ESS_R02_2004_GER_DE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Jemand verkauft etwas Second-Hand und ver- heimlicht dabei einige oder alle Mängel der Ware.</text:p>
          </table:table-cell>
          <table:table-cell office:value-type="float" office:value="16209" calcext:value-type="float">
            <text:p>16209</text:p>
          </table:table-cell>
        </table:table-row>
        <table:table-row table:style-name="ro1">
          <table:table-cell office:value-type="string" calcext:value-type="string">
            <text:p>ESS_R02_2004_GER_DE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emand stellt überhöhte oder ungerechtfertigte Forderungen an eine Versicherung.</text:p>
          </table:table-cell>
          <table:table-cell office:value-type="float" office:value="15639" calcext:value-type="float">
            <text:p>15639</text:p>
          </table:table-cell>
        </table:table-row>
        <table:table-row table:style-name="ro1">
          <table:table-cell office:value-type="string" calcext:value-type="string">
            <text:p>ESS_R02_2004_GER_DE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in Mitarbeiter einer Behörde verlangt für seine Leistung von jemandem Geld oder einen Gefallen.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Bitte benutzen Sie jetzt Liste 37 und sagen Sie mir, wie sehr Sie den folgenden Aussagen darüber, wie Menschen Regel und Gesetze sehen, zustimmen oder wie sehr Sie diese ablehnen.</text:p>
          </table:table-cell>
          <table:table-cell office:value-type="float" office:value="16210" calcext:value-type="float">
            <text:p>16210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Wenn man richtig Geld verdienen will, kann man sich nicht immer ehrlich verhalten.</text:p>
          </table:table-cell>
          <table:table-cell office:value-type="float" office:value="16211" calcext:value-type="float">
            <text:p>16211</text:p>
          </table:table-cell>
        </table:table-row>
        <table:table-row table:style-name="ro1">
          <table:table-cell office:value-type="string" calcext:value-type="string">
            <text:p>ESS_R02_2004_GER_DE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Man sollte sich immer genau an die Gesetze halten, auch wenn man dadurch gute Gelegenheiten verpasst.</text:p>
          </table:table-cell>
          <table:table-cell office:value-type="float" office:value="15643" calcext:value-type="float">
            <text:p>15643</text:p>
          </table:table-cell>
        </table:table-row>
        <table:table-row table:style-name="ro1">
          <table:table-cell office:value-type="string" calcext:value-type="string">
            <text:p>ESS_R02_2004_GER_DE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s ist in Ordnung, ab und zu das Gesetz nicht zu beachten und das zu tun, was man will.</text:p>
          </table:table-cell>
          <table:table-cell office:value-type="float" office:value="16212" calcext:value-type="float">
            <text:p>16212</text:p>
          </table:table-cell>
        </table:table-row>
        <table:table-row table:style-name="ro1">
          <table:table-cell office:value-type="string" calcext:value-type="string">
            <text:p>ESS_R02_2004_GER_DE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eutzutage sind Unternehmen nur an Gewinnen und nicht an der Verbesserung ihrer Dienstleistungen oder der Qualität ihrer Produkte für die Verbraucher interessiert.</text:p>
          </table:table-cell>
          <table:table-cell office:value-type="float" office:value="15645" calcext:value-type="float">
            <text:p>15645</text:p>
          </table:table-cell>
        </table:table-row>
        <table:table-row table:style-name="ro1">
          <table:table-cell office:value-type="string" calcext:value-type="string">
            <text:p>ESS_R02_2004_GER_DE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eutzutage tun sich große Firmen zusammen, um ihre Preise unnötig hoch zu halten.</text:p>
          </table:table-cell>
          <table:table-cell office:value-type="float" office:value="15646" calcext:value-type="float">
            <text:p>15646</text:p>
          </table:table-cell>
        </table:table-row>
        <table:table-row table:style-name="ro1">
          <table:table-cell office:value-type="string" calcext:value-type="string">
            <text:p>ESS_R02_2004_GER_DE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eutzutage sind Kunden und Verbraucher in einer besseren Position, um ihre Interessen zu schützen.</text:p>
          </table:table-cell>
          <table:table-cell office:value-type="float" office:value="15647" calcext:value-type="float">
            <text:p>15647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tellen Sie sich vor, Sie würden Leistungen oder Hilfen in Anspruch nehmen wollen, die Ihnen eigentlich gar nicht zustehen.</text:p>
          </table:table-cell>
          <table:table-cell office:value-type="float" office:value="16213" calcext:value-type="float">
            <text:p>16213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Wie viele Ihrer Freunde oder Verwandten könnten Sie dabei um Unterstützung bitten?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Bitte nehmen Sie nun Liste 39 und sagen Sie mir, wie oft Sie, wenn überhaupt, in den letzten fünf Jahren die folgenden Dinge getan haben.</text:p>
          </table:table-cell>
          <table:table-cell office:value-type="float" office:value="16214" calcext:value-type="float">
            <text:p>16214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Wie oft haben Sie</text:p>
          </table:table-cell>
          <table:table-cell office:value-type="float" office:value="16215" calcext:value-type="float">
            <text:p>16215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das Wechselgeld eines Verkäufers oder Kellners behalten, obwohl Sie wussten, dass es zu viel war.</text:p>
          </table:table-cell>
          <table:table-cell office:value-type="float" office:value="16216" calcext:value-type="float">
            <text:p>16216</text:p>
          </table:table-cell>
        </table:table-row>
        <table:table-row table:style-name="ro1">
          <table:table-cell office:value-type="string" calcext:value-type="string">
            <text:p>ESS_R02_2004_GER_DE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etwas bar und ohne Quittung bezahlt, um Mehrwertsteuer oder andere Steuern zu umgehen.</text:p>
          </table:table-cell>
          <table:table-cell office:value-type="float" office:value="16217" calcext:value-type="float">
            <text:p>16217</text:p>
          </table:table-cell>
        </table:table-row>
        <table:table-row table:style-name="ro1">
          <table:table-cell office:value-type="string" calcext:value-type="string">
            <text:p>ESS_R02_2004_GER_DE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etwas Second-Hand verkauft und dabei einige oder alle Mängel der Ware verheimlicht.</text:p>
          </table:table-cell>
          <table:table-cell office:value-type="float" office:value="16218" calcext:value-type="float">
            <text:p>16218</text:p>
          </table:table-cell>
        </table:table-row>
        <table:table-row table:style-name="ro1">
          <table:table-cell office:value-type="string" calcext:value-type="string">
            <text:p>ESS_R02_2004_GER_DE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einen Ausweis oder ein Dokument missbräuchlich genutzt oder abgeändert, um vorzutäuschen, Sie hätten Anspruch auf etwas, das Ihnen eigentlich nicht zusteht.</text:p>
          </table:table-cell>
          <table:table-cell office:value-type="float" office:value="16219" calcext:value-type="float">
            <text:p>16219</text:p>
          </table:table-cell>
        </table:table-row>
        <table:table-row table:style-name="ro1">
          <table:table-cell office:value-type="string" calcext:value-type="string">
            <text:p>ESS_R02_2004_GER_DE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eine überhöhte oder ungerechtfertigte Forderung an eine Versicherung gestellt.</text:p>
          </table:table-cell>
          <table:table-cell office:value-type="float" office:value="16220" calcext:value-type="float">
            <text:p>16220</text:p>
          </table:table-cell>
        </table:table-row>
        <table:table-row table:style-name="ro1">
          <table:table-cell office:value-type="string" calcext:value-type="string">
            <text:p>ESS_R02_2004_GER_DE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einem Mitarbeiter einer Behörde für seine Hilfe einen Gefallen oder ein Bestechungsgeld angeboten.</text:p>
          </table:table-cell>
          <table:table-cell office:value-type="float" office:value="16221" calcext:value-type="float">
            <text:p>16221</text:p>
          </table:table-cell>
        </table:table-row>
        <table:table-row table:style-name="ro1">
          <table:table-cell office:value-type="string" calcext:value-type="string">
            <text:p>ESS_R02_2004_GER_DE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zu hohe oder un- gerechtfertigte Ansprüche auf staatliche Hilfen wie Sozialleistungen oder andere Vergünstigungen gestellt.</text:p>
          </table:table-cell>
          <table:table-cell office:value-type="float" office:value="16222" calcext:value-type="float">
            <text:p>16222</text:p>
          </table:table-cell>
        </table:table-row>
        <table:table-row table:style-name="ro1">
          <table:table-cell office:value-type="string" calcext:value-type="string">
            <text:p>ESS_R02_2004_GER_DE_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ie viele Personen leben ständig in diesem Haushalt, Sie selbst eingeschlossen?</text:p>
          </table:table-cell>
          <table:table-cell office:value-type="float" office:value="14255" calcext:value-type="float">
            <text:p>14255</text:p>
          </table:table-cell>
        </table:table-row>
        <table:table-row table:style-name="ro1">
          <table:table-cell office:value-type="string" calcext:value-type="string">
            <text:p>ESS_R02_2004_GER_DE_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nken Sie dabei bitte auch an alle im Haushalt lebenden Kinder.</text:p>
          </table:table-cell>
          <table:table-cell office:value-type="float" office:value="14256" calcext:value-type="float">
            <text:p>14256</text:p>
          </table:table-cell>
        </table:table-row>
        <table:table-row table:style-name="ro1">
          <table:table-cell office:value-type="string" calcext:value-type="string">
            <text:p>ESS_R02_2004_GER_DE_15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Sagen Sie mir bitte, in welchem Monat und in welchem Jahr Sie geboren sind?</text:p>
          </table:table-cell>
          <table:table-cell office:value-type="float" office:value="14258" calcext:value-type="float">
            <text:p>14258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ch hätte nun gerne einige Angaben zu den Personen, die außer Ihnen in diesem Haushalt leben.</text:p>
          </table:table-cell>
          <table:table-cell office:value-type="float" office:value="14259" calcext:value-type="float">
            <text:p>14259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eginnen Sie bitte mit der ältesten Person.</text:p>
          </table:table-cell>
          <table:table-cell office:value-type="float" office:value="14260" calcext:value-type="float">
            <text:p>14260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n welcher Beziehung steht Tom zu Ihnen?</text:p>
          </table:table-cell>
          <table:table-cell office:value-type="float" office:value="15214" calcext:value-type="float">
            <text:p>15214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d nun wieder zu Ihnen.</text:p>
          </table:table-cell>
          <table:table-cell office:value-type="float" office:value="14263" calcext:value-type="float">
            <text:p>14263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as auf Liste 41 trifft am ehesten auf das Wohngebiet zu, in dem Sie leben?</text:p>
          </table:table-cell>
          <table:table-cell office:value-type="float" office:value="16223" calcext:value-type="float">
            <text:p>16223</text:p>
          </table:table-cell>
        </table:table-row>
        <table:table-row table:style-name="ro1">
          <table:table-cell office:value-type="string" calcext:value-type="string">
            <text:p>ESS_R02_2004_GER_DE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Sind Sie oder ein anderes Mitglied des Haushalts Eigentümer dieser Wohnung oder dieses Hauses?</text:p>
          </table:table-cell>
          <table:table-cell office:value-type="float" office:value="15459" calcext:value-type="float">
            <text:p>15459</text:p>
          </table:table-cell>
        </table:table-row>
        <table:table-row table:style-name="ro1">
          <table:table-cell office:value-type="string" calcext:value-type="string">
            <text:p>ESS_R02_2004_GER_DE_155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Wie viele Zimmer stehen Ihrem Haushalt zur Verfügung, Küche, Badezimmer und Toilette nicht mitgezählt?</text:p>
          </table:table-cell>
          <table:table-cell office:value-type="float" office:value="15662" calcext:value-type="float">
            <text:p>15662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as ist der höchste allgemeinbildende Schulabschluss, den Sie haben?</text:p>
          </table:table-cell>
          <table:table-cell office:value-type="float" office:value="14265" calcext:value-type="float">
            <text:p>14265</text:p>
          </table:table-cell>
        </table:table-row>
        <table:table-row table:style-name="ro1">
          <table:table-cell office:value-type="string" calcext:value-type="string">
            <text:p>ESS_R02_2004_GER_DE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Welche Schule besuchen Sie?</text:p>
          </table:table-cell>
          <table:table-cell office:value-type="float" office:value="14266" calcext:value-type="float">
            <text:p>14266</text:p>
          </table:table-cell>
        </table:table-row>
        <table:table-row table:style-name="ro1">
          <table:table-cell office:value-type="string" calcext:value-type="string">
            <text:p>ESS_R02_2004_GER_DE_158</text:p>
          </table:table-cell>
          <table:table-cell office:value-type="string" calcext:value-type="string">
            <text:p>F6b</text:p>
          </table:table-cell>
          <table:table-cell office:value-type="string" calcext:value-type="string">
            <text:p>In welche Klasse gehen Sie?</text:p>
          </table:table-cell>
          <table:table-cell office:value-type="float" office:value="14267" calcext:value-type="float">
            <text:p>14267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Welchen beruflichen Ausbildungsabschluss haben Sie?</text:p>
          </table:table-cell>
          <table:table-cell office:value-type="float" office:value="14268" calcext:value-type="float">
            <text:p>14268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Was von Liste 42a trifft auf Sie zu?</text:p>
          </table:table-cell>
          <table:table-cell office:value-type="float" office:value="16224" calcext:value-type="float">
            <text:p>1622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In welchem der Bereiche auf Liste 42b haben Sie Ihre höchste Qualifikation?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string" calcext:value-type="string">
            <text:p>ESS_R02_2004_GER_DE_16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Wie viele Jahre haben sie insgesamt eine Schule besucht, inklusive den etwaigen Besuch einer Berufsschule oder Hochschule?</text:p>
          </table:table-cell>
          <table:table-cell office:value-type="float" office:value="14270" calcext:value-type="float">
            <text:p>14270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Bitte sehen Sie Liste 43 einmal durch, und sagen Sie mir alles, was davon in den letzten sieben Tagen auf Sie zutraf.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Was davon trifft am besten auf Ihre Situation (in den letzten sieben Tagen) zu?</text:p>
          </table:table-cell>
          <table:table-cell office:value-type="float" office:value="14271" calcext:value-type="float">
            <text:p>14271</text:p>
          </table:table-cell>
        </table:table-row>
        <table:table-row table:style-name="ro1">
          <table:table-cell office:value-type="string" calcext:value-type="string">
            <text:p>ESS_R02_2004_GER_DE_16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arf ich noch einmal nachfragen: Haben Sie in den letzten sieben Tagen irgendeine bezahlte Tätigkeit (von einer Stunde oder mehr) ausgeübt?</text:p>
          </table:table-cell>
          <table:table-cell office:value-type="float" office:value="14272" calcext:value-type="float">
            <text:p>14272</text:p>
          </table:table-cell>
        </table:table-row>
        <table:table-row table:style-name="ro1">
          <table:table-cell office:value-type="string" calcext:value-type="string">
            <text:p>ESS_R02_2004_GER_DE_16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ind Sie jemals einer bezahlten Tätigkeit nachgegangen?</text:p>
          </table:table-cell>
          <table:table-cell office:value-type="float" office:value="14273" calcext:value-type="float">
            <text:p>14273</text:p>
          </table:table-cell>
        </table:table-row>
        <table:table-row table:style-name="ro1">
          <table:table-cell office:value-type="string" calcext:value-type="string">
            <text:p>ESS_R02_2004_GER_DE_16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elchem Jahr sind Sie zum letzten Mal einer bezahlten Tätigkeit nachgegangen?</text:p>
          </table:table-cell>
          <table:table-cell office:value-type="float" office:value="14274" calcext:value-type="float">
            <text:p>14274</text:p>
          </table:table-cell>
        </table:table-row>
        <table:table-row table:style-name="ro1">
          <table:table-cell office:value-type="string" calcext:value-type="string">
            <text:p>ESS_R02_2004_GER_DE_16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ind Sie in Ihrem Hauptberuf oder in Ihrer bezahlten Tätigkeit...</text:p>
          </table:table-cell>
          <table:table-cell office:value-type="float" office:value="14275" calcext:value-type="float">
            <text:p>14275</text:p>
          </table:table-cell>
        </table:table-row>
        <table:table-row table:style-name="ro1">
          <table:table-cell office:value-type="string" calcext:value-type="string">
            <text:p>ESS_R02_2004_GER_DE_16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ie viele Beschäftigte haben Sie (falls überhaupt)?</text:p>
          </table:table-cell>
          <table:table-cell office:value-type="float" office:value="14276" calcext:value-type="float">
            <text:p>14276</text:p>
          </table:table-cell>
        </table:table-row>
        <table:table-row table:style-name="ro1">
          <table:table-cell office:value-type="string" calcext:value-type="string">
            <text:p>ESS_R02_2004_GER_DE_16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st Ihr letztes Beschäftigungsverhältnis...</text:p>
          </table:table-cell>
          <table:table-cell office:value-type="float" office:value="16227" calcext:value-type="float">
            <text:p>16227</text:p>
          </table:table-cell>
        </table:table-row>
        <table:table-row table:style-name="ro1">
          <table:table-cell office:value-type="string" calcext:value-type="string">
            <text:p>ESS_R02_2004_GER_DE_1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Wie viele Menschen sind in Ihrem Betrieb oder Ihrer Dienststelle beschäftigt – Sie selbst eingeschlossen?</text:p>
          </table:table-cell>
          <table:table-cell office:value-type="float" office:value="15223" calcext:value-type="float">
            <text:p>15223</text:p>
          </table:table-cell>
        </table:table-row>
        <table:table-row table:style-name="ro1">
          <table:table-cell office:value-type="string" calcext:value-type="string">
            <text:p>ESS_R02_2004_GER_DE_17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Gehört es in Ihrem Hauptberuf zu Ihren Aufgaben, die Arbeit anderer Mitarbeiter zu beaufsichtigen?</text:p>
          </table:table-cell>
          <table:table-cell office:value-type="float" office:value="14279" calcext:value-type="float">
            <text:p>14279</text:p>
          </table:table-cell>
        </table:table-row>
        <table:table-row table:style-name="ro1">
          <table:table-cell office:value-type="string" calcext:value-type="string">
            <text:p>ESS_R02_2004_GER_DE_17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Wie viele sind das?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ch lese jetzt eine Liste mit Aussagen über Ihr Arbeitsleben vor.</text:p>
          </table:table-cell>
          <table:table-cell office:value-type="float" office:value="14561" calcext:value-type="float">
            <text:p>14561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Bitte sagen Sie mir, in welchem Maße Ihr Arbeitgeber oder Ihre Geschäftsleitung es zulässt, dass Sie an Ihrem Arbeitsplatz...</text:p>
          </table:table-cell>
          <table:table-cell office:value-type="float" office:value="15224" calcext:value-type="float">
            <text:p>15224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entscheiden, wie Sie Ihre tägliche Arbeit organisieren?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 strategische Entscheidungen über dieTätigkeit Ihres Betriebs oder Ihrer Dienststelle beeinflussen?</text:p>
          </table:table-cell>
          <table:table-cell office:value-type="float" office:value="15226" calcext:value-type="float">
            <text:p>15226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 Ihr Arbeitstempo selbst bestimmen oder verändern?</text:p>
          </table:table-cell>
          <table:table-cell office:value-type="float" office:value="15669" calcext:value-type="float">
            <text:p>15669</text:p>
          </table:table-cell>
        </table:table-row>
        <table:table-row table:style-name="ro1">
          <table:table-cell office:value-type="string" calcext:value-type="string">
            <text:p>ESS_R02_2004_GER_DE_17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Denken Sie bitte noch einmal an Ihren Hauptberuf: Wie viele Stunden pro Woche beträgt/betrug Ihre reguläre oder im Arbeitsvertrag festgelegte Arbeitszeit – ohne bezahlte oder unbezahlte Überstunden?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string" calcext:value-type="string">
            <text:p>ESS_R02_2004_GER_DE_17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Wie viele Stunden arbeiten Sie normalerweise tatsächlich in einer Woche in Ihrem Hauptberuf, einschließlich bezahlter oder unbezahlter Überstunden?</text:p>
          </table:table-cell>
          <table:table-cell office:value-type="float" office:value="14284" calcext:value-type="float">
            <text:p>14284</text:p>
          </table:table-cell>
        </table:table-row>
        <table:table-row table:style-name="ro1">
          <table:table-cell office:value-type="string" calcext:value-type="string">
            <text:p>ESS_R02_2004_GER_DE_17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as ist die genaue Bezeichnung Ihres Hauptberufes?</text:p>
          </table:table-cell>
          <table:table-cell office:value-type="float" office:value="14285" calcext:value-type="float">
            <text:p>14285</text:p>
          </table:table-cell>
        </table:table-row>
        <table:table-row table:style-name="ro1">
          <table:table-cell office:value-type="string" calcext:value-type="string">
            <text:p>ESS_R02_2004_GER_DE_17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Welche Tätigkeiten üben Sie überwiegend in Ihrem Hauptberuf aus?</text:p>
          </table:table-cell>
          <table:table-cell office:value-type="float" office:value="14286" calcext:value-type="float">
            <text:p>14286</text:p>
          </table:table-cell>
        </table:table-row>
        <table:table-row table:style-name="ro1">
          <table:table-cell office:value-type="string" calcext:value-type="string">
            <text:p>ESS_R02_2004_GER_DE_18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elche Ausbildung oder Qualifikationen sind für Ihren Hauptberuf erforderlich?</text:p>
          </table:table-cell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string" calcext:value-type="string">
            <text:p>ESS_R02_2004_GER_DE_18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as produziert oder macht der Betrieb oder die Dienststelle, für die Sie arbeiten, hauptsächlich?</text:p>
          </table:table-cell>
          <table:table-cell office:value-type="float" office:value="14287" calcext:value-type="float">
            <text:p>14287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itte benutzen Sie nun Liste 44a und ordnen Sie Ihre berufliche Stellung nach dieser Liste ein.</text:p>
          </table:table-cell>
          <table:table-cell office:value-type="float" office:value="16229" calcext:value-type="float">
            <text:p>16229</text:p>
          </table:table-cell>
        </table:table-row>
        <table:table-row table:style-name="ro1">
          <table:table-cell office:value-type="string" calcext:value-type="string">
            <text:p>ESS_R02_2004_GER_DE_18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Haben Sie in den letzten 10 Jahren für 6 Monate oder länger eine bezahlte Tätigkeit im Ausland ausgeübt?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1">
          <table:table-cell office:value-type="string" calcext:value-type="string">
            <text:p>ESS_R02_2004_GER_DE_18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Waren Sie jemals mehr als drei Monate arbeitslos und auf Arbeitssuche?</text:p>
          </table:table-cell>
          <table:table-cell office:value-type="float" office:value="14289" calcext:value-type="float">
            <text:p>14289</text:p>
          </table:table-cell>
        </table:table-row>
        <table:table-row table:style-name="ro1">
          <table:table-cell office:value-type="string" calcext:value-type="string">
            <text:p>ESS_R02_2004_GER_DE_18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Waren Sie einmal ununterbrochen 12 Monate lang oder länger arbeitslos?</text:p>
          </table:table-cell>
          <table:table-cell office:value-type="float" office:value="15231" calcext:value-type="float">
            <text:p>15231</text:p>
          </table:table-cell>
        </table:table-row>
        <table:table-row table:style-name="ro1">
          <table:table-cell office:value-type="string" calcext:value-type="string">
            <text:p>ESS_R02_2004_GER_DE_18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Ist das innerhalb der letzten 5 Jahre gewesen?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string" calcext:value-type="string">
            <text:p>ESS_R02_2004_GER_DE_18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Sind Sie gegenwärtig oder waren Sie früher Mitglied einer Gewerkschaft oder einer ähnlichen Organisation?</text:p>
          </table:table-cell>
          <table:table-cell office:value-type="float" office:value="14291" calcext:value-type="float">
            <text:p>14291</text:p>
          </table:table-cell>
        </table:table-row>
        <table:table-row table:style-name="ro1">
          <table:table-cell office:value-type="string" calcext:value-type="string">
            <text:p>ESS_R02_2004_GER_DE_18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Wenn ja: sind Sie gegenwärtig oder waren Sie früher Mitglied?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Bitte denken Sie einmal an das Einkommen aller Haushaltsmitglieder und an alle Einkommensarten, die der Haushalt bezieht.</text:p>
          </table:table-cell>
          <table:table-cell office:value-type="float" office:value="14292" calcext:value-type="float">
            <text:p>14292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s ist die wichtigste Einkommensquelle Ihres Haushaltes?</text:p>
          </table:table-cell>
          <table:table-cell office:value-type="float" office:value="14293" calcext:value-type="float">
            <text:p>14293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Wenn Sie die Einkommen aus allen Quellen zusammenzählen: Welcher Buchstabe auf Liste 46 trifft für das gesamte Nettoeinkommen Ihres Haushalts zu?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Gemeint ist die Summe, die sich aus Lohn, Gehalt, Einkommen aus selbständiger Tätigkeit, Rente oder Pension ergibt, jeweils nach Abzug der Steuern und Kranken- und Sozialversicherungsbeiträge.</text:p>
          </table:table-cell>
          <table:table-cell office:value-type="float" office:value="14295" calcext:value-type="float">
            <text:p>14295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echnen sie bitte auch Einkommen aus Vermietung, Verpachtung, Geldanlagen und Einkünfte wie Kindergeld, Wohngeld, Sozialhilfe und sonstige Einkünfte hinzu.</text:p>
          </table:table-cell>
          <table:table-cell office:value-type="float" office:value="14296" calcext:value-type="float">
            <text:p>14296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ie können das wöchentliche, monatliche oder jährliche Nettoeinkommen in Euro angeben, so wie Sie es am besten wissen.</text:p>
          </table:table-cell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WÖCHENTLICH ca.</text:p>
          </table:table-cell>
          <table:table-cell office:value-type="float" office:value="13202" calcext:value-type="float">
            <text:p>13202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Wenn Sie die Einkommen aus allen Quellen zusammenzählen: Welcher Buchstabe auf Liste 46 trifft für das gesamte Nettoeinkommen Ihres Haushalts zu?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Gemeint ist die Summe, die sich aus Lohn, Gehalt, Einkommen aus selbständiger Tätigkeit, Rente oder Pension ergibt, jeweils nach Abzug der Steuern und Kranken- und Sozialversicherungsbeiträge.</text:p>
          </table:table-cell>
          <table:table-cell office:value-type="float" office:value="14295" calcext:value-type="float">
            <text:p>14295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echnen sie bitte auch Einkommen aus Vermietung, Verpachtung, Geldanlagen und Einkünfte wie Kindergeld, Wohngeld, Sozialhilfe und sonstige Einkünfte hinzu.</text:p>
          </table:table-cell>
          <table:table-cell office:value-type="float" office:value="14296" calcext:value-type="float">
            <text:p>14296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ie können das wöchentliche, monatliche oder jährliche Nettoeinkommen in Euro angeben, so wie Sie es am besten wissen.</text:p>
          </table:table-cell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ONATLICH ca.</text:p>
          </table:table-cell>
          <table:table-cell office:value-type="float" office:value="15236" calcext:value-type="float">
            <text:p>15236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Wenn Sie die Einkommen aus allen Quellen zusammenzählen: Welcher Buchstabe auf Liste 46 trifft für das gesamte Nettoeinkommen Ihres Haushalts zu?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Gemeint ist die Summe, die sich aus Lohn, Gehalt, Einkommen aus selbständiger Tätigkeit, Rente oder Pension ergibt, jeweils nach Abzug der Steuern und Kranken- und Sozialversicherungsbeiträge.</text:p>
          </table:table-cell>
          <table:table-cell office:value-type="float" office:value="14295" calcext:value-type="float">
            <text:p>14295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echnen sie bitte auch Einkommen aus Vermietung, Verpachtung, Geldanlagen und Einkünfte wie Kindergeld, Wohngeld, Sozialhilfe und sonstige Einkünfte hinzu.</text:p>
          </table:table-cell>
          <table:table-cell office:value-type="float" office:value="14296" calcext:value-type="float">
            <text:p>14296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Wenn Sie die genaue Summe nicht wissen, schätzen Sie bitte.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ie können das wöchentliche, monatliche oder jährliche Nettoeinkommen in Euro angeben, so wie Sie es am besten wissen.</text:p>
          </table:table-cell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ÄHRLICH ca.</text:p>
          </table:table-cell>
          <table:table-cell office:value-type="float" office:value="15237" calcext:value-type="float">
            <text:p>15237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Wieviel ungefähr tragen Sie persönlich zum Haushaltseinkommen bei?</text:p>
          </table:table-cell>
          <table:table-cell office:value-type="float" office:value="15675" calcext:value-type="float">
            <text:p>15675</text:p>
          </table:table-cell>
        </table:table-row>
        <table:table-row table:style-name="ro1">
          <table:table-cell office:value-type="string" calcext:value-type="string">
            <text:p>ESS_R02_2004_GER_DE_19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as auf Liste 48 beschreibt am besten, wie Sie Ihr gegenwärtiges Haushaltseinkommen beurteilen?</text:p>
          </table:table-cell>
          <table:table-cell office:value-type="float" office:value="15676" calcext:value-type="float">
            <text:p>15676</text:p>
          </table:table-cell>
        </table:table-row>
        <table:table-row table:style-name="ro1">
          <table:table-cell office:value-type="string" calcext:value-type="string">
            <text:p>ESS_R02_2004_GER_DE_19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Mit dem gegenwärtigen Einkommen kann ich wir...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nn Sie aus irgendwelchen Gründen in ernsten finanziellen Schwierigkeiten stecken würden und Geld leihen müssten, um über die Runden zu kommen, wie schwierig oder leicht wäre das für Sie?</text:p>
          </table:table-cell>
          <table:table-cell office:value-type="float" office:value="14304" calcext:value-type="float">
            <text:p>14304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as ist der höchste allgemeinbildende Schulabschluss, den Ihr Ehemann hat?</text:p>
          </table:table-cell>
          <table:table-cell office:value-type="float" office:value="14306" calcext:value-type="float">
            <text:p>14306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Welchen beruflichen Ausbildungsabschluss hat Ihr Ehemann?</text:p>
          </table:table-cell>
          <table:table-cell office:value-type="float" office:value="14307" calcext:value-type="float">
            <text:p>14307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Was von Liste 50a trifft auf ihn zu?</text:p>
          </table:table-cell>
          <table:table-cell office:value-type="float" office:value="16231" calcext:value-type="float">
            <text:p>16231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Bitte sehen Sie Liste 51 einmal durch.</text:p>
          </table:table-cell>
          <table:table-cell office:value-type="float" office:value="16232" calcext:value-type="float">
            <text:p>16232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elche der Beschreibungen auf dieser Liste trifft auf das zu, was Ihr Partner in den letzten 7 Tagen getan hat?</text:p>
          </table:table-cell>
          <table:table-cell office:value-type="float" office:value="14310" calcext:value-type="float">
            <text:p>1431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d welche der Beschreibungen auf Liste 51 beschreibt seine Situation (in den letzten sieben Tagen) am besten?</text:p>
          </table:table-cell>
          <table:table-cell office:value-type="float" office:value="16233" calcext:value-type="float">
            <text:p>16233</text:p>
          </table:table-cell>
        </table:table-row>
        <table:table-row table:style-name="ro1">
          <table:table-cell office:value-type="string" calcext:value-type="string">
            <text:p>ESS_R02_2004_GER_DE_19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Darf ich noch einmal nachfragen: Hat Ihr Partner in den letzten sieben Tagen irgendeine bezahlte Tätigkeit (von einer Stunde oder mehr) ausgeübt?</text:p>
          </table:table-cell>
          <table:table-cell office:value-type="float" office:value="15243" calcext:value-type="float">
            <text:p>15243</text:p>
          </table:table-cell>
        </table:table-row>
        <table:table-row table:style-name="ro1">
          <table:table-cell office:value-type="string" calcext:value-type="string">
            <text:p>ESS_R02_2004_GER_DE_20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as ist die genaue Bezeichnung seines Hauptberufes oder seiner bezahlten Tätigkeit?</text:p>
          </table:table-cell>
          <table:table-cell office:value-type="float" office:value="14313" calcext:value-type="float">
            <text:p>14313</text:p>
          </table:table-cell>
        </table:table-row>
        <table:table-row table:style-name="ro1">
          <table:table-cell office:value-type="string" calcext:value-type="string">
            <text:p>ESS_R02_2004_GER_DE_20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Welche Tätigkeiten übt er überwiegend in seinem Hauptberuf aus?</text:p>
          </table:table-cell>
          <table:table-cell office:value-type="float" office:value="14314" calcext:value-type="float">
            <text:p>14314</text:p>
          </table:table-cell>
        </table:table-row>
        <table:table-row table:style-name="ro1">
          <table:table-cell office:value-type="string" calcext:value-type="string">
            <text:p>ESS_R02_2004_GER_DE_202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elche Ausbildung oder Qualifikationen sind für den Hauptberuf Ihres Partners erforderlich?</text:p>
          </table:table-cell>
          <table:table-cell office:value-type="float" office:value="14315" calcext:value-type="float">
            <text:p>14315</text:p>
          </table:table-cell>
        </table:table-row>
        <table:table-row table:style-name="ro1">
          <table:table-cell office:value-type="string" calcext:value-type="string">
            <text:p>ESS_R02_2004_GER_DE_20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seinem Hauptberuf ist er ...</text:p>
          </table:table-cell>
          <table:table-cell office:value-type="float" office:value="15244" calcext:value-type="float">
            <text:p>15244</text:p>
          </table:table-cell>
        </table:table-row>
        <table:table-row table:style-name="ro1">
          <table:table-cell office:value-type="string" calcext:value-type="string">
            <text:p>ESS_R02_2004_GER_DE_20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Wie viele Beschäftigte hat er (falls überhaupt welche)?</text:p>
          </table:table-cell>
          <table:table-cell office:value-type="float" office:value="14317" calcext:value-type="float">
            <text:p>14317</text:p>
          </table:table-cell>
        </table:table-row>
        <table:table-row table:style-name="ro1">
          <table:table-cell office:value-type="string" calcext:value-type="string">
            <text:p>ESS_R02_2004_GER_DE_20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Gehört es in seinem Hauptberuf zu seinen Aufgaben, die Arbeit anderer Mitarbeiter zu beaufsichtigen?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1">
          <table:table-cell office:value-type="string" calcext:value-type="string">
            <text:p>ESS_R02_2004_GER_DE_20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Wie viele sind das?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Ich lese jetzt eine Liste mit Aussagen über das Arbeitsleben Ihres Partner vor.</text:p>
          </table:table-cell>
          <table:table-cell office:value-type="float" office:value="15245" calcext:value-type="float">
            <text:p>15245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Bitte sagen Sie mir, in welchem Maße der Arbeitgeber oder die Geschäftsleitung Ihres Partners es zulässt, dass er an seinem Arbeitsplatz...</text:p>
          </table:table-cell>
          <table:table-cell office:value-type="float" office:value="15246" calcext:value-type="float">
            <text:p>15246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entscheidet, wie er seine tägliche Arbeit organisiert?</text:p>
          </table:table-cell>
          <table:table-cell office:value-type="float" office:value="16234" calcext:value-type="float">
            <text:p>1623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 strategische Entscheidungen über die Tätigkeit seines Betriebs oder seiner Dienst-stelle beeinflusst?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1">
          <table:table-cell office:value-type="string" calcext:value-type="string">
            <text:p>ESS_R02_2004_GER_DE_20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Wie viele Stunden arbeitet er normalerweise in einer Woche in seinem Hauptberuf, einschließlich bezahlter oder unbezahlter Überstunden?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as ist der höchste allgemeinbildende Schulabschluss, den Ihr Vater hat?</text:p>
          </table:table-cell>
          <table:table-cell office:value-type="float" office:value="14321" calcext:value-type="float">
            <text:p>14321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Welchen beruflichen Ausbildungsabschluss hat Ihr Vater?</text:p>
          </table:table-cell>
          <table:table-cell office:value-type="float" office:value="14322" calcext:value-type="float">
            <text:p>1432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Was von Liste 53a trifft auf ihn zu?</text:p>
          </table:table-cell>
          <table:table-cell office:value-type="float" office:value="16235" calcext:value-type="float">
            <text:p>16235</text:p>
          </table:table-cell>
        </table:table-row>
        <table:table-row table:style-name="ro1">
          <table:table-cell office:value-type="string" calcext:value-type="string">
            <text:p>ESS_R02_2004_GER_DE_21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ls Sie 14 Jahre alt waren, hat Ihr Vater da als abhängig Beschäftigter gearbeitet, war er selbständig oder ist er damals keiner bezahlten Tätigkeit nachgegangen?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1">
          <table:table-cell office:value-type="string" calcext:value-type="string">
            <text:p>ESS_R02_2004_GER_DE_21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Wie viele Beschäftigte hatte er?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string" calcext:value-type="string">
            <text:p>ESS_R02_2004_GER_DE_21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Gehörte es zu seinen Aufgaben, die Arbeit anderer Mitarbeiter zu beaufsichtigen?</text:p>
          </table:table-cell>
          <table:table-cell office:value-type="float" office:value="14325" calcext:value-type="float">
            <text:p>14325</text:p>
          </table:table-cell>
        </table:table-row>
        <table:table-row table:style-name="ro1">
          <table:table-cell office:value-type="string" calcext:value-type="string">
            <text:p>ESS_R02_2004_GER_DE_21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as war die genaue Bezeichnung seines Hauptberufes?</text:p>
          </table:table-cell>
          <table:table-cell office:value-type="float" office:value="14326" calcext:value-type="float">
            <text:p>14326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elche der Beschreibungen auf Liste 54 trifft am besten auf die Berufstätigkeit Ihres Vaters als Sie 14 Jahre alt waren, zu?</text:p>
          </table:table-cell>
          <table:table-cell office:value-type="float" office:value="16236" calcext:value-type="float">
            <text:p>16236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as ist der höchste allgemeinbildende Schulabschluss, den Ihre Mutter hat?</text:p>
          </table:table-cell>
          <table:table-cell office:value-type="float" office:value="14328" calcext:value-type="float">
            <text:p>14328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Welchen beruflichen Ausbildungsabschluss hat Ihre Mutter?</text:p>
          </table:table-cell>
          <table:table-cell office:value-type="float" office:value="14329" calcext:value-type="float">
            <text:p>14329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Was von Liste 55a trifft auf sie zu?</text:p>
          </table:table-cell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string" calcext:value-type="string">
            <text:p>ESS_R02_2004_GER_DE_21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ls Sie 14 Jahre alt waren, hat Ihre Mutter da als abhängig Beschäftigte gearbeitet, war sie selbständig oder ist sie damals keiner bezahlten Tätigkeit nachgegangen?</text:p>
          </table:table-cell>
          <table:table-cell office:value-type="float" office:value="14331" calcext:value-type="float">
            <text:p>14331</text:p>
          </table:table-cell>
        </table:table-row>
        <table:table-row table:style-name="ro1">
          <table:table-cell office:value-type="string" calcext:value-type="string">
            <text:p>ESS_R02_2004_GER_DE_22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Wie viele Beschäftigte hatte Sie?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string" calcext:value-type="string">
            <text:p>ESS_R02_2004_GER_DE_22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Gehörte es zu ihren Aufgaben, die Arbeit anderer Mitarbeiter zu beaufsichtigen?</text:p>
          </table:table-cell>
          <table:table-cell office:value-type="float" office:value="14333" calcext:value-type="float">
            <text:p>14333</text:p>
          </table:table-cell>
        </table:table-row>
        <table:table-row table:style-name="ro1">
          <table:table-cell office:value-type="string" calcext:value-type="string">
            <text:p>ESS_R02_2004_GER_DE_22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as war die genaue Bezeichnung ihres Hauptberufes?</text:p>
          </table:table-cell>
          <table:table-cell office:value-type="float" office:value="14334" calcext:value-type="float">
            <text:p>14334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elche der Beschreibungen auf Liste 56 trifft am besten auf die Berufstätigkeit Ihrer Mutter als Sie 14 Jahre alt waren, zu?</text:p>
          </table:table-cell>
          <table:table-cell office:value-type="float" office:value="16238" calcext:value-type="float">
            <text:p>16238</text:p>
          </table:table-cell>
        </table:table-row>
        <table:table-row table:style-name="ro1">
          <table:table-cell office:value-type="string" calcext:value-type="string">
            <text:p>ESS_R02_2004_GER_DE_22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un wieder zu Ihnen.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string" calcext:value-type="string">
            <text:p>ESS_R02_2004_GER_DE_22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Haben Sie während der letzten 12 Monate Kurse belegt oder Vorträge oder Veranstaltungen besucht, die Ihrer beruflichen Fort- und Weiterbildung dienten?</text:p>
          </table:table-cell>
          <table:table-cell office:value-type="float" office:value="14337" calcext:value-type="float">
            <text:p>14337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arf ich Sie nach Ihrem gegenwärtigen Familienstand fragen?</text:p>
          </table:table-cell>
          <table:table-cell office:value-type="float" office:value="14338" calcext:value-type="float">
            <text:p>14338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as auf Liste 57 trifft auf Sie zu?</text:p>
          </table:table-cell>
          <table:table-cell office:value-type="float" office:value="16239" calcext:value-type="float">
            <text:p>16239</text:p>
          </table:table-cell>
        </table:table-row>
        <table:table-row table:style-name="ro1">
          <table:table-cell office:value-type="string" calcext:value-type="string">
            <text:p>ESS_R02_2004_GER_DE_22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Leben Sie gegenwärtig mit Ihrem Ehemann zusammen?</text:p>
          </table:table-cell>
          <table:table-cell office:value-type="float" office:value="13899" calcext:value-type="float">
            <text:p>13899</text:p>
          </table:table-cell>
        </table:table-row>
        <table:table-row table:style-name="ro1">
          <table:table-cell office:value-type="string" calcext:value-type="string">
            <text:p>ESS_R02_2004_GER_DE_22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Leben Sie gegenwärtig mit einem anderen Partner zusammen?</text:p>
          </table:table-cell>
          <table:table-cell office:value-type="float" office:value="13643" calcext:value-type="float">
            <text:p>13643</text:p>
          </table:table-cell>
        </table:table-row>
        <table:table-row table:style-name="ro1">
          <table:table-cell office:value-type="string" calcext:value-type="string">
            <text:p>ESS_R02_2004_GER_DE_22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Leben Sie gegenwärtig mit einem Partner zusammen?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>
          <table:table-cell office:value-type="string" calcext:value-type="string">
            <text:p>ESS_R02_2004_GER_DE_22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ben Sie jemals mit einem Partner zusammengelebt, mit dem der Sie nicht verheiratet waren?</text:p>
          </table:table-cell>
          <table:table-cell office:value-type="float" office:value="14340" calcext:value-type="float">
            <text:p>14340</text:p>
          </table:table-cell>
        </table:table-row>
        <table:table-row table:style-name="ro1">
          <table:table-cell office:value-type="string" calcext:value-type="string">
            <text:p>ESS_R02_2004_GER_DE_23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Sind Sie jemals geschieden worden?</text:p>
          </table:table-cell>
          <table:table-cell office:value-type="float" office:value="14341" calcext:value-type="float">
            <text:p>14341</text:p>
          </table:table-cell>
        </table:table-row>
        <table:table-row table:style-name="ro1">
          <table:table-cell office:value-type="string" calcext:value-type="string">
            <text:p>ESS_R02_2004_GER_DE_23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ben Sie jemals mit eigenen oder adoptierten Kindern, Stiefkindern, Pflegekindern oder Kindern eines Partners in Ihrem Haushalt zusammengelebt?</text:p>
          </table:table-cell>
          <table:table-cell office:value-type="float" office:value="12726" calcext:value-type="float">
            <text:p>12726</text:p>
          </table:table-cell>
        </table:table-row>
        <table:table-row table:style-name="ro1">
          <table:table-cell office:value-type="string" calcext:value-type="string">
            <text:p>ESS_R02_2004_GER_DE_232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Lebt Ihre Mutter noch?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string" calcext:value-type="string">
            <text:p>ESS_R02_2004_GER_DE_233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Lebt Ihr Vater noch?</text:p>
          </table:table-cell>
          <table:table-cell office:value-type="float" office:value="15691" calcext:value-type="float">
            <text:p>15691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Und wie zufrieden sind Sie alles in allem mit der gegenwärtigen Wirtschaftslage in Deutschland?</text:p>
          </table:table-cell>
          <table:table-cell office:value-type="float" office:value="16240" calcext:value-type="float">
            <text:p>16240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Wenn sie nun einmal an die Leistungen der Bundesregierung in Berlin denken, wie zufrieden sind Sie mit der Art und Weise wie sie ihre Arbeit erledigt?</text:p>
          </table:table-cell>
          <table:table-cell office:value-type="float" office:value="16241" calcext:value-type="float">
            <text:p>16241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Und wie zufrieden sind Sie alles in allem mit der Art und Weise wie die Demokratie in Deutschland funktioniert?</text:p>
          </table:table-cell>
          <table:table-cell office:value-type="float" office:value="16242" calcext:value-type="float">
            <text:p>16242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itte benutzen Sie Liste 8 und sagen Sie mir zu jeder öffentlichen Einrichtung oder Personengruppe, die ich Ihnen nenne,wie sehr Sie persönlich jeder einzelnen davon vertrauen.</text:p>
          </table:table-cell>
          <table:table-cell office:value-type="float" office:value="16243" calcext:value-type="float">
            <text:p>16243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erwenden Sie dazu diese Skala von 0 bis 10, 0 bedeutet, dass Sie dieser Einrichtung oder Personengruppe überhaupt nicht vertrauen und 10 bedeutet, dass Sie ihr voll und ganz vertrauen.</text:p>
          </table:table-cell>
          <table:table-cell office:value-type="float" office:value="16244" calcext:value-type="float">
            <text:p>16244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ie ist es mit dem Bundestag</text:p>
          </table:table-cell>
          <table:table-cell office:value-type="float" office:value="16245" calcext:value-type="float">
            <text:p>16245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ie Justiiz</text:p>
          </table:table-cell>
          <table:table-cell office:value-type="float" office:value="16246" calcext:value-type="float">
            <text:p>16246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ie politiker</text:p>
          </table:table-cell>
          <table:table-cell office:value-type="float" office:value="16247" calcext:value-type="float">
            <text:p>16247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Bitte sagen Sie mir anhand von Liste 31 wie häufig Ihrer Meinung nach die folgenden Aussagen auf Ärzte zutreffen.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Ärzte verschweigen ihren Patienten die volle Wahrheit.</text:p>
          </table:table-cell>
          <table:table-cell office:value-type="float" office:value="16249" calcext:value-type="float">
            <text:p>16249</text:p>
          </table:table-cell>
        </table:table-row>
        <table:table-row table:style-name="ro1">
          <table:table-cell office:value-type="string" calcext:value-type="string">
            <text:p>ESS_R02_2004_GER_DE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Hausärzte behandeln ihre Patienten als gleichberechtigte Partner.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ESS_R02_2004_GER_DE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vor Ärzte sich für eine Behandlung entscheiden diskutieren sie mit ihren Patienten darüber.</text:p>
          </table:table-cell>
          <table:table-cell office:value-type="float" office:value="16251" calcext:value-type="float">
            <text:p>16251</text:p>
          </table:table-cell>
        </table:table-row>
        <table:table-row table:style-name="ro1">
          <table:table-cell office:value-type="string" calcext:value-type="string">
            <text:p>ESS_R02_2004_GER_DE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Überlegen Sie sich die Gesamtzeit, die Sie und die übrigen Personen in Ihrem Haushalt für Hausarbeit in Ihrem Haushalt aufwenden: Wie viele Stunden sind das an einem typischen Werktag?</text:p>
          </table:table-cell>
          <table:table-cell office:value-type="float" office:value="16252" calcext:value-type="float">
            <text:p>16252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Und wie viel von dieser Zeit wenden Sie selbst auf?</text:p>
          </table:table-cell>
          <table:table-cell office:value-type="float" office:value="16253" calcext:value-type="float">
            <text:p>16253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Und wie viel dieser Zeit wendet Ihr Mann/ Partner /Partnerin auf?</text:p>
          </table:table-cell>
          <table:table-cell office:value-type="float" office:value="16254" calcext:value-type="float">
            <text:p>16254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Bitte nehmen Sie Liste 59 und sagen Sie mir, wie sehr Sie jeder der folgenden Aussagen zustimmen oder wie sehr Sie diese ablehnen.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Eine Frau sollte dazu bereit sein, ihre Erwerbstätigkeit zu Gunsten ihrer Familie zu reduzieren.</text:p>
          </table:table-cell>
          <table:table-cell office:value-type="float" office:value="16256" calcext:value-type="float">
            <text:p>16256</text:p>
          </table:table-cell>
        </table:table-row>
        <table:table-row table:style-name="ro1">
          <table:table-cell office:value-type="string" calcext:value-type="string">
            <text:p>ESS_R02_2004_GER_DE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Bitte nehmen Sie nun Liste 73 und sagen Sie mir, wie zutreffend die folgenden Aussagen in Bezug auf Ihre derzeitige Stelle sind.</text:p>
          </table:table-cell>
          <table:table-cell office:value-type="float" office:value="16257" calcext:value-type="float">
            <text:p>16257</text:p>
          </table:table-cell>
        </table:table-row>
        <table:table-row table:style-name="ro1">
          <table:table-cell office:value-type="string" calcext:value-type="string">
            <text:p>ESS_R02_2004_GER_DE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Meine Arbeit ist sehr abwechslungsreich.</text:p>
          </table:table-cell>
          <table:table-cell office:value-type="float" office:value="16258" calcext:value-type="float">
            <text:p>16258</text:p>
          </table:table-cell>
        </table:table-row>
        <table:table-row table:style-name="ro1">
          <table:table-cell office:value-type="string" calcext:value-type="string">
            <text:p>ESS_R02_2004_GER_DE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ein Arbeitsplatz ist sicher.</text:p>
          </table:table-cell>
          <table:table-cell office:value-type="float" office:value="16259" calcext:value-type="float">
            <text:p>16259</text:p>
          </table:table-cell>
        </table:table-row>
        <table:table-row table:style-name="ro1">
          <table:table-cell office:value-type="string" calcext:value-type="string">
            <text:p>ESS_R02_2004_GER_DE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änner sollten genau so viel Verantwortung für Haushalt und Kinder übernehmen wie Frauen.</text:p>
          </table:table-cell>
          <table:table-cell office:value-type="float" office:value="14601" calcext:value-type="float">
            <text:p>14601</text:p>
          </table:table-cell>
        </table:table-row>
        <table:table-row table:style-name="ro1">
          <table:table-cell office:value-type="string" calcext:value-type="string">
            <text:p>ESS_R02_2004_GER_DE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eine Gesundheit oder meine Sicherheit werden durch meine Arbeit gefährdet.</text:p>
          </table:table-cell>
          <table:table-cell office:value-type="float" office:value="16260" calcext:value-type="float">
            <text:p>16260</text:p>
          </table:table-cell>
        </table:table-row>
        <table:table-row table:style-name="ro1">
          <table:table-cell office:value-type="string" calcext:value-type="string">
            <text:p>ESS_R02_2004_GER_DE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enn Arbeitsplätze knapp sind sollten Männer mehr Recht auf einen Arbeitsplatz haben als Frauen.</text:p>
          </table:table-cell>
          <table:table-cell office:value-type="float" office:value="16261" calcext:value-type="float">
            <text:p>16261</text:p>
          </table:table-cell>
        </table:table-row>
        <table:table-row table:style-name="ro1">
          <table:table-cell office:value-type="string" calcext:value-type="string">
            <text:p>ESS_R02_2004_GER_DE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Wenn Arbeitsplätze knapp sind sollten Frauen dasselbe Recht auf einen Arbeitsplatz haben wie Männer.</text:p>
          </table:table-cell>
          <table:table-cell office:value-type="float" office:value="16262" calcext:value-type="float">
            <text:p>1626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Wie zufrieden sind Sie alles in allem mit der gegenwärtigen Wirtschaftslage in Deutschland?</text:p>
          </table:table-cell>
          <table:table-cell office:value-type="float" office:value="16263" calcext:value-type="float">
            <text:p>16263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Wenn sie nun einmal an die Leistungen der Bundesregierung in Berlin denken, wie zufrieden sind Sie mit der Art und Weise wie sie ihre Arbeit erledigt?</text:p>
          </table:table-cell>
          <table:table-cell office:value-type="float" office:value="16241" calcext:value-type="float">
            <text:p>16241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Und wie zufrieden Sind Sie alles in allem mit der Art und Weise wie die Demokratie in Deutschland funktioniert?</text:p>
          </table:table-cell>
          <table:table-cell office:value-type="float" office:value="16264" calcext:value-type="float">
            <text:p>16264</text:p>
          </table:table-cell>
        </table:table-row>
        <table:table-row table:style-name="ro1">
          <table:table-cell office:value-type="string" calcext:value-type="string">
            <text:p>ESS_R02_2004_GER_DE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Überlegen Sie sich die Gesamtzeit, die Sie und die übrigen Personen in Ihrem Haushalt für Hausarbeit in Ihrem Haushalt aufwenden: Wie viele Stunden sind das an einem typischen Werktag?</text:p>
          </table:table-cell>
          <table:table-cell office:value-type="float" office:value="16252" calcext:value-type="float">
            <text:p>16252</text:p>
          </table:table-cell>
        </table:table-row>
        <table:table-row table:style-name="ro1">
          <table:table-cell office:value-type="string" calcext:value-type="string">
            <text:p>ESS_R02_2004_GER_DE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Und wie viel Prozent davon wenden Sie selbst auf , wenn 0% bedeutet dass Sie überhaupt keine Hausarbeit machen und 100% dass Sie die gesamte Hausarbeit alleine machen?</text:p>
          </table:table-cell>
          <table:table-cell office:value-type="float" office:value="16265" calcext:value-type="float">
            <text:p>16265</text:p>
          </table:table-cell>
        </table:table-row>
        <table:table-row table:style-name="ro1">
          <table:table-cell office:value-type="string" calcext:value-type="string">
            <text:p>ESS_R02_2004_GER_DE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Und wie viel Prozent davon wendet Ihr Mann/Ihre Frau/Ihr Partner/Ihre Partnerin auf, wenn 0% bedeutet, dass er oder sie überhaupt keine Hausarbeit macht und 100% bedeutet, dass er oder sie die gesamte Hausarbeit Macht?</text:p>
          </table:table-cell>
          <table:table-cell office:value-type="float" office:value="16266" calcext:value-type="float">
            <text:p>16266</text:p>
          </table:table-cell>
        </table:table-row>
        <table:table-row table:style-name="ro1">
          <table:table-cell office:value-type="string" calcext:value-type="string">
            <text:p>ESS_R02_2004_GER_DE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Würden Sie sagen Ihre Arbeit ist abwechslungsreich?</text:p>
          </table:table-cell>
          <table:table-cell office:value-type="float" office:value="16267" calcext:value-type="float">
            <text:p>16267</text:p>
          </table:table-cell>
        </table:table-row>
        <table:table-row table:style-name="ro1">
          <table:table-cell office:value-type="string" calcext:value-type="string">
            <text:p>ESS_R02_2004_GER_DE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Überlegen Sie sich die Gesamtzeit, die Sie und die übrigen Personen in Ihrem Haushalt für Hausarbeit in Ihrem Haushalt aufwenden: Wie viele Stunden sind das an einem typischen Werktag?</text:p>
          </table:table-cell>
          <table:table-cell office:value-type="float" office:value="16252" calcext:value-type="float">
            <text:p>16252</text:p>
          </table:table-cell>
        </table:table-row>
        <table:table-row table:style-name="ro1">
          <table:table-cell office:value-type="string" calcext:value-type="string">
            <text:p>ESS_R02_2004_GER_DE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Würden Sie sagen Ihr Arbeitsplatz ist sicher?</text:p>
          </table:table-cell>
          <table:table-cell office:value-type="float" office:value="16268" calcext:value-type="float">
            <text:p>16268</text:p>
          </table:table-cell>
        </table:table-row>
        <table:table-row table:style-name="ro1">
          <table:table-cell office:value-type="string" calcext:value-type="string">
            <text:p>ESS_R02_2004_GER_DE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Und werden durch Ihre Arbeit Ihre Gesundheit und Sicherheit gefährdet?</text:p>
          </table:table-cell>
          <table:table-cell office:value-type="float" office:value="16269" calcext:value-type="float">
            <text:p>16269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Bitte sagen Sie mir mit einer Zahl zwischen 1 und 5 wie ähnlich Ihre Meinung den Aussagen auf Liste 91 ist.</text:p>
          </table:table-cell>
          <table:table-cell office:value-type="float" office:value="16270" calcext:value-type="float">
            <text:p>16270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Je weiter Sie auf der Skala nach links oder rechts gehen desto eher bevorzugen Sie die auf der linken bzw. rechten Seite beschriebene Alternative.</text:p>
          </table:table-cell>
          <table:table-cell office:value-type="float" office:value="16271" calcext:value-type="float">
            <text:p>16271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Bitte sagen Sie mir mit einer Zahl zwischen 1 und 5 wie ähnlich Ihre Meinung den Aussagen auf der Liste 91 ist.</text:p>
          </table:table-cell>
          <table:table-cell office:value-type="float" office:value="16272" calcext:value-type="float">
            <text:p>16272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Je weiter Sie auf der Skala nach links oder rechts gehen desto eher bevorzugen Sie die auf der linken bzw. rechten Seite beschriebene Alternative.</text:p>
          </table:table-cell>
          <table:table-cell office:value-type="float" office:value="16271" calcext:value-type="float">
            <text:p>16271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Bitte sagen Sie mir mit einer Zahl zwischen 1 und 5 wie ähnlich Ihre Meinung den Aussagen auf Liste 93 ist.</text:p>
          </table:table-cell>
          <table:table-cell office:value-type="float" office:value="16273" calcext:value-type="float">
            <text:p>16273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Je weiter Sie auf der Skala nach links oder rechts gehen desto eher bevorzugen Sie die auf der linken bzw. auf der rechten Seite beschriebene Alternative.</text:p>
          </table:table-cell>
          <table:table-cell office:value-type="float" office:value="16274" calcext:value-type="float">
            <text:p>16274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Bitte benutzen Sie Liste 94 udn sagen Sie mir zu jeder öffentlichen Einrichtung oder Personengruppe, die ich Ihnen nenne, wie sehr sie persönlcih jeder einzelnen davon vertrauen.</text:p>
          </table:table-cell>
          <table:table-cell office:value-type="float" office:value="16275" calcext:value-type="float">
            <text:p>16275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Verwenden Sie dazu diese Skala von 0 bis 10.</text:p>
          </table:table-cell>
          <table:table-cell office:value-type="float" office:value="14042" calcext:value-type="float">
            <text:p>14042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0 bedeutet, dass Sie dieser Einrichtung oder Personengruppe überhaupt nicht vertrauen und 10 bedeutet dass Sie ihr voll und ganz vertrauen.</text:p>
          </table:table-cell>
          <table:table-cell office:value-type="float" office:value="16276" calcext:value-type="float">
            <text:p>16276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Wie ist das mit dem Bundestag?</text:p>
          </table:table-cell>
          <table:table-cell office:value-type="float" office:value="16277" calcext:value-type="float">
            <text:p>16277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die Justiz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die Politiker</text:p>
          </table:table-cell>
          <table:table-cell office:value-type="float" office:value="14588" calcext:value-type="float">
            <text:p>14588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Bitte verwenden Sie Liste 95 und sagen Sie mir, wie sehr Sie den folgenden Aussagen über Ärzte zustimmen oder wie sehr Sie diese ablehnen.</text:p>
          </table:table-cell>
          <table:table-cell office:value-type="float" office:value="16278" calcext:value-type="float">
            <text:p>16278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Normalerweise verschweigen Ärzte ihren Patienten die volle Wahrheit.</text:p>
          </table:table-cell>
          <table:table-cell office:value-type="float" office:value="16279" calcext:value-type="float">
            <text:p>16279</text:p>
          </table:table-cell>
        </table:table-row>
        <table:table-row table:style-name="ro1">
          <table:table-cell office:value-type="string" calcext:value-type="string">
            <text:p>ESS_R02_2004_GER_DE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Hausärzte behandeln ihre Patienten normalerweise als gleichberechtigte Partner.</text:p>
          </table:table-cell>
          <table:table-cell office:value-type="float" office:value="16280" calcext:value-type="float">
            <text:p>16280</text:p>
          </table:table-cell>
        </table:table-row>
        <table:table-row table:style-name="ro1">
          <table:table-cell office:value-type="string" calcext:value-type="string">
            <text:p>ESS_R02_2004_GER_DE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Und wie viele Stunden wenden Sie selbst auf?</text:p>
          </table:table-cell>
          <table:table-cell office:value-type="float" office:value="16281" calcext:value-type="float">
            <text:p>16281</text:p>
          </table:table-cell>
        </table:table-row>
        <table:table-row table:style-name="ro1">
          <table:table-cell office:value-type="string" calcext:value-type="string">
            <text:p>ESS_R02_2004_GER_DE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Bevor Ärzte sich für eine Behandlung entscheiden diskutieren sie normalerweise mit ihren Patienten darüber.</text:p>
          </table:table-cell>
          <table:table-cell office:value-type="float" office:value="16282" calcext:value-type="float">
            <text:p>16282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Bitte sagen Sie mir auf einer Skala von 0 bis 10 wie abwechslungsreich Ihre Arbeit is wenn 0 bedeutet dass sie überhaupt nicht abwechslungsreich ist und 10 bedeutet dass sie sehr abwechslungsreich ist.</text:p>
          </table:table-cell>
          <table:table-cell office:value-type="float" office:value="16283" calcext:value-type="float">
            <text:p>16283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Und sagen Sie mir jetzt bitte auf einer Skala von 0 bis 10 wie sicher Ihr Arbeitsplatz ist, wenn 0 bedeutet dass er überhaupt nicht sicher ist und 10 bedeutet dass er sehr sicher ist.</text:p>
          </table:table-cell>
          <table:table-cell office:value-type="float" office:value="16284" calcext:value-type="float">
            <text:p>16284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Sagen Sie mir bitte auf einer Skala von 0 bis 10 wie stark Ihre Gesundheit und Ihre Sicherheit durch Ihre Arbeit gefährdet werden, wenn 0 bedeutet dass sie überhaupt nicht gefährdet werden und 10 bedeutet dass sie sehr stark gefährdet werden.</text:p>
          </table:table-cell>
          <table:table-cell office:value-type="float" office:value="16285" calcext:value-type="float">
            <text:p>16285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Wie zufrieden sind Sie alles in allem mit der gegenwärtigen Wirtschaftslage in Deutschland?</text:p>
          </table:table-cell>
          <table:table-cell office:value-type="float" office:value="16263" calcext:value-type="float">
            <text:p>16263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Wenn Sie nun einmal an die Leistungen der Bundesregierung in Berlin denken, wie zufrieden sind Sie mit der Art und Weise wie sie ihre Arbeit erledigt?</text:p>
          </table:table-cell>
          <table:table-cell office:value-type="float" office:value="16286" calcext:value-type="float">
            <text:p>16286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Und wie zufrieden sind Sie alles in allem mit der Art und Weise wie die Demokratie in Deutschland funktioniert?</text:p>
          </table:table-cell>
          <table:table-cell office:value-type="float" office:value="16242" calcext:value-type="float">
            <text:p>16242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Bitte benutzen Sie Liste 100 und sagen Sie mir zu jeder öffentlichen Einrichtung oder Personengruppe, die ich nenne wie sehr Sie persönlich jeder einzelnen vertrauen.</text:p>
          </table:table-cell>
          <table:table-cell office:value-type="float" office:value="16287" calcext:value-type="float">
            <text:p>16287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Verwenden Sie dazu diese Skala von0 bis 10.0 bedeutet dassSie dieser Einrichtung oder Personengruppe überhaupt nicht vertrauen und 10 bedeutet dass Sie ihr voll und ganz vertrauen.</text:p>
          </table:table-cell>
          <table:table-cell office:value-type="float" office:value="16288" calcext:value-type="float">
            <text:p>16288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Wie ist das mit dem Bundestag?</text:p>
          </table:table-cell>
          <table:table-cell office:value-type="float" office:value="16277" calcext:value-type="float">
            <text:p>16277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die Justiz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ESS_R02_2004_GER_DE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Und wie viele dieser Stunden wendet Ihr Mann/Ihre Frau/Ihr Partner/Ihre Partnerin auf?</text:p>
          </table:table-cell>
          <table:table-cell office:value-type="float" office:value="16289" calcext:value-type="float">
            <text:p>16289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die Politiker</text:p>
          </table:table-cell>
          <table:table-cell office:value-type="float" office:value="14588" calcext:value-type="float">
            <text:p>14588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Bitte verwenden Sie Liste 89 und sagen Sie mir wie sehr Sie den folgenden Aussagen über Ärzte zustimmen oder wie sehr Sie diese ablehnen.</text:p>
          </table:table-cell>
          <table:table-cell office:value-type="float" office:value="16290" calcext:value-type="float">
            <text:p>16290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Ärzte verschweigen ihren Patienten selten die volle Wahrheit.</text:p>
          </table:table-cell>
          <table:table-cell office:value-type="float" office:value="16291" calcext:value-type="float">
            <text:p>16291</text:p>
          </table:table-cell>
        </table:table-row>
        <table:table-row table:style-name="ro1">
          <table:table-cell office:value-type="string" calcext:value-type="string">
            <text:p>ESS_R02_2004_GER_DE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Hausärzte behandeln ihre Patienten selten als gleichberechtigte Partner.</text:p>
          </table:table-cell>
          <table:table-cell office:value-type="float" office:value="16292" calcext:value-type="float">
            <text:p>16292</text:p>
          </table:table-cell>
        </table:table-row>
        <table:table-row table:style-name="ro1">
          <table:table-cell office:value-type="string" calcext:value-type="string">
            <text:p>ESS_R02_2004_GER_DE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Bevor Ärzte sich für eine Behandlung entscheiden diskutieren sie selten mit Ihren Patienten darüber.</text:p>
          </table:table-cell>
          <table:table-cell office:value-type="float" office:value="16293" calcext:value-type="float">
            <text:p>16293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Bitte nehmen Sie noch einmal Liste 89 und sagen Sie mir, wie sehr Sie jeder der folgenden Aussagen zustimmen oder wie sehr Sie diese ablehnen.</text:p>
          </table:table-cell>
          <table:table-cell office:value-type="float" office:value="16294" calcext:value-type="float">
            <text:p>16294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Eine Frau sollte ihre Erwerbstätigkeit nicht zu Gunsten der Familie reduzieren müssen.</text:p>
          </table:table-cell>
          <table:table-cell office:value-type="float" office:value="16295" calcext:value-type="float">
            <text:p>16295</text:p>
          </table:table-cell>
        </table:table-row>
        <table:table-row table:style-name="ro1">
          <table:table-cell office:value-type="string" calcext:value-type="string">
            <text:p>ESS_R02_2004_GER_DE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Frauen sollten mehr Verantwortung für Haushalt und Kinder übernehmen als Männer.</text:p>
          </table:table-cell>
          <table:table-cell office:value-type="float" office:value="14645" calcext:value-type="float">
            <text:p>14645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Gar keine Zeit</text:p>
          </table:table-cell>
          <table:table-cell office:value-type="float" office:value="37094" calcext:value-type="float">
            <text:p>37094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Weniger als eine 1/2 Stunde</text:p>
          </table:table-cell>
          <table:table-cell office:value-type="float" office:value="37095" calcext:value-type="float">
            <text:p>37095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1/2 bis zu 1 Stunde</text:p>
          </table:table-cell>
          <table:table-cell office:value-type="float" office:value="37096" calcext:value-type="float">
            <text:p>37096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, bis zu 1 1/2 Stunden</text:p>
          </table:table-cell>
          <table:table-cell office:value-type="float" office:value="37097" calcext:value-type="float">
            <text:p>37097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1 1/2, bis zu 2 Stunden</text:p>
          </table:table-cell>
          <table:table-cell office:value-type="float" office:value="37098" calcext:value-type="float">
            <text:p>370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, bis zu 2 1/2 Stunden</text:p>
          </table:table-cell>
          <table:table-cell office:value-type="float" office:value="37099" calcext:value-type="float">
            <text:p>37099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2 1/2, bis zu 3 Stunden</text:p>
          </table:table-cell>
          <table:table-cell office:value-type="float" office:value="37100" calcext:value-type="float">
            <text:p>37100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hr als 3 Stunden</text:p>
          </table:table-cell>
          <table:table-cell office:value-type="float" office:value="37101" calcext:value-type="float">
            <text:p>37101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Weiß nicht)</text:p>
          </table:table-cell>
          <table:table-cell office:value-type="float" office:value="37102" calcext:value-type="float">
            <text:p>371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ein Zugang zu Hause oder am Arbeitsplatz</text:p>
          </table:table-cell>
          <table:table-cell office:value-type="float" office:value="37103" calcext:value-type="float">
            <text:p>37103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tze ich nie</text:p>
          </table:table-cell>
          <table:table-cell office:value-type="float" office:value="37104" calcext:value-type="float">
            <text:p>37104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7105" calcext:value-type="float">
            <text:p>37105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m Monat</text:p>
          </table:table-cell>
          <table:table-cell office:value-type="float" office:value="37106" calcext:value-type="float">
            <text:p>3710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m Monat</text:p>
          </table:table-cell>
          <table:table-cell office:value-type="float" office:value="37107" calcext:value-type="float">
            <text:p>37107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inmal in der Woche</text:p>
          </table:table-cell>
          <table:table-cell office:value-type="float" office:value="37108" calcext:value-type="float">
            <text:p>37108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hrmals in der Woche</text:p>
          </table:table-cell>
          <table:table-cell office:value-type="float" office:value="37109" calcext:value-type="float">
            <text:p>37109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äglich</text:p>
          </table:table-cell>
          <table:table-cell office:value-type="float" office:value="37110" calcext:value-type="float">
            <text:p>37110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Weiß nicht)</text:p>
          </table:table-cell>
          <table:table-cell office:value-type="float" office:value="37111" calcext:value-type="float">
            <text:p>37111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an kann nicht vorsichtig genug sein</text:p>
          </table:table-cell>
          <table:table-cell office:value-type="float" office:value="39856" calcext:value-type="float">
            <text:p>39856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9857" calcext:value-type="float">
            <text:p>39857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9858" calcext:value-type="float">
            <text:p>39858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9859" calcext:value-type="float">
            <text:p>39859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9860" calcext:value-type="float">
            <text:p>39860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9861" calcext:value-type="float">
            <text:p>39861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9862" calcext:value-type="float">
            <text:p>3986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9863" calcext:value-type="float">
            <text:p>39863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9864" calcext:value-type="float">
            <text:p>39864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9865" calcext:value-type="float">
            <text:p>39865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Den meisten Menschen kann man vertrauen</text:p>
          </table:table-cell>
          <table:table-cell office:value-type="float" office:value="39866" calcext:value-type="float">
            <text:p>39866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Weiß nicht)</text:p>
          </table:table-cell>
          <table:table-cell office:value-type="float" office:value="39867" calcext:value-type="float">
            <text:p>39867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versuchen, mich auszunutzen</text:p>
          </table:table-cell>
          <table:table-cell office:value-type="float" office:value="39868" calcext:value-type="float">
            <text:p>39868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39869" calcext:value-type="float">
            <text:p>39869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39870" calcext:value-type="float">
            <text:p>39870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39871" calcext:value-type="float">
            <text:p>39871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39872" calcext:value-type="float">
            <text:p>39872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39873" calcext:value-type="float">
            <text:p>39873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39874" calcext:value-type="float">
            <text:p>39874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39875" calcext:value-type="float">
            <text:p>39875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39876" calcext:value-type="float">
            <text:p>39876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39877" calcext:value-type="float">
            <text:p>39877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Die meisten Menschen versuchen, sich fair zu verhalten</text:p>
          </table:table-cell>
          <table:table-cell office:value-type="float" office:value="39878" calcext:value-type="float">
            <text:p>39878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Weiß nicht)</text:p>
          </table:table-cell>
          <table:table-cell office:value-type="float" office:value="39879" calcext:value-type="float">
            <text:p>39879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nschen sind meistens auf den eigenen Vorteil bedacht</text:p>
          </table:table-cell>
          <table:table-cell office:value-type="float" office:value="37136" calcext:value-type="float">
            <text:p>37136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37137" calcext:value-type="float">
            <text:p>37137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7138" calcext:value-type="float">
            <text:p>37138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37139" calcext:value-type="float">
            <text:p>37139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37140" calcext:value-type="float">
            <text:p>37140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37141" calcext:value-type="float">
            <text:p>37141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37142" calcext:value-type="float">
            <text:p>37142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37143" calcext:value-type="float">
            <text:p>37143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37144" calcext:value-type="float">
            <text:p>37144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37145" calcext:value-type="float">
            <text:p>37145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Die Menschen versuchen meistens, hilfsbereit zu sein</text:p>
          </table:table-cell>
          <table:table-cell office:value-type="float" office:value="37146" calcext:value-type="float">
            <text:p>37146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Weiß nicht)</text:p>
          </table:table-cell>
          <table:table-cell office:value-type="float" office:value="37147" calcext:value-type="float">
            <text:p>37147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ESS_R02_2004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ehr interessiert</text:p>
          </table:table-cell>
          <table:table-cell office:value-type="float" office:value="37148" calcext:value-type="float">
            <text:p>3714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2_2004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iemlich interessiert</text:p>
          </table:table-cell>
          <table:table-cell office:value-type="float" office:value="37149" calcext:value-type="float">
            <text:p>37149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2_2004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enig interessiert</text:p>
          </table:table-cell>
          <table:table-cell office:value-type="float" office:value="37150" calcext:value-type="float">
            <text:p>37150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2_2004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der überhaupt nicht interessiert?</text:p>
          </table:table-cell>
          <table:table-cell office:value-type="float" office:value="37151" calcext:value-type="float">
            <text:p>37151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2_2004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Weiß nicht)</text:p>
          </table:table-cell>
          <table:table-cell office:value-type="float" office:value="37152" calcext:value-type="float">
            <text:p>37152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ie</text:p>
          </table:table-cell>
          <table:table-cell office:value-type="float" office:value="37153" calcext:value-type="float">
            <text:p>37153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ten</text:p>
          </table:table-cell>
          <table:table-cell office:value-type="float" office:value="37154" calcext:value-type="float">
            <text:p>37154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anchmal</text:p>
          </table:table-cell>
          <table:table-cell office:value-type="float" office:value="37155" calcext:value-type="float">
            <text:p>37155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Ziemlich Häufig</text:p>
          </table:table-cell>
          <table:table-cell office:value-type="float" office:value="37156" calcext:value-type="float">
            <text:p>37156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äufig</text:p>
          </table:table-cell>
          <table:table-cell office:value-type="float" office:value="37157" calcext:value-type="float">
            <text:p>37157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Weiß nicht)</text:p>
          </table:table-cell>
          <table:table-cell office:value-type="float" office:value="37158" calcext:value-type="float">
            <text:p>37158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schwer</text:p>
          </table:table-cell>
          <table:table-cell office:value-type="float" office:value="37165" calcext:value-type="float">
            <text:p>37165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chwer</text:p>
          </table:table-cell>
          <table:table-cell office:value-type="float" office:value="37166" calcext:value-type="float">
            <text:p>37166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Weder schwer noch leicht</text:p>
          </table:table-cell>
          <table:table-cell office:value-type="float" office:value="37167" calcext:value-type="float">
            <text:p>37167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eicht</text:p>
          </table:table-cell>
          <table:table-cell office:value-type="float" office:value="37168" calcext:value-type="float">
            <text:p>37168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hr leicht</text:p>
          </table:table-cell>
          <table:table-cell office:value-type="float" office:value="37169" calcext:value-type="float">
            <text:p>37169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Weiß nicht)</text:p>
          </table:table-cell>
          <table:table-cell office:value-type="float" office:value="37170" calcext:value-type="float">
            <text:p>37170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ertraue überhaupt nicht</text:p>
          </table:table-cell>
          <table:table-cell office:value-type="float" office:value="37183" calcext:value-type="float">
            <text:p>3718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37184" calcext:value-type="float">
            <text:p>3718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37185" calcext:value-type="float">
            <text:p>37185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37186" calcext:value-type="float">
            <text:p>37186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37187" calcext:value-type="float">
            <text:p>37187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37188" calcext:value-type="float">
            <text:p>3718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37189" calcext:value-type="float">
            <text:p>37189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37190" calcext:value-type="float">
            <text:p>37190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37191" calcext:value-type="float">
            <text:p>37191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37192" calcext:value-type="float">
            <text:p>37192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Vertraue voll und ganz</text:p>
          </table:table-cell>
          <table:table-cell office:value-type="float" office:value="37193" calcext:value-type="float">
            <text:p>37193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Weiß nicht)</text:p>
          </table:table-cell>
          <table:table-cell office:value-type="float" office:value="37194" calcext:value-type="float">
            <text:p>371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string" calcext:value-type="string">
            <text:p>ESS_R02_2004_GER_D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a</text:p>
          </table:table-cell>
          <table:table-cell office:value-type="float" office:value="37195" calcext:value-type="float">
            <text:p>37195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D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ein</text:p>
          </table:table-cell>
          <table:table-cell office:value-type="float" office:value="37196" calcext:value-type="float">
            <text:p>37196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D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icht wahlberechtigt</text:p>
          </table:table-cell>
          <table:table-cell office:value-type="float" office:value="37197" calcext:value-type="float">
            <text:p>37197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D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Weiß nicht)</text:p>
          </table:table-cell>
          <table:table-cell office:value-type="float" office:value="37198" calcext:value-type="float">
            <text:p>37198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SPD</text:p>
          </table:table-cell>
          <table:table-cell office:value-type="float" office:value="42732" calcext:value-type="float">
            <text:p>42732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CDU/CSU</text:p>
          </table:table-cell>
          <table:table-cell office:value-type="float" office:value="42733" calcext:value-type="float">
            <text:p>42733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Bündnis 90/Die Grünen</text:p>
          </table:table-cell>
          <table:table-cell office:value-type="float" office:value="42734" calcext:value-type="float">
            <text:p>42734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FDP</text:p>
          </table:table-cell>
          <table:table-cell office:value-type="float" office:value="42735" calcext:value-type="float">
            <text:p>42735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PDS</text:p>
          </table:table-cell>
          <table:table-cell office:value-type="float" office:value="42736" calcext:value-type="float">
            <text:p>42736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Republikaner</text:p>
          </table:table-cell>
          <table:table-cell office:value-type="float" office:value="42737" calcext:value-type="float">
            <text:p>42737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NPD/DVU</text:p>
          </table:table-cell>
          <table:table-cell office:value-type="float" office:value="42738" calcext:value-type="float">
            <text:p>42738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Andere Partei</text:p>
          </table:table-cell>
          <table:table-cell office:value-type="float" office:value="42739" calcext:value-type="float">
            <text:p>42739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2</text:p>
          </table:table-cell>
          <table:table-cell office:value-type="string" calcext:value-type="string">
            <text:p>B12a</text:p>
          </table:table-cell>
          <table:table-cell office:value-type="string" calcext:value-type="string">
            <text:p>(Weiß nicht)</text:p>
          </table:table-cell>
          <table:table-cell office:value-type="float" office:value="42740" calcext:value-type="float">
            <text:p>42740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SPD</text:p>
          </table:table-cell>
          <table:table-cell office:value-type="float" office:value="42732" calcext:value-type="float">
            <text:p>42732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CDU/CSU</text:p>
          </table:table-cell>
          <table:table-cell office:value-type="float" office:value="42733" calcext:value-type="float">
            <text:p>42733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Bündnis 90/Die Grünen</text:p>
          </table:table-cell>
          <table:table-cell office:value-type="float" office:value="42734" calcext:value-type="float">
            <text:p>42734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FDP</text:p>
          </table:table-cell>
          <table:table-cell office:value-type="float" office:value="42735" calcext:value-type="float">
            <text:p>42735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PDS</text:p>
          </table:table-cell>
          <table:table-cell office:value-type="float" office:value="42736" calcext:value-type="float">
            <text:p>42736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Republikaner</text:p>
          </table:table-cell>
          <table:table-cell office:value-type="float" office:value="42737" calcext:value-type="float">
            <text:p>42737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NPD/DVU</text:p>
          </table:table-cell>
          <table:table-cell office:value-type="float" office:value="42738" calcext:value-type="float">
            <text:p>42738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Andere Partei</text:p>
          </table:table-cell>
          <table:table-cell office:value-type="float" office:value="42739" calcext:value-type="float">
            <text:p>42739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3</text:p>
          </table:table-cell>
          <table:table-cell office:value-type="string" calcext:value-type="string">
            <text:p>B12b</text:p>
          </table:table-cell>
          <table:table-cell office:value-type="string" calcext:value-type="string">
            <text:p>(Weiß nicht)</text:p>
          </table:table-cell>
          <table:table-cell office:value-type="float" office:value="42740" calcext:value-type="float">
            <text:p>42740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2_2004_GER_DE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9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9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9</text:p>
          </table:table-cell>
          <table:table-cell office:value-type="string" calcext:value-type="string">
            <text:p>B17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0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0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0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1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1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1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2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2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2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PD</text:p>
          </table:table-cell>
          <table:table-cell office:value-type="float" office:value="37199" calcext:value-type="float">
            <text:p>37199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DU/CSU</text:p>
          </table:table-cell>
          <table:table-cell office:value-type="float" office:value="37200" calcext:value-type="float">
            <text:p>37200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Bündnis 90/Die Grünen</text:p>
          </table:table-cell>
          <table:table-cell office:value-type="float" office:value="37201" calcext:value-type="float">
            <text:p>37201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DP</text:p>
          </table:table-cell>
          <table:table-cell office:value-type="float" office:value="37202" calcext:value-type="float">
            <text:p>37202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DS</text:p>
          </table:table-cell>
          <table:table-cell office:value-type="float" office:value="37203" calcext:value-type="float">
            <text:p>37203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Republikaner</text:p>
          </table:table-cell>
          <table:table-cell office:value-type="float" office:value="37204" calcext:value-type="float">
            <text:p>37204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Andere Partei</text:p>
          </table:table-cell>
          <table:table-cell office:value-type="float" office:value="37205" calcext:value-type="float">
            <text:p>37205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3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Weiß nicht)</text:p>
          </table:table-cell>
          <table:table-cell office:value-type="float" office:value="37206" calcext:value-type="float">
            <text:p>37206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sehr nahe</text:p>
          </table:table-cell>
          <table:table-cell office:value-type="float" office:value="37215" calcext:value-type="float">
            <text:p>37215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DE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ziemlich nahe</text:p>
          </table:table-cell>
          <table:table-cell office:value-type="float" office:value="37216" calcext:value-type="float">
            <text:p>37216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DE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icht besonders nahe</text:p>
          </table:table-cell>
          <table:table-cell office:value-type="float" office:value="37217" calcext:value-type="float">
            <text:p>37217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DE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der überhaupt nicht nahe</text:p>
          </table:table-cell>
          <table:table-cell office:value-type="float" office:value="37218" calcext:value-type="float">
            <text:p>37218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DE_34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Weiß nicht)</text:p>
          </table:table-cell>
          <table:table-cell office:value-type="float" office:value="37219" calcext:value-type="float">
            <text:p>37219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string" calcext:value-type="string">
            <text:p>ESS_R02_2004_GER_DE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5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PD</text:p>
          </table:table-cell>
          <table:table-cell office:value-type="float" office:value="37199" calcext:value-type="float">
            <text:p>37199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DU/CSU</text:p>
          </table:table-cell>
          <table:table-cell office:value-type="float" office:value="37200" calcext:value-type="float">
            <text:p>37200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ündnis 90/Die Grünen</text:p>
          </table:table-cell>
          <table:table-cell office:value-type="float" office:value="37201" calcext:value-type="float">
            <text:p>37201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DP</text:p>
          </table:table-cell>
          <table:table-cell office:value-type="float" office:value="37202" calcext:value-type="float">
            <text:p>37202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DS</text:p>
          </table:table-cell>
          <table:table-cell office:value-type="float" office:value="37203" calcext:value-type="float">
            <text:p>37203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publikaner</text:p>
          </table:table-cell>
          <table:table-cell office:value-type="float" office:value="37204" calcext:value-type="float">
            <text:p>37204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Andere Partei</text:p>
          </table:table-cell>
          <table:table-cell office:value-type="float" office:value="37205" calcext:value-type="float">
            <text:p>37205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6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Weiß nicht)</text:p>
          </table:table-cell>
          <table:table-cell office:value-type="float" office:value="37206" calcext:value-type="float">
            <text:p>37206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inks</text:p>
          </table:table-cell>
          <table:table-cell office:value-type="float" office:value="37220" calcext:value-type="float">
            <text:p>3722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37221" calcext:value-type="float">
            <text:p>37221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37222" calcext:value-type="float">
            <text:p>37222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37223" calcext:value-type="float">
            <text:p>37223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37224" calcext:value-type="float">
            <text:p>37224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37225" calcext:value-type="float">
            <text:p>37225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37226" calcext:value-type="float">
            <text:p>37226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37227" calcext:value-type="float">
            <text:p>37227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37228" calcext:value-type="float">
            <text:p>37228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37229" calcext:value-type="float">
            <text:p>37229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echts</text:p>
          </table:table-cell>
          <table:table-cell office:value-type="float" office:value="37230" calcext:value-type="float">
            <text:p>3723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Weiß nicht)</text:p>
          </table:table-cell>
          <table:table-cell office:value-type="float" office:value="37231" calcext:value-type="float">
            <text:p>37231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unzufrieden</text:p>
          </table:table-cell>
          <table:table-cell office:value-type="float" office:value="33121" calcext:value-type="float">
            <text:p>3312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33122" calcext:value-type="float">
            <text:p>3312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33123" calcext:value-type="float">
            <text:p>3312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33124" calcext:value-type="float">
            <text:p>33124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33125" calcext:value-type="float">
            <text:p>33125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33126" calcext:value-type="float">
            <text:p>33126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33127" calcext:value-type="float">
            <text:p>331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33128" calcext:value-type="float">
            <text:p>33128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33129" calcext:value-type="float">
            <text:p>33129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33130" calcext:value-type="float">
            <text:p>3313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ßerst zufrieden</text:p>
          </table:table-cell>
          <table:table-cell office:value-type="float" office:value="33131" calcext:value-type="float">
            <text:p>33131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ß nicht)</text:p>
          </table:table-cell>
          <table:table-cell office:value-type="float" office:value="33132" calcext:value-type="float">
            <text:p>33132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ßerst schlecht</text:p>
          </table:table-cell>
          <table:table-cell office:value-type="float" office:value="33133" calcext:value-type="float">
            <text:p>3313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33134" calcext:value-type="float">
            <text:p>3313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33135" calcext:value-type="float">
            <text:p>3313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33136" calcext:value-type="float">
            <text:p>33136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33137" calcext:value-type="float">
            <text:p>33137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33138" calcext:value-type="float">
            <text:p>33138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33139" calcext:value-type="float">
            <text:p>33139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33140" calcext:value-type="float">
            <text:p>3314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33141" calcext:value-type="float">
            <text:p>33141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33142" calcext:value-type="float">
            <text:p>33142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Äußerst gut</text:p>
          </table:table-cell>
          <table:table-cell office:value-type="float" office:value="33143" calcext:value-type="float">
            <text:p>3314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2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Weiß nicht)</text:p>
          </table:table-cell>
          <table:table-cell office:value-type="float" office:value="33144" calcext:value-type="float">
            <text:p>3314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ßerst schlecht</text:p>
          </table:table-cell>
          <table:table-cell office:value-type="float" office:value="33133" calcext:value-type="float">
            <text:p>3313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33134" calcext:value-type="float">
            <text:p>3313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33135" calcext:value-type="float">
            <text:p>33135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33136" calcext:value-type="float">
            <text:p>33136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33137" calcext:value-type="float">
            <text:p>33137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33138" calcext:value-type="float">
            <text:p>33138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33139" calcext:value-type="float">
            <text:p>33139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33140" calcext:value-type="float">
            <text:p>3314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33141" calcext:value-type="float">
            <text:p>33141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33142" calcext:value-type="float">
            <text:p>33142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Äußerst gut</text:p>
          </table:table-cell>
          <table:table-cell office:value-type="float" office:value="33143" calcext:value-type="float">
            <text:p>3314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Weiß nicht)</text:p>
          </table:table-cell>
          <table:table-cell office:value-type="float" office:value="33144" calcext:value-type="float">
            <text:p>33144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4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5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6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stark zu</text:p>
          </table:table-cell>
          <table:table-cell office:value-type="float" office:value="34174" calcext:value-type="float">
            <text:p>34174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Stimme zu</text:p>
          </table:table-cell>
          <table:table-cell office:value-type="float" office:value="34175" calcext:value-type="float">
            <text:p>3417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Weder noch</text:p>
          </table:table-cell>
          <table:table-cell office:value-type="float" office:value="34176" calcext:value-type="float">
            <text:p>34176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ab</text:p>
          </table:table-cell>
          <table:table-cell office:value-type="float" office:value="34177" calcext:value-type="float">
            <text:p>34177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ehne stark ab</text:p>
          </table:table-cell>
          <table:table-cell office:value-type="float" office:value="34178" calcext:value-type="float">
            <text:p>34178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7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Weiß nicht)</text:p>
          </table:table-cell>
          <table:table-cell office:value-type="float" office:value="34179" calcext:value-type="float">
            <text:p>34179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Einigung ist schon zu weit gegangen</text:p>
          </table:table-cell>
          <table:table-cell office:value-type="float" office:value="39898" calcext:value-type="float">
            <text:p>39898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39899" calcext:value-type="float">
            <text:p>39899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39900" calcext:value-type="float">
            <text:p>39900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39901" calcext:value-type="float">
            <text:p>39901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39902" calcext:value-type="float">
            <text:p>39902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39903" calcext:value-type="float">
            <text:p>39903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39904" calcext:value-type="float">
            <text:p>39904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39905" calcext:value-type="float">
            <text:p>39905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39906" calcext:value-type="float">
            <text:p>39906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39907" calcext:value-type="float">
            <text:p>39907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Einigung sollte weiter gehen</text:p>
          </table:table-cell>
          <table:table-cell office:value-type="float" office:value="39908" calcext:value-type="float">
            <text:p>39908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8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Weiß nicht)</text:p>
          </table:table-cell>
          <table:table-cell office:value-type="float" office:value="39909" calcext:value-type="float">
            <text:p>39909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vielen erlauben, herzukommen und hier zu leben</text:p>
          </table:table-cell>
          <table:table-cell office:value-type="float" office:value="37319" calcext:value-type="float">
            <text:p>37319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igen erlauben</text:p>
          </table:table-cell>
          <table:table-cell office:value-type="float" office:value="37320" calcext:value-type="float">
            <text:p>3732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ein paar wenigen erlauben</text:p>
          </table:table-cell>
          <table:table-cell office:value-type="float" office:value="37321" calcext:value-type="float">
            <text:p>3732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emandem erlauben</text:p>
          </table:table-cell>
          <table:table-cell office:value-type="float" office:value="37322" calcext:value-type="float">
            <text:p>3732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Weiß nicht)</text:p>
          </table:table-cell>
          <table:table-cell office:value-type="float" office:value="37323" calcext:value-type="float">
            <text:p>373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Schlecht für die Wirtschaft</text:p>
          </table:table-cell>
          <table:table-cell office:value-type="float" office:value="34197" calcext:value-type="float">
            <text:p>34197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34198" calcext:value-type="float">
            <text:p>34198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34199" calcext:value-type="float">
            <text:p>34199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34200" calcext:value-type="float">
            <text:p>34200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34201" calcext:value-type="float">
            <text:p>34201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34202" calcext:value-type="float">
            <text:p>34202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34203" calcext:value-type="float">
            <text:p>34203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34204" calcext:value-type="float">
            <text:p>34204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34205" calcext:value-type="float">
            <text:p>34205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34206" calcext:value-type="float">
            <text:p>34206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ut für die Wirtschaft</text:p>
          </table:table-cell>
          <table:table-cell office:value-type="float" office:value="34207" calcext:value-type="float">
            <text:p>34207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Weiß nicht)</text:p>
          </table:table-cell>
          <table:table-cell office:value-type="float" office:value="34208" calcext:value-type="float">
            <text:p>34208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untergraben</text:p>
          </table:table-cell>
          <table:table-cell office:value-type="float" office:value="34209" calcext:value-type="float">
            <text:p>34209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34210" calcext:value-type="float">
            <text:p>3421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34211" calcext:value-type="float">
            <text:p>34211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34212" calcext:value-type="float">
            <text:p>34212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34213" calcext:value-type="float">
            <text:p>34213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34214" calcext:value-type="float">
            <text:p>34214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34215" calcext:value-type="float">
            <text:p>34215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34216" calcext:value-type="float">
            <text:p>34216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34217" calcext:value-type="float">
            <text:p>34217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34218" calcext:value-type="float">
            <text:p>34218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Kulturelles Leben wird bereichert</text:p>
          </table:table-cell>
          <table:table-cell office:value-type="float" office:value="34219" calcext:value-type="float">
            <text:p>34219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3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Weiß nicht)</text:p>
          </table:table-cell>
          <table:table-cell office:value-type="float" office:value="34220" calcext:value-type="float">
            <text:p>3422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schlechteren Ort zum Leben</text:p>
          </table:table-cell>
          <table:table-cell office:value-type="float" office:value="34221" calcext:value-type="float">
            <text:p>3422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34222" calcext:value-type="float">
            <text:p>3422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34223" calcext:value-type="float">
            <text:p>34223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34224" calcext:value-type="float">
            <text:p>34224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34225" calcext:value-type="float">
            <text:p>34225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34226" calcext:value-type="float">
            <text:p>34226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34227" calcext:value-type="float">
            <text:p>34227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34228" calcext:value-type="float">
            <text:p>34228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34229" calcext:value-type="float">
            <text:p>34229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34230" calcext:value-type="float">
            <text:p>3423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ird zu einem besseren Ort zum Leben</text:p>
          </table:table-cell>
          <table:table-cell office:value-type="float" office:value="34231" calcext:value-type="float">
            <text:p>34231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Weiß nicht)</text:p>
          </table:table-cell>
          <table:table-cell office:value-type="float" office:value="34232" calcext:value-type="float">
            <text:p>3423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ßerst unglücklich</text:p>
          </table:table-cell>
          <table:table-cell office:value-type="float" office:value="33156" calcext:value-type="float">
            <text:p>33156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33157" calcext:value-type="float">
            <text:p>33157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33158" calcext:value-type="float">
            <text:p>33158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33159" calcext:value-type="float">
            <text:p>33159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33161" calcext:value-type="float">
            <text:p>33161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33162" calcext:value-type="float">
            <text:p>33162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33163" calcext:value-type="float">
            <text:p>33163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33164" calcext:value-type="float">
            <text:p>33164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33165" calcext:value-type="float">
            <text:p>33165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Äußerst glücklich</text:p>
          </table:table-cell>
          <table:table-cell office:value-type="float" office:value="33166" calcext:value-type="float">
            <text:p>33166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Weiß nicht)</text:p>
          </table:table-cell>
          <table:table-cell office:value-type="float" office:value="33167" calcext:value-type="float">
            <text:p>33167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ie</text:p>
          </table:table-cell>
          <table:table-cell office:value-type="float" office:value="34233" calcext:value-type="float">
            <text:p>34233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eniger als einmal im Monat</text:p>
          </table:table-cell>
          <table:table-cell office:value-type="float" office:value="34234" calcext:value-type="float">
            <text:p>34234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m Monat</text:p>
          </table:table-cell>
          <table:table-cell office:value-type="float" office:value="34235" calcext:value-type="float">
            <text:p>34235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m Monat</text:p>
          </table:table-cell>
          <table:table-cell office:value-type="float" office:value="34236" calcext:value-type="float">
            <text:p>34236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inmal in der Woche</text:p>
          </table:table-cell>
          <table:table-cell office:value-type="float" office:value="34237" calcext:value-type="float">
            <text:p>34237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hrmals in der Woche</text:p>
          </table:table-cell>
          <table:table-cell office:value-type="float" office:value="34238" calcext:value-type="float">
            <text:p>34238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äglich</text:p>
          </table:table-cell>
          <table:table-cell office:value-type="float" office:value="34239" calcext:value-type="float">
            <text:p>34239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Weiß nicht)</text:p>
          </table:table-cell>
          <table:table-cell office:value-type="float" office:value="34240" calcext:value-type="float">
            <text:p>3424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SS_R02_2004_GER_DE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5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seltener als die meisten</text:p>
          </table:table-cell>
          <table:table-cell office:value-type="float" office:value="37249" calcext:value-type="float">
            <text:p>37249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Seltener als die meisten</text:p>
          </table:table-cell>
          <table:table-cell office:value-type="float" office:value="37250" calcext:value-type="float">
            <text:p>37250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Ungefähr gleich oft</text:p>
          </table:table-cell>
          <table:table-cell office:value-type="float" office:value="37251" calcext:value-type="float">
            <text:p>37251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äufiger als die meisten</text:p>
          </table:table-cell>
          <table:table-cell office:value-type="float" office:value="37252" calcext:value-type="float">
            <text:p>37252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iel häufiger als die meisten</text:p>
          </table:table-cell>
          <table:table-cell office:value-type="float" office:value="37253" calcext:value-type="float">
            <text:p>37253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Weiß nicht)</text:p>
          </table:table-cell>
          <table:table-cell office:value-type="float" office:value="37254" calcext:value-type="float">
            <text:p>37254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SS_R02_2004_GER_DE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hr sicher</text:p>
          </table:table-cell>
          <table:table-cell office:value-type="float" office:value="37255" calcext:value-type="float">
            <text:p>37255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2_2004_GER_DE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icher</text:p>
          </table:table-cell>
          <table:table-cell office:value-type="float" office:value="37256" calcext:value-type="float">
            <text:p>37256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2_2004_GER_DE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icher</text:p>
          </table:table-cell>
          <table:table-cell office:value-type="float" office:value="37257" calcext:value-type="float">
            <text:p>37257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2_2004_GER_DE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der sehr unsicher?</text:p>
          </table:table-cell>
          <table:table-cell office:value-type="float" office:value="37258" calcext:value-type="float">
            <text:p>37258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2_2004_GER_DE_6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Weiß nicht)</text:p>
          </table:table-cell>
          <table:table-cell office:value-type="float" office:value="37259" calcext:value-type="float">
            <text:p>37259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ehr gut</text:p>
          </table:table-cell>
          <table:table-cell office:value-type="float" office:value="37260" calcext:value-type="float">
            <text:p>37260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ut</text:p>
          </table:table-cell>
          <table:table-cell office:value-type="float" office:value="37261" calcext:value-type="float">
            <text:p>37261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urchschnittlich</text:p>
          </table:table-cell>
          <table:table-cell office:value-type="float" office:value="37262" calcext:value-type="float">
            <text:p>37262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chlecht</text:p>
          </table:table-cell>
          <table:table-cell office:value-type="float" office:value="37263" calcext:value-type="float">
            <text:p>37263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oder sehr schlecht?</text:p>
          </table:table-cell>
          <table:table-cell office:value-type="float" office:value="37264" calcext:value-type="float">
            <text:p>37264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2_2004_GER_DE_6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Weiß nicht)</text:p>
          </table:table-cell>
          <table:table-cell office:value-type="float" office:value="37265" calcext:value-type="float">
            <text:p>37265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S_R02_2004_GER_DE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Ja, stark</text:p>
          </table:table-cell>
          <table:table-cell office:value-type="float" office:value="34267" calcext:value-type="float">
            <text:p>34267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DE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Ja, bis zu einem gewissen Grad</text:p>
          </table:table-cell>
          <table:table-cell office:value-type="float" office:value="34268" calcext:value-type="float">
            <text:p>34268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DE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ein</text:p>
          </table:table-cell>
          <table:table-cell office:value-type="float" office:value="34269" calcext:value-type="float">
            <text:p>34269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DE_6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Weiß nicht)</text:p>
          </table:table-cell>
          <table:table-cell office:value-type="float" office:value="34270" calcext:value-type="float">
            <text:p>34270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S_R02_2004_GER_DE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ömisch-Katholisch</text:p>
          </table:table-cell>
          <table:table-cell office:value-type="float" office:value="41549" calcext:value-type="float">
            <text:p>41549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vangelisch/Protestantisch (ohne weitere Angaben)</text:p>
          </table:table-cell>
          <table:table-cell office:value-type="float" office:value="41550" calcext:value-type="float">
            <text:p>41550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iechisch- oder Russisch-orthodox</text:p>
          </table:table-cell>
          <table:table-cell office:value-type="float" office:value="41551" calcext:value-type="float">
            <text:p>41551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 christliche Konfession</text:p>
          </table:table-cell>
          <table:table-cell office:value-type="float" office:value="41552" calcext:value-type="float">
            <text:p>41552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üdisch</text:p>
          </table:table-cell>
          <table:table-cell office:value-type="float" office:value="41553" calcext:value-type="float">
            <text:p>41553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Moslemisch/Islam</text:p>
          </table:table-cell>
          <table:table-cell office:value-type="float" office:value="41554" calcext:value-type="float">
            <text:p>41554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Östliche Religionsgemeinschaft (Buddhismus, Hinduismus, Sikh, Shinto, Tao)</text:p>
          </table:table-cell>
          <table:table-cell office:value-type="float" office:value="41555" calcext:value-type="float">
            <text:p>41555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ndere, nicht-christliche Religionsgemeinschaft:</text:p>
          </table:table-cell>
          <table:table-cell office:value-type="float" office:value="41556" calcext:value-type="float">
            <text:p>41556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ristlich, aber fühlt sich keiner spezifischen Religionsgemeinschaft zugehörig</text:p>
          </table:table-cell>
          <table:table-cell office:value-type="float" office:value="41557" calcext:value-type="float">
            <text:p>41557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5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eiß nicht)</text:p>
          </table:table-cell>
          <table:table-cell office:value-type="float" office:value="41558" calcext:value-type="float">
            <text:p>41558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2_2004_GER_DE_6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ömisch-Katholisch</text:p>
          </table:table-cell>
          <table:table-cell office:value-type="float" office:value="41559" calcext:value-type="float">
            <text:p>41559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Evangelisch/Protestantisch (ohne weitere Angaben)</text:p>
          </table:table-cell>
          <table:table-cell office:value-type="float" office:value="41560" calcext:value-type="float">
            <text:p>41560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iechisch- oder Russisch-orthodox</text:p>
          </table:table-cell>
          <table:table-cell office:value-type="float" office:value="41561" calcext:value-type="float">
            <text:p>41561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 christliche Konfession:</text:p>
          </table:table-cell>
          <table:table-cell office:value-type="float" office:value="41562" calcext:value-type="float">
            <text:p>41562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üdisch</text:p>
          </table:table-cell>
          <table:table-cell office:value-type="float" office:value="41563" calcext:value-type="float">
            <text:p>41563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Moslemisch/Islam</text:p>
          </table:table-cell>
          <table:table-cell office:value-type="float" office:value="41564" calcext:value-type="float">
            <text:p>41564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Östliche Religionsgemeinschaft (Buddhismus, Hinduismus, Sikh, Shinto, Tao)</text:p>
          </table:table-cell>
          <table:table-cell office:value-type="float" office:value="41565" calcext:value-type="float">
            <text:p>41565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ndere, nicht-christliche Religionsgemeinschaft:</text:p>
          </table:table-cell>
          <table:table-cell office:value-type="float" office:value="41566" calcext:value-type="float">
            <text:p>41566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ristlich, aber fühlte sich keiner spezifischen Religionsgemeinschaft zugehörig</text:p>
          </table:table-cell>
          <table:table-cell office:value-type="float" office:value="41567" calcext:value-type="float">
            <text:p>41567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Weiß nicht)</text:p>
          </table:table-cell>
          <table:table-cell office:value-type="float" office:value="41568" calcext:value-type="float">
            <text:p>41568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Überhaup t nicht religiös</text:p>
          </table:table-cell>
          <table:table-cell office:value-type="float" office:value="39934" calcext:value-type="float">
            <text:p>39934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39935" calcext:value-type="float">
            <text:p>39935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39936" calcext:value-type="float">
            <text:p>39936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39937" calcext:value-type="float">
            <text:p>39937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39938" calcext:value-type="float">
            <text:p>39938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39939" calcext:value-type="float">
            <text:p>39939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39940" calcext:value-type="float">
            <text:p>39940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39941" calcext:value-type="float">
            <text:p>39941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39942" calcext:value-type="float">
            <text:p>39942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39943" calcext:value-type="float">
            <text:p>39943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Sehr religiös</text:p>
          </table:table-cell>
          <table:table-cell office:value-type="float" office:value="39944" calcext:value-type="float">
            <text:p>39944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Weiß nicht)</text:p>
          </table:table-cell>
          <table:table-cell office:value-type="float" office:value="39945" calcext:value-type="float">
            <text:p>39945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äglich</text:p>
          </table:table-cell>
          <table:table-cell office:value-type="float" office:value="37279" calcext:value-type="float">
            <text:p>37279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äufiger als einmal in der Woche</text:p>
          </table:table-cell>
          <table:table-cell office:value-type="float" office:value="37280" calcext:value-type="float">
            <text:p>37280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inmal in der Woche</text:p>
          </table:table-cell>
          <table:table-cell office:value-type="float" office:value="37281" calcext:value-type="float">
            <text:p>37281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indestens einmal im Monat</text:p>
          </table:table-cell>
          <table:table-cell office:value-type="float" office:value="37282" calcext:value-type="float">
            <text:p>37282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7283" calcext:value-type="float">
            <text:p>37283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eltener</text:p>
          </table:table-cell>
          <table:table-cell office:value-type="float" office:value="37284" calcext:value-type="float">
            <text:p>37284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ie</text:p>
          </table:table-cell>
          <table:table-cell office:value-type="float" office:value="37285" calcext:value-type="float">
            <text:p>37285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Weiß nicht)</text:p>
          </table:table-cell>
          <table:table-cell office:value-type="float" office:value="37286" calcext:value-type="float">
            <text:p>37286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Täglich</text:p>
          </table:table-cell>
          <table:table-cell office:value-type="float" office:value="37279" calcext:value-type="float">
            <text:p>37279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äufiger als einmal in der Woche</text:p>
          </table:table-cell>
          <table:table-cell office:value-type="float" office:value="37280" calcext:value-type="float">
            <text:p>37280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inmal in der Woche</text:p>
          </table:table-cell>
          <table:table-cell office:value-type="float" office:value="37281" calcext:value-type="float">
            <text:p>37281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indestens einmal im Monat</text:p>
          </table:table-cell>
          <table:table-cell office:value-type="float" office:value="37282" calcext:value-type="float">
            <text:p>37282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ur an besonderen Feiertagen</text:p>
          </table:table-cell>
          <table:table-cell office:value-type="float" office:value="37283" calcext:value-type="float">
            <text:p>37283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eltener</text:p>
          </table:table-cell>
          <table:table-cell office:value-type="float" office:value="37284" calcext:value-type="float">
            <text:p>37284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ie</text:p>
          </table:table-cell>
          <table:table-cell office:value-type="float" office:value="37285" calcext:value-type="float">
            <text:p>37285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Weiß nicht)</text:p>
          </table:table-cell>
          <table:table-cell office:value-type="float" office:value="37286" calcext:value-type="float">
            <text:p>37286</text:p>
          </table:table-cell>
          <table:table-cell office:value-type="float" office:value="4604" calcext:value-type="float">
            <text:p>4604</text:p>
          </table:table-cell>
        </table:table-row>
        <table:table-row table:style-name="ro1">
          <table:table-cell office:value-type="string" calcext:value-type="string">
            <text:p>ESS_R02_2004_GER_DE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autfarbe</text:p>
          </table:table-cell>
          <table:table-cell office:value-type="float" office:value="37287" calcext:value-type="float">
            <text:p>37287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ät</text:p>
          </table:table-cell>
          <table:table-cell office:value-type="float" office:value="37288" calcext:value-type="float">
            <text:p>37288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37289" calcext:value-type="float">
            <text:p>37289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prache</text:p>
          </table:table-cell>
          <table:table-cell office:value-type="float" office:value="37290" calcext:value-type="float">
            <text:p>37290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Volksgruppe oder ethnische Gruppe</text:p>
          </table:table-cell>
          <table:table-cell office:value-type="float" office:value="37291" calcext:value-type="float">
            <text:p>37291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lter</text:p>
          </table:table-cell>
          <table:table-cell office:value-type="float" office:value="37292" calcext:value-type="float">
            <text:p>37292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schlecht</text:p>
          </table:table-cell>
          <table:table-cell office:value-type="float" office:value="37293" calcext:value-type="float">
            <text:p>37293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elle Neigungen</text:p>
          </table:table-cell>
          <table:table-cell office:value-type="float" office:value="37294" calcext:value-type="float">
            <text:p>37294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Behinderung</text:p>
          </table:table-cell>
          <table:table-cell office:value-type="float" office:value="37295" calcext:value-type="float">
            <text:p>37295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onstige</text:p>
          </table:table-cell>
          <table:table-cell office:value-type="float" office:value="37296" calcext:value-type="float">
            <text:p>37296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Weiß nicht)</text:p>
          </table:table-cell>
          <table:table-cell office:value-type="float" office:value="37297" calcext:value-type="float">
            <text:p>37297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office:value-type="string" calcext:value-type="string">
            <text:p>ESS_R02_2004_GER_DE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5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Innerhalb des letzten Jahres</text:p>
          </table:table-cell>
          <table:table-cell office:value-type="float" office:value="39946" calcext:value-type="float">
            <text:p>39946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1-5 Jahren</text:p>
          </table:table-cell>
          <table:table-cell office:value-type="float" office:value="39947" calcext:value-type="float">
            <text:p>39947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6-10 Jahren</text:p>
          </table:table-cell>
          <table:table-cell office:value-type="float" office:value="39948" calcext:value-type="float">
            <text:p>39948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11-20 Jahren</text:p>
          </table:table-cell>
          <table:table-cell office:value-type="float" office:value="39949" calcext:value-type="float">
            <text:p>39949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Vor über 20 Jahren</text:p>
          </table:table-cell>
          <table:table-cell office:value-type="float" office:value="39950" calcext:value-type="float">
            <text:p>39950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Weiß nicht)</text:p>
          </table:table-cell>
          <table:table-cell office:value-type="float" office:value="39951" calcext:value-type="float">
            <text:p>39951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ESS_R02_2004_GER_DE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BIS ZU ZWEI SPRACHEN EINTRAGEN. WENN KEINE 2.</text:p>
          </table:table-cell>
          <table:table-cell office:value-type="float" office:value="39952" calcext:value-type="float">
            <text:p>39952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string" calcext:value-type="string">
            <text:p>ESS_R02_2004_GER_DE_7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eiß nicht)</text:p>
          </table:table-cell>
          <table:table-cell office:value-type="float" office:value="39953" calcext:value-type="float">
            <text:p>39953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string" calcext:value-type="string">
            <text:p>ESS_R02_2004_GER_DE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79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80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8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8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83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völlig richtig</text:p>
          </table:table-cell>
          <table:table-cell office:value-type="float" office:value="41220" calcext:value-type="float">
            <text:p>4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richtig</text:p>
          </table:table-cell>
          <table:table-cell office:value-type="float" office:value="41221" calcext:value-type="float">
            <text:p>41221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eder noch</text:p>
          </table:table-cell>
          <table:table-cell office:value-type="float" office:value="41222" calcext:value-type="float">
            <text:p>41222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nicht richtig</text:p>
          </table:table-cell>
          <table:table-cell office:value-type="float" office:value="41223" calcext:value-type="float">
            <text:p>4122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inde ich überhaupt nicht richtig</text:p>
          </table:table-cell>
          <table:table-cell office:value-type="float" office:value="41224" calcext:value-type="float">
            <text:p>41224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Weiß nicht)</text:p>
          </table:table-cell>
          <table:table-cell office:value-type="float" office:value="41225" calcext:value-type="float">
            <text:p>41225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ie oder fast nie</text:p>
          </table:table-cell>
          <table:table-cell office:value-type="float" office:value="42741" calcext:value-type="float">
            <text:p>42741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anchmal</text:p>
          </table:table-cell>
          <table:table-cell office:value-type="float" office:value="42742" calcext:value-type="float">
            <text:p>42742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2743" calcext:value-type="float">
            <text:p>42743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eistens</text:p>
          </table:table-cell>
          <table:table-cell office:value-type="float" office:value="42744" calcext:value-type="float">
            <text:p>42744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mmer oder fast immer</text:p>
          </table:table-cell>
          <table:table-cell office:value-type="float" office:value="42745" calcext:value-type="float">
            <text:p>42745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icht auf der Liste: Ich habe keine Gesundheitsprobleme)</text:p>
          </table:table-cell>
          <table:table-cell office:value-type="float" office:value="42746" calcext:value-type="float">
            <text:p>42746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Weiß nicht)</text:p>
          </table:table-cell>
          <table:table-cell office:value-type="float" office:value="42747" calcext:value-type="float">
            <text:p>4274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ie oder fast nie</text:p>
          </table:table-cell>
          <table:table-cell office:value-type="float" office:value="42748" calcext:value-type="float">
            <text:p>42748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anchmal</text:p>
          </table:table-cell>
          <table:table-cell office:value-type="float" office:value="42749" calcext:value-type="float">
            <text:p>42749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2750" calcext:value-type="float">
            <text:p>42750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eistens</text:p>
          </table:table-cell>
          <table:table-cell office:value-type="float" office:value="42751" calcext:value-type="float">
            <text:p>42751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mmer oder fast immer</text:p>
          </table:table-cell>
          <table:table-cell office:value-type="float" office:value="42752" calcext:value-type="float">
            <text:p>42752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Ich nehme keine verschreibungspflichtigen Medikamente)</text:p>
          </table:table-cell>
          <table:table-cell office:value-type="float" office:value="42753" calcext:value-type="float">
            <text:p>42753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Weiß nicht)</text:p>
          </table:table-cell>
          <table:table-cell office:value-type="float" office:value="42754" calcext:value-type="float">
            <text:p>42754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ie oder fast nie</text:p>
          </table:table-cell>
          <table:table-cell office:value-type="float" office:value="42755" calcext:value-type="float">
            <text:p>42755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anchmal</text:p>
          </table:table-cell>
          <table:table-cell office:value-type="float" office:value="42756" calcext:value-type="float">
            <text:p>42756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twa in der Hälfte aller Fälle</text:p>
          </table:table-cell>
          <table:table-cell office:value-type="float" office:value="42757" calcext:value-type="float">
            <text:p>42757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eistens</text:p>
          </table:table-cell>
          <table:table-cell office:value-type="float" office:value="42758" calcext:value-type="float">
            <text:p>42758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mmer oder fast immer</text:p>
          </table:table-cell>
          <table:table-cell office:value-type="float" office:value="42759" calcext:value-type="float">
            <text:p>42759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Ich habe keine Gesundheitsprobleme)</text:p>
          </table:table-cell>
          <table:table-cell office:value-type="float" office:value="42760" calcext:value-type="float">
            <text:p>42760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Weiß nicht)</text:p>
          </table:table-cell>
          <table:table-cell office:value-type="float" office:value="42761" calcext:value-type="float">
            <text:p>42761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nicht aus der Apotheke geholt</text:p>
          </table:table-cell>
          <table:table-cell office:value-type="float" office:value="42762" calcext:value-type="float">
            <text:p>42762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aus der Apotheke geholt, aber nicht angewendet</text:p>
          </table:table-cell>
          <table:table-cell office:value-type="float" office:value="42763" calcext:value-type="float">
            <text:p>42763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einen Teil des Medikaments oder alles angewendet, aber nicht so, wie es verschrieben wurde</text:p>
          </table:table-cell>
          <table:table-cell office:value-type="float" office:value="42764" calcext:value-type="float">
            <text:p>42764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ch habe das Medikament genau so, wie es verschrieben wurde, angewendet</text:p>
          </table:table-cell>
          <table:table-cell office:value-type="float" office:value="42765" calcext:value-type="float">
            <text:p>42765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icht auf der Liste: Ich kann mich nicht daran erinnern)</text:p>
          </table:table-cell>
          <table:table-cell office:value-type="float" office:value="42766" calcext:value-type="float">
            <text:p>42766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icht auf der Liste: Ich habe noch nie ein Medikament vom Arzt verschrieben bekommen)</text:p>
          </table:table-cell>
          <table:table-cell office:value-type="float" office:value="42767" calcext:value-type="float">
            <text:p>42767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icht auf der Liste: andere Antwort)</text:p>
          </table:table-cell>
          <table:table-cell office:value-type="float" office:value="42768" calcext:value-type="float">
            <text:p>42768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Weiß nicht)</text:p>
          </table:table-cell>
          <table:table-cell office:value-type="float" office:value="42769" calcext:value-type="float">
            <text:p>42769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2_2004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9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iermal oder öfter</text:p>
          </table:table-cell>
          <table:table-cell office:value-type="float" office:value="42770" calcext:value-type="float">
            <text:p>42770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Zwei- oder dreimal</text:p>
          </table:table-cell>
          <table:table-cell office:value-type="float" office:value="42771" calcext:value-type="float">
            <text:p>42771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inmal</text:p>
          </table:table-cell>
          <table:table-cell office:value-type="float" office:value="42772" calcext:value-type="float">
            <text:p>42772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den letzten fünf Jahren überhaupt nicht</text:p>
          </table:table-cell>
          <table:table-cell office:value-type="float" office:value="42773" calcext:value-type="float">
            <text:p>42773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Weiß nicht)</text:p>
          </table:table-cell>
          <table:table-cell office:value-type="float" office:value="42774" calcext:value-type="float">
            <text:p>42774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on Niemandem</text:p>
          </table:table-cell>
          <table:table-cell office:value-type="float" office:value="42775" calcext:value-type="float">
            <text:p>42775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eunde oder Familie</text:p>
          </table:table-cell>
          <table:table-cell office:value-type="float" office:value="42776" calcext:value-type="float">
            <text:p>42776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potheker</text:p>
          </table:table-cell>
          <table:table-cell office:value-type="float" office:value="42777" calcext:value-type="float">
            <text:p>42777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rzt</text:p>
          </table:table-cell>
          <table:table-cell office:value-type="float" office:value="42778" calcext:value-type="float">
            <text:p>42778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Krankenschwester</text:p>
          </table:table-cell>
          <table:table-cell office:value-type="float" office:value="42779" calcext:value-type="float">
            <text:p>42779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nternet</text:p>
          </table:table-cell>
          <table:table-cell office:value-type="float" office:value="42780" calcext:value-type="float">
            <text:p>42780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medizinisches Beratungstelefon</text:p>
          </table:table-cell>
          <table:table-cell office:value-type="float" office:value="42781" calcext:value-type="float">
            <text:p>42781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ndere Gesundheitsspezialisten oder Alternativmediziner</text:p>
          </table:table-cell>
          <table:table-cell office:value-type="float" office:value="42782" calcext:value-type="float">
            <text:p>42782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5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Weiß nicht)</text:p>
          </table:table-cell>
          <table:table-cell office:value-type="float" office:value="42783" calcext:value-type="float">
            <text:p>42783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2784" calcext:value-type="float">
            <text:p>42784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ische Medizin</text:p>
          </table:table-cell>
          <table:table-cell office:value-type="float" office:value="42785" calcext:value-type="float">
            <text:p>42785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2786" calcext:value-type="float">
            <text:p>42786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2787" calcext:value-type="float">
            <text:p>42787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ie</text:p>
          </table:table-cell>
          <table:table-cell office:value-type="float" office:value="42788" calcext:value-type="float">
            <text:p>42788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behandlung</text:p>
          </table:table-cell>
          <table:table-cell office:value-type="float" office:value="42789" calcext:value-type="float">
            <text:p>42789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ie</text:p>
          </table:table-cell>
          <table:table-cell office:value-type="float" office:value="42790" calcext:value-type="float">
            <text:p>42790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zonenbehandlung</text:p>
          </table:table-cell>
          <table:table-cell office:value-type="float" office:value="42791" calcext:value-type="float">
            <text:p>42791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ndere Behandlung</text:p>
          </table:table-cell>
          <table:table-cell office:value-type="float" office:value="42792" calcext:value-type="float">
            <text:p>42792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6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(Weiß nicht)</text:p>
          </table:table-cell>
          <table:table-cell office:value-type="float" office:value="42793" calcext:value-type="float">
            <text:p>42793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on Niemandem</text:p>
          </table:table-cell>
          <table:table-cell office:value-type="float" office:value="42775" calcext:value-type="float">
            <text:p>42775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eunde oder Familie</text:p>
          </table:table-cell>
          <table:table-cell office:value-type="float" office:value="42776" calcext:value-type="float">
            <text:p>42776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potheker</text:p>
          </table:table-cell>
          <table:table-cell office:value-type="float" office:value="42777" calcext:value-type="float">
            <text:p>42777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rzt</text:p>
          </table:table-cell>
          <table:table-cell office:value-type="float" office:value="42778" calcext:value-type="float">
            <text:p>42778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Krankenschwester</text:p>
          </table:table-cell>
          <table:table-cell office:value-type="float" office:value="42779" calcext:value-type="float">
            <text:p>42779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nternet</text:p>
          </table:table-cell>
          <table:table-cell office:value-type="float" office:value="42780" calcext:value-type="float">
            <text:p>42780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medizinisches Beratungstelefon</text:p>
          </table:table-cell>
          <table:table-cell office:value-type="float" office:value="42781" calcext:value-type="float">
            <text:p>42781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ndere Gesundheitsspezialisten oder Alternativmediziner</text:p>
          </table:table-cell>
          <table:table-cell office:value-type="float" office:value="42782" calcext:value-type="float">
            <text:p>42782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7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Weiß nicht)</text:p>
          </table:table-cell>
          <table:table-cell office:value-type="float" office:value="42783" calcext:value-type="float">
            <text:p>42783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2784" calcext:value-type="float">
            <text:p>42784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ische Medizin</text:p>
          </table:table-cell>
          <table:table-cell office:value-type="float" office:value="42785" calcext:value-type="float">
            <text:p>42785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2786" calcext:value-type="float">
            <text:p>42786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2787" calcext:value-type="float">
            <text:p>42787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ie</text:p>
          </table:table-cell>
          <table:table-cell office:value-type="float" office:value="42788" calcext:value-type="float">
            <text:p>42788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behandlung</text:p>
          </table:table-cell>
          <table:table-cell office:value-type="float" office:value="42789" calcext:value-type="float">
            <text:p>42789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ie</text:p>
          </table:table-cell>
          <table:table-cell office:value-type="float" office:value="42790" calcext:value-type="float">
            <text:p>42790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zonenbehandlung</text:p>
          </table:table-cell>
          <table:table-cell office:value-type="float" office:value="42791" calcext:value-type="float">
            <text:p>42791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ndere Behandlung</text:p>
          </table:table-cell>
          <table:table-cell office:value-type="float" office:value="42792" calcext:value-type="float">
            <text:p>42792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8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(Weiß nicht)</text:p>
          </table:table-cell>
          <table:table-cell office:value-type="float" office:value="42793" calcext:value-type="float">
            <text:p>42793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Von Niemandem</text:p>
          </table:table-cell>
          <table:table-cell office:value-type="float" office:value="42775" calcext:value-type="float">
            <text:p>42775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eunde oder Familie</text:p>
          </table:table-cell>
          <table:table-cell office:value-type="float" office:value="42776" calcext:value-type="float">
            <text:p>42776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potheker</text:p>
          </table:table-cell>
          <table:table-cell office:value-type="float" office:value="42777" calcext:value-type="float">
            <text:p>42777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rzt</text:p>
          </table:table-cell>
          <table:table-cell office:value-type="float" office:value="42778" calcext:value-type="float">
            <text:p>42778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Krankenschwester</text:p>
          </table:table-cell>
          <table:table-cell office:value-type="float" office:value="42779" calcext:value-type="float">
            <text:p>42779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nternet</text:p>
          </table:table-cell>
          <table:table-cell office:value-type="float" office:value="42780" calcext:value-type="float">
            <text:p>42780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medizinisches Beratungstelefon</text:p>
          </table:table-cell>
          <table:table-cell office:value-type="float" office:value="42781" calcext:value-type="float">
            <text:p>42781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ndere Gesundheitsspezialisten oder Alternativmediziner</text:p>
          </table:table-cell>
          <table:table-cell office:value-type="float" office:value="42782" calcext:value-type="float">
            <text:p>42782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Weiß nicht)</text:p>
          </table:table-cell>
          <table:table-cell office:value-type="float" office:value="42783" calcext:value-type="float">
            <text:p>42783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2784" calcext:value-type="float">
            <text:p>42784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ische Medizin</text:p>
          </table:table-cell>
          <table:table-cell office:value-type="float" office:value="42785" calcext:value-type="float">
            <text:p>42785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2786" calcext:value-type="float">
            <text:p>42786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2787" calcext:value-type="float">
            <text:p>42787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ie</text:p>
          </table:table-cell>
          <table:table-cell office:value-type="float" office:value="42788" calcext:value-type="float">
            <text:p>42788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behandlung</text:p>
          </table:table-cell>
          <table:table-cell office:value-type="float" office:value="42789" calcext:value-type="float">
            <text:p>42789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ie</text:p>
          </table:table-cell>
          <table:table-cell office:value-type="float" office:value="42790" calcext:value-type="float">
            <text:p>42790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zonenbehandlung</text:p>
          </table:table-cell>
          <table:table-cell office:value-type="float" office:value="42791" calcext:value-type="float">
            <text:p>42791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ndere Behandlung</text:p>
          </table:table-cell>
          <table:table-cell office:value-type="float" office:value="42792" calcext:value-type="float">
            <text:p>42792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0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(Weiß nicht)</text:p>
          </table:table-cell>
          <table:table-cell office:value-type="float" office:value="42793" calcext:value-type="float">
            <text:p>42793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Von Niemandem</text:p>
          </table:table-cell>
          <table:table-cell office:value-type="float" office:value="42775" calcext:value-type="float">
            <text:p>42775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eunde oder Familie</text:p>
          </table:table-cell>
          <table:table-cell office:value-type="float" office:value="42776" calcext:value-type="float">
            <text:p>42776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potheker</text:p>
          </table:table-cell>
          <table:table-cell office:value-type="float" office:value="42777" calcext:value-type="float">
            <text:p>42777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rzt</text:p>
          </table:table-cell>
          <table:table-cell office:value-type="float" office:value="42778" calcext:value-type="float">
            <text:p>42778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Krankenschwester</text:p>
          </table:table-cell>
          <table:table-cell office:value-type="float" office:value="42779" calcext:value-type="float">
            <text:p>42779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nternet</text:p>
          </table:table-cell>
          <table:table-cell office:value-type="float" office:value="42780" calcext:value-type="float">
            <text:p>42780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medizinisches Beratungstelefon</text:p>
          </table:table-cell>
          <table:table-cell office:value-type="float" office:value="42781" calcext:value-type="float">
            <text:p>42781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ndere Gesundheitsspezialisten oder Alternativmediziner</text:p>
          </table:table-cell>
          <table:table-cell office:value-type="float" office:value="42782" calcext:value-type="float">
            <text:p>42782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Weiß nicht)</text:p>
          </table:table-cell>
          <table:table-cell office:value-type="float" office:value="42783" calcext:value-type="float">
            <text:p>42783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kupunktur oder Akupressur</text:p>
          </table:table-cell>
          <table:table-cell office:value-type="float" office:value="42784" calcext:value-type="float">
            <text:p>42784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ische Medizin</text:p>
          </table:table-cell>
          <table:table-cell office:value-type="float" office:value="42785" calcext:value-type="float">
            <text:p>42785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ktische Behandlung oder Osteopathie</text:p>
          </table:table-cell>
          <table:table-cell office:value-type="float" office:value="42786" calcext:value-type="float">
            <text:p>42786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Behandlung mit pflanzlichen Medikamenten oder Homöopathie</text:p>
          </table:table-cell>
          <table:table-cell office:value-type="float" office:value="42787" calcext:value-type="float">
            <text:p>42787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ie</text:p>
          </table:table-cell>
          <table:table-cell office:value-type="float" office:value="42788" calcext:value-type="float">
            <text:p>42788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behandlung</text:p>
          </table:table-cell>
          <table:table-cell office:value-type="float" office:value="42789" calcext:value-type="float">
            <text:p>42789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ie</text:p>
          </table:table-cell>
          <table:table-cell office:value-type="float" office:value="42790" calcext:value-type="float">
            <text:p>42790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zonenbehandlung</text:p>
          </table:table-cell>
          <table:table-cell office:value-type="float" office:value="42791" calcext:value-type="float">
            <text:p>42791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ndere Behandlung</text:p>
          </table:table-cell>
          <table:table-cell office:value-type="float" office:value="42792" calcext:value-type="float">
            <text:p>42792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2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(Weiß nicht)</text:p>
          </table:table-cell>
          <table:table-cell office:value-type="float" office:value="42793" calcext:value-type="float">
            <text:p>42793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2_2004_GER_DE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genügend Auswahlmöglichkeiten haben</text:p>
          </table:table-cell>
          <table:table-cell office:value-type="float" office:value="42794" calcext:value-type="float">
            <text:p>42794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2_2004_GER_DE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der nicht genügend Auswahlmöglichkeiten haben?</text:p>
          </table:table-cell>
          <table:table-cell office:value-type="float" office:value="42795" calcext:value-type="float">
            <text:p>42795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2_2004_GER_DE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Antwort verweiger</text:p>
          </table:table-cell>
          <table:table-cell office:value-type="float" office:value="42796" calcext:value-type="float">
            <text:p>42796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2_2004_GER_DE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Weiß nicht)</text:p>
          </table:table-cell>
          <table:table-cell office:value-type="float" office:value="42797" calcext:value-type="float">
            <text:p>42797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bei alltäglichen Gesundheitsproblemen immer zum gleichen Arzt</text:p>
          </table:table-cell>
          <table:table-cell office:value-type="float" office:value="42798" calcext:value-type="float">
            <text:p>42798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der bei verschiedenen alltäglichen Gesundheitsproblemen zu 2 unterschiedlichen Ärzten?</text:p>
          </table:table-cell>
          <table:table-cell office:value-type="float" office:value="42799" calcext:value-type="float">
            <text:p>42799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nicht vorlesen: Keine Präferenz für eine dieser Alternativen/egal)</text:p>
          </table:table-cell>
          <table:table-cell office:value-type="float" office:value="42800" calcext:value-type="float">
            <text:p>42800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Weiß nicht)</text:p>
          </table:table-cell>
          <table:table-cell office:value-type="float" office:value="42801" calcext:value-type="float">
            <text:p>42801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ie</text:p>
          </table:table-cell>
          <table:table-cell office:value-type="float" office:value="41270" calcext:value-type="float">
            <text:p>41270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in- oder Zweimal</text:p>
          </table:table-cell>
          <table:table-cell office:value-type="float" office:value="41271" calcext:value-type="float">
            <text:p>41271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mal</text:p>
          </table:table-cell>
          <table:table-cell office:value-type="float" office:value="41272" calcext:value-type="float">
            <text:p>41272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mal</text:p>
          </table:table-cell>
          <table:table-cell office:value-type="float" office:value="41273" calcext:value-type="float">
            <text:p>41273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ehr als 10 mal</text:p>
          </table:table-cell>
          <table:table-cell office:value-type="float" office:value="41274" calcext:value-type="float">
            <text:p>41274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Weiß nicht)</text:p>
          </table:table-cell>
          <table:table-cell office:value-type="float" office:value="41275" calcext:value-type="float">
            <text:p>41275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timme stark zu</text:p>
          </table:table-cell>
          <table:table-cell office:value-type="float" office:value="42802" calcext:value-type="float">
            <text:p>42802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timme zu</text:p>
          </table:table-cell>
          <table:table-cell office:value-type="float" office:value="42803" calcext:value-type="float">
            <text:p>42803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weder noch</text:p>
          </table:table-cell>
          <table:table-cell office:value-type="float" office:value="42804" calcext:value-type="float">
            <text:p>4280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hne ab</text:p>
          </table:table-cell>
          <table:table-cell office:value-type="float" office:value="42805" calcext:value-type="float">
            <text:p>42805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hne stark ab</text:p>
          </table:table-cell>
          <table:table-cell office:value-type="float" office:value="42806" calcext:value-type="float">
            <text:p>4280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6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Weiß nicht)</text:p>
          </table:table-cell>
          <table:table-cell office:value-type="float" office:value="42807" calcext:value-type="float">
            <text:p>4280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Stimme stark zu</text:p>
          </table:table-cell>
          <table:table-cell office:value-type="float" office:value="42802" calcext:value-type="float">
            <text:p>42802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Stimme zu</text:p>
          </table:table-cell>
          <table:table-cell office:value-type="float" office:value="42803" calcext:value-type="float">
            <text:p>42803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eder noch</text:p>
          </table:table-cell>
          <table:table-cell office:value-type="float" office:value="42804" calcext:value-type="float">
            <text:p>4280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hne ab</text:p>
          </table:table-cell>
          <table:table-cell office:value-type="float" office:value="42805" calcext:value-type="float">
            <text:p>42805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hne stark ab</text:p>
          </table:table-cell>
          <table:table-cell office:value-type="float" office:value="42806" calcext:value-type="float">
            <text:p>4280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Weiß nicht)</text:p>
          </table:table-cell>
          <table:table-cell office:value-type="float" office:value="42807" calcext:value-type="float">
            <text:p>4280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stark zu</text:p>
          </table:table-cell>
          <table:table-cell office:value-type="float" office:value="42802" calcext:value-type="float">
            <text:p>42802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timme zu</text:p>
          </table:table-cell>
          <table:table-cell office:value-type="float" office:value="42803" calcext:value-type="float">
            <text:p>42803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weder noch</text:p>
          </table:table-cell>
          <table:table-cell office:value-type="float" office:value="42804" calcext:value-type="float">
            <text:p>4280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ab</text:p>
          </table:table-cell>
          <table:table-cell office:value-type="float" office:value="42805" calcext:value-type="float">
            <text:p>42805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hne stark ab</text:p>
          </table:table-cell>
          <table:table-cell office:value-type="float" office:value="42806" calcext:value-type="float">
            <text:p>4280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Weiß nicht)</text:p>
          </table:table-cell>
          <table:table-cell office:value-type="float" office:value="42807" calcext:value-type="float">
            <text:p>4280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stark zu</text:p>
          </table:table-cell>
          <table:table-cell office:value-type="float" office:value="42802" calcext:value-type="float">
            <text:p>42802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timme zu</text:p>
          </table:table-cell>
          <table:table-cell office:value-type="float" office:value="42803" calcext:value-type="float">
            <text:p>42803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eder noch</text:p>
          </table:table-cell>
          <table:table-cell office:value-type="float" office:value="42804" calcext:value-type="float">
            <text:p>4280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ab</text:p>
          </table:table-cell>
          <table:table-cell office:value-type="float" office:value="42805" calcext:value-type="float">
            <text:p>42805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hne stark ab</text:p>
          </table:table-cell>
          <table:table-cell office:value-type="float" office:value="42806" calcext:value-type="float">
            <text:p>4280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09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Weiß nicht)</text:p>
          </table:table-cell>
          <table:table-cell office:value-type="float" office:value="42807" calcext:value-type="float">
            <text:p>4280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stark zu</text:p>
          </table:table-cell>
          <table:table-cell office:value-type="float" office:value="42802" calcext:value-type="float">
            <text:p>42802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timme zu</text:p>
          </table:table-cell>
          <table:table-cell office:value-type="float" office:value="42803" calcext:value-type="float">
            <text:p>42803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weder noch</text:p>
          </table:table-cell>
          <table:table-cell office:value-type="float" office:value="42804" calcext:value-type="float">
            <text:p>4280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ab</text:p>
          </table:table-cell>
          <table:table-cell office:value-type="float" office:value="42805" calcext:value-type="float">
            <text:p>42805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hne stark ab</text:p>
          </table:table-cell>
          <table:table-cell office:value-type="float" office:value="42806" calcext:value-type="float">
            <text:p>4280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Weiß nicht)</text:p>
          </table:table-cell>
          <table:table-cell office:value-type="float" office:value="42807" calcext:value-type="float">
            <text:p>4280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stark zu</text:p>
          </table:table-cell>
          <table:table-cell office:value-type="float" office:value="42802" calcext:value-type="float">
            <text:p>42802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timme zu</text:p>
          </table:table-cell>
          <table:table-cell office:value-type="float" office:value="42803" calcext:value-type="float">
            <text:p>42803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weder noch</text:p>
          </table:table-cell>
          <table:table-cell office:value-type="float" office:value="42804" calcext:value-type="float">
            <text:p>42804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ab</text:p>
          </table:table-cell>
          <table:table-cell office:value-type="float" office:value="42805" calcext:value-type="float">
            <text:p>42805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hne stark ab</text:p>
          </table:table-cell>
          <table:table-cell office:value-type="float" office:value="42806" calcext:value-type="float">
            <text:p>42806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Weiß nicht)</text:p>
          </table:table-cell>
          <table:table-cell office:value-type="float" office:value="42807" calcext:value-type="float">
            <text:p>4280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ie oder fast nie</text:p>
          </table:table-cell>
          <table:table-cell office:value-type="float" office:value="42808" calcext:value-type="float">
            <text:p>4280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anchmal</text:p>
          </table:table-cell>
          <table:table-cell office:value-type="float" office:value="42809" calcext:value-type="float">
            <text:p>42809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twa in der Hälfte aller Fälle</text:p>
          </table:table-cell>
          <table:table-cell office:value-type="float" office:value="42810" calcext:value-type="float">
            <text:p>42810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eistens</text:p>
          </table:table-cell>
          <table:table-cell office:value-type="float" office:value="42811" calcext:value-type="float">
            <text:p>42811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Immer oder fast immer</text:p>
          </table:table-cell>
          <table:table-cell office:value-type="float" office:value="42812" calcext:value-type="float">
            <text:p>42812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ß nicht)</text:p>
          </table:table-cell>
          <table:table-cell office:value-type="float" office:value="42813" calcext:value-type="float">
            <text:p>42813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ie oder fast nie</text:p>
          </table:table-cell>
          <table:table-cell office:value-type="float" office:value="42808" calcext:value-type="float">
            <text:p>4280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anchmal</text:p>
          </table:table-cell>
          <table:table-cell office:value-type="float" office:value="42809" calcext:value-type="float">
            <text:p>42809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twa in der Hälfte aller Fälle</text:p>
          </table:table-cell>
          <table:table-cell office:value-type="float" office:value="42810" calcext:value-type="float">
            <text:p>42810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eistens</text:p>
          </table:table-cell>
          <table:table-cell office:value-type="float" office:value="42811" calcext:value-type="float">
            <text:p>42811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Immer oder fast immer</text:p>
          </table:table-cell>
          <table:table-cell office:value-type="float" office:value="42812" calcext:value-type="float">
            <text:p>42812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3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ß nicht)</text:p>
          </table:table-cell>
          <table:table-cell office:value-type="float" office:value="42813" calcext:value-type="float">
            <text:p>42813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ie oder fast nie</text:p>
          </table:table-cell>
          <table:table-cell office:value-type="float" office:value="42808" calcext:value-type="float">
            <text:p>4280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anchmal</text:p>
          </table:table-cell>
          <table:table-cell office:value-type="float" office:value="42809" calcext:value-type="float">
            <text:p>42809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twa in der Hälfte aller Fälle</text:p>
          </table:table-cell>
          <table:table-cell office:value-type="float" office:value="42810" calcext:value-type="float">
            <text:p>42810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eistens</text:p>
          </table:table-cell>
          <table:table-cell office:value-type="float" office:value="42811" calcext:value-type="float">
            <text:p>42811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Immer oder fast immer</text:p>
          </table:table-cell>
          <table:table-cell office:value-type="float" office:value="42812" calcext:value-type="float">
            <text:p>42812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4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ß nicht)</text:p>
          </table:table-cell>
          <table:table-cell office:value-type="float" office:value="42813" calcext:value-type="float">
            <text:p>42813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ie oder fast nie</text:p>
          </table:table-cell>
          <table:table-cell office:value-type="float" office:value="42808" calcext:value-type="float">
            <text:p>4280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anchmal</text:p>
          </table:table-cell>
          <table:table-cell office:value-type="float" office:value="42809" calcext:value-type="float">
            <text:p>42809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Etwa in der Hälfte aller Fälle</text:p>
          </table:table-cell>
          <table:table-cell office:value-type="float" office:value="42810" calcext:value-type="float">
            <text:p>42810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eistens</text:p>
          </table:table-cell>
          <table:table-cell office:value-type="float" office:value="42811" calcext:value-type="float">
            <text:p>42811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Immer oder fast immer</text:p>
          </table:table-cell>
          <table:table-cell office:value-type="float" office:value="42812" calcext:value-type="float">
            <text:p>42812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5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Weiß nicht)</text:p>
          </table:table-cell>
          <table:table-cell office:value-type="float" office:value="42813" calcext:value-type="float">
            <text:p>42813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ie oder fast nie</text:p>
          </table:table-cell>
          <table:table-cell office:value-type="float" office:value="42808" calcext:value-type="float">
            <text:p>4280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anchmal</text:p>
          </table:table-cell>
          <table:table-cell office:value-type="float" office:value="42809" calcext:value-type="float">
            <text:p>42809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twa in der Hälfte aller Fälle</text:p>
          </table:table-cell>
          <table:table-cell office:value-type="float" office:value="42810" calcext:value-type="float">
            <text:p>42810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eistens</text:p>
          </table:table-cell>
          <table:table-cell office:value-type="float" office:value="42811" calcext:value-type="float">
            <text:p>42811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Immer oder fast immer</text:p>
          </table:table-cell>
          <table:table-cell office:value-type="float" office:value="42812" calcext:value-type="float">
            <text:p>42812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6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Weiß nicht)</text:p>
          </table:table-cell>
          <table:table-cell office:value-type="float" office:value="42813" calcext:value-type="float">
            <text:p>42813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ie oder fast nie</text:p>
          </table:table-cell>
          <table:table-cell office:value-type="float" office:value="42808" calcext:value-type="float">
            <text:p>4280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anchmal</text:p>
          </table:table-cell>
          <table:table-cell office:value-type="float" office:value="42809" calcext:value-type="float">
            <text:p>42809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twa in der Hälfte aller Fälle</text:p>
          </table:table-cell>
          <table:table-cell office:value-type="float" office:value="42810" calcext:value-type="float">
            <text:p>42810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eistens</text:p>
          </table:table-cell>
          <table:table-cell office:value-type="float" office:value="42811" calcext:value-type="float">
            <text:p>42811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Immer oder fast immer</text:p>
          </table:table-cell>
          <table:table-cell office:value-type="float" office:value="42812" calcext:value-type="float">
            <text:p>42812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7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Weiß nicht)</text:p>
          </table:table-cell>
          <table:table-cell office:value-type="float" office:value="42813" calcext:value-type="float">
            <text:p>42813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istraue sehr</text:p>
          </table:table-cell>
          <table:table-cell office:value-type="float" office:value="42814" calcext:value-type="float">
            <text:p>42814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Mistraue</text:p>
          </table:table-cell>
          <table:table-cell office:value-type="float" office:value="42815" calcext:value-type="float">
            <text:p>42815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Weder noch</text:p>
          </table:table-cell>
          <table:table-cell office:value-type="float" office:value="42816" calcext:value-type="float">
            <text:p>4281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ertraue</text:p>
          </table:table-cell>
          <table:table-cell office:value-type="float" office:value="42817" calcext:value-type="float">
            <text:p>42817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ertraue sehr</text:p>
          </table:table-cell>
          <table:table-cell office:value-type="float" office:value="42818" calcext:value-type="float">
            <text:p>42818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Weiß nicht)</text:p>
          </table:table-cell>
          <table:table-cell office:value-type="float" office:value="42819" calcext:value-type="float">
            <text:p>42819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istraue sehr</text:p>
          </table:table-cell>
          <table:table-cell office:value-type="float" office:value="42814" calcext:value-type="float">
            <text:p>42814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Mistraue</text:p>
          </table:table-cell>
          <table:table-cell office:value-type="float" office:value="42815" calcext:value-type="float">
            <text:p>42815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eder noch</text:p>
          </table:table-cell>
          <table:table-cell office:value-type="float" office:value="42816" calcext:value-type="float">
            <text:p>4281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ertraue</text:p>
          </table:table-cell>
          <table:table-cell office:value-type="float" office:value="42817" calcext:value-type="float">
            <text:p>42817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ertraue sehr</text:p>
          </table:table-cell>
          <table:table-cell office:value-type="float" office:value="42818" calcext:value-type="float">
            <text:p>42818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Weiß nicht)</text:p>
          </table:table-cell>
          <table:table-cell office:value-type="float" office:value="42819" calcext:value-type="float">
            <text:p>42819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istraue sehr</text:p>
          </table:table-cell>
          <table:table-cell office:value-type="float" office:value="42814" calcext:value-type="float">
            <text:p>42814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Mistraue</text:p>
          </table:table-cell>
          <table:table-cell office:value-type="float" office:value="42815" calcext:value-type="float">
            <text:p>42815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eder noch</text:p>
          </table:table-cell>
          <table:table-cell office:value-type="float" office:value="42816" calcext:value-type="float">
            <text:p>4281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Vertraue</text:p>
          </table:table-cell>
          <table:table-cell office:value-type="float" office:value="42817" calcext:value-type="float">
            <text:p>42817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Vertraue sehr</text:p>
          </table:table-cell>
          <table:table-cell office:value-type="float" office:value="42818" calcext:value-type="float">
            <text:p>42818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Weiß nicht)</text:p>
          </table:table-cell>
          <table:table-cell office:value-type="float" office:value="42819" calcext:value-type="float">
            <text:p>42819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ie</text:p>
          </table:table-cell>
          <table:table-cell office:value-type="float" office:value="42820" calcext:value-type="float">
            <text:p>42820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inmal</text:p>
          </table:table-cell>
          <table:table-cell office:value-type="float" office:value="42821" calcext:value-type="float">
            <text:p>4282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zweimal</text:p>
          </table:table-cell>
          <table:table-cell office:value-type="float" office:value="42822" calcext:value-type="float">
            <text:p>42822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rei- oder viermal</text:p>
          </table:table-cell>
          <table:table-cell office:value-type="float" office:value="42823" calcext:value-type="float">
            <text:p>42823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ünfmal oder öfter</text:p>
          </table:table-cell>
          <table:table-cell office:value-type="float" office:value="42824" calcext:value-type="float">
            <text:p>42824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Weiß nicht)</text:p>
          </table:table-cell>
          <table:table-cell office:value-type="float" office:value="42825" calcext:value-type="float">
            <text:p>42825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ie</text:p>
          </table:table-cell>
          <table:table-cell office:value-type="float" office:value="42820" calcext:value-type="float">
            <text:p>42820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inmal</text:p>
          </table:table-cell>
          <table:table-cell office:value-type="float" office:value="42821" calcext:value-type="float">
            <text:p>4282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zweimal</text:p>
          </table:table-cell>
          <table:table-cell office:value-type="float" office:value="42822" calcext:value-type="float">
            <text:p>42822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rei- oder viermal</text:p>
          </table:table-cell>
          <table:table-cell office:value-type="float" office:value="42823" calcext:value-type="float">
            <text:p>42823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ünfmal oder öfter</text:p>
          </table:table-cell>
          <table:table-cell office:value-type="float" office:value="42824" calcext:value-type="float">
            <text:p>42824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Weiß nicht)</text:p>
          </table:table-cell>
          <table:table-cell office:value-type="float" office:value="42825" calcext:value-type="float">
            <text:p>42825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ie</text:p>
          </table:table-cell>
          <table:table-cell office:value-type="float" office:value="42820" calcext:value-type="float">
            <text:p>42820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inmal</text:p>
          </table:table-cell>
          <table:table-cell office:value-type="float" office:value="42821" calcext:value-type="float">
            <text:p>4282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zweimal</text:p>
          </table:table-cell>
          <table:table-cell office:value-type="float" office:value="42822" calcext:value-type="float">
            <text:p>42822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rei- oder viermal</text:p>
          </table:table-cell>
          <table:table-cell office:value-type="float" office:value="42823" calcext:value-type="float">
            <text:p>42823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ünfmal oder öfter</text:p>
          </table:table-cell>
          <table:table-cell office:value-type="float" office:value="42824" calcext:value-type="float">
            <text:p>42824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Weiß nicht)</text:p>
          </table:table-cell>
          <table:table-cell office:value-type="float" office:value="42825" calcext:value-type="float">
            <text:p>42825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ie</text:p>
          </table:table-cell>
          <table:table-cell office:value-type="float" office:value="42820" calcext:value-type="float">
            <text:p>42820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inmal</text:p>
          </table:table-cell>
          <table:table-cell office:value-type="float" office:value="42821" calcext:value-type="float">
            <text:p>4282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zweimal</text:p>
          </table:table-cell>
          <table:table-cell office:value-type="float" office:value="42822" calcext:value-type="float">
            <text:p>42822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drei- oder viermal</text:p>
          </table:table-cell>
          <table:table-cell office:value-type="float" office:value="42823" calcext:value-type="float">
            <text:p>42823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ünfmal oder öfter</text:p>
          </table:table-cell>
          <table:table-cell office:value-type="float" office:value="42824" calcext:value-type="float">
            <text:p>42824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Weiß nicht)</text:p>
          </table:table-cell>
          <table:table-cell office:value-type="float" office:value="42825" calcext:value-type="float">
            <text:p>42825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ie</text:p>
          </table:table-cell>
          <table:table-cell office:value-type="float" office:value="42820" calcext:value-type="float">
            <text:p>42820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inmal</text:p>
          </table:table-cell>
          <table:table-cell office:value-type="float" office:value="42821" calcext:value-type="float">
            <text:p>4282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zweimal</text:p>
          </table:table-cell>
          <table:table-cell office:value-type="float" office:value="42822" calcext:value-type="float">
            <text:p>42822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rei- oder viermal</text:p>
          </table:table-cell>
          <table:table-cell office:value-type="float" office:value="42823" calcext:value-type="float">
            <text:p>42823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fünfmal oder öfter</text:p>
          </table:table-cell>
          <table:table-cell office:value-type="float" office:value="42824" calcext:value-type="float">
            <text:p>42824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2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Weiß nicht)</text:p>
          </table:table-cell>
          <table:table-cell office:value-type="float" office:value="42825" calcext:value-type="float">
            <text:p>42825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überhaupt nicht</text:p>
          </table:table-cell>
          <table:table-cell office:value-type="float" office:value="42826" calcext:value-type="float">
            <text:p>42826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ein wenig</text:p>
          </table:table-cell>
          <table:table-cell office:value-type="float" office:value="42827" calcext:value-type="float">
            <text:p>42827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ziemlich</text:p>
          </table:table-cell>
          <table:table-cell office:value-type="float" office:value="42828" calcext:value-type="float">
            <text:p>42828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efürchte ich sehr</text:p>
          </table:table-cell>
          <table:table-cell office:value-type="float" office:value="42829" calcext:value-type="float">
            <text:p>42829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Weiß nicht)</text:p>
          </table:table-cell>
          <table:table-cell office:value-type="float" office:value="42830" calcext:value-type="float">
            <text:p>42830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3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Überhaupt nicht schlimm</text:p>
          </table:table-cell>
          <table:table-cell office:value-type="float" office:value="41293" calcext:value-type="float">
            <text:p>4129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icht besonders schlimm</text:p>
          </table:table-cell>
          <table:table-cell office:value-type="float" office:value="41294" calcext:value-type="float">
            <text:p>41294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chlimm</text:p>
          </table:table-cell>
          <table:table-cell office:value-type="float" office:value="41295" calcext:value-type="float">
            <text:p>41295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hr schlimm</text:p>
          </table:table-cell>
          <table:table-cell office:value-type="float" office:value="41296" calcext:value-type="float">
            <text:p>41296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Weiß nicht)</text:p>
          </table:table-cell>
          <table:table-cell office:value-type="float" office:value="41297" calcext:value-type="float">
            <text:p>41297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7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39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Stimme stark zu</text:p>
          </table:table-cell>
          <table:table-cell office:value-type="float" office:value="33150" calcext:value-type="float">
            <text:p>3315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Stimme zu</text:p>
          </table:table-cell>
          <table:table-cell office:value-type="float" office:value="33151" calcext:value-type="float">
            <text:p>33151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Weder noch</text:p>
          </table:table-cell>
          <table:table-cell office:value-type="float" office:value="33152" calcext:value-type="float">
            <text:p>33152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hne ab</text:p>
          </table:table-cell>
          <table:table-cell office:value-type="float" office:value="33153" calcext:value-type="float">
            <text:p>33153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hne stark ab</text:p>
          </table:table-cell>
          <table:table-cell office:value-type="float" office:value="33154" calcext:value-type="float">
            <text:p>33154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4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Weiß nicht)</text:p>
          </table:table-cell>
          <table:table-cell office:value-type="float" office:value="33155" calcext:value-type="float">
            <text:p>33155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Keinen</text:p>
          </table:table-cell>
          <table:table-cell office:value-type="float" office:value="42831" calcext:value-type="float">
            <text:p>42831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inige</text:p>
          </table:table-cell>
          <table:table-cell office:value-type="float" office:value="42832" calcext:value-type="float">
            <text:p>42832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Ziemlich viele</text:p>
          </table:table-cell>
          <table:table-cell office:value-type="float" office:value="42833" calcext:value-type="float">
            <text:p>42833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ie meisten</text:p>
          </table:table-cell>
          <table:table-cell office:value-type="float" office:value="42834" calcext:value-type="float">
            <text:p>42834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nicht auf der Liste: So etwas würde ich nie tun)</text:p>
          </table:table-cell>
          <table:table-cell office:value-type="float" office:value="42835" calcext:value-type="float">
            <text:p>42835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Weiß nicht)</text:p>
          </table:table-cell>
          <table:table-cell office:value-type="float" office:value="42836" calcext:value-type="float">
            <text:p>42836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ie</text:p>
          </table:table-cell>
          <table:table-cell office:value-type="float" office:value="42837" calcext:value-type="float">
            <text:p>42837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inmal</text:p>
          </table:table-cell>
          <table:table-cell office:value-type="float" office:value="42838" calcext:value-type="float">
            <text:p>42838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zweimal</text:p>
          </table:table-cell>
          <table:table-cell office:value-type="float" office:value="42839" calcext:value-type="float">
            <text:p>428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rei - oder viermal</text:p>
          </table:table-cell>
          <table:table-cell office:value-type="float" office:value="42840" calcext:value-type="float">
            <text:p>4284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fünfmal oder öfter</text:p>
          </table:table-cell>
          <table:table-cell office:value-type="float" office:value="42841" calcext:value-type="float">
            <text:p>4284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Weiß nicht)</text:p>
          </table:table-cell>
          <table:table-cell office:value-type="float" office:value="42842" calcext:value-type="float">
            <text:p>4284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ie</text:p>
          </table:table-cell>
          <table:table-cell office:value-type="float" office:value="42837" calcext:value-type="float">
            <text:p>42837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inmal</text:p>
          </table:table-cell>
          <table:table-cell office:value-type="float" office:value="42838" calcext:value-type="float">
            <text:p>42838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zweimal</text:p>
          </table:table-cell>
          <table:table-cell office:value-type="float" office:value="42839" calcext:value-type="float">
            <text:p>428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drei - oder viermal</text:p>
          </table:table-cell>
          <table:table-cell office:value-type="float" office:value="42840" calcext:value-type="float">
            <text:p>4284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fünfmal oder öfter</text:p>
          </table:table-cell>
          <table:table-cell office:value-type="float" office:value="42841" calcext:value-type="float">
            <text:p>4284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Weiß nicht)</text:p>
          </table:table-cell>
          <table:table-cell office:value-type="float" office:value="42842" calcext:value-type="float">
            <text:p>4284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ie</text:p>
          </table:table-cell>
          <table:table-cell office:value-type="float" office:value="42837" calcext:value-type="float">
            <text:p>42837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inmal</text:p>
          </table:table-cell>
          <table:table-cell office:value-type="float" office:value="42838" calcext:value-type="float">
            <text:p>42838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zweimal</text:p>
          </table:table-cell>
          <table:table-cell office:value-type="float" office:value="42839" calcext:value-type="float">
            <text:p>428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drei - oder viermal</text:p>
          </table:table-cell>
          <table:table-cell office:value-type="float" office:value="42840" calcext:value-type="float">
            <text:p>4284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fünfmal oder öfter</text:p>
          </table:table-cell>
          <table:table-cell office:value-type="float" office:value="42841" calcext:value-type="float">
            <text:p>4284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Weiß nicht)</text:p>
          </table:table-cell>
          <table:table-cell office:value-type="float" office:value="42842" calcext:value-type="float">
            <text:p>4284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ie</text:p>
          </table:table-cell>
          <table:table-cell office:value-type="float" office:value="42837" calcext:value-type="float">
            <text:p>42837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inmal</text:p>
          </table:table-cell>
          <table:table-cell office:value-type="float" office:value="42838" calcext:value-type="float">
            <text:p>42838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zweimal</text:p>
          </table:table-cell>
          <table:table-cell office:value-type="float" office:value="42839" calcext:value-type="float">
            <text:p>428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drei - oder viermal</text:p>
          </table:table-cell>
          <table:table-cell office:value-type="float" office:value="42840" calcext:value-type="float">
            <text:p>4284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fünfmal oder öfter</text:p>
          </table:table-cell>
          <table:table-cell office:value-type="float" office:value="42841" calcext:value-type="float">
            <text:p>4284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Weiß nicht)</text:p>
          </table:table-cell>
          <table:table-cell office:value-type="float" office:value="42842" calcext:value-type="float">
            <text:p>4284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ie</text:p>
          </table:table-cell>
          <table:table-cell office:value-type="float" office:value="42837" calcext:value-type="float">
            <text:p>42837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inmal</text:p>
          </table:table-cell>
          <table:table-cell office:value-type="float" office:value="42838" calcext:value-type="float">
            <text:p>42838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zweimal</text:p>
          </table:table-cell>
          <table:table-cell office:value-type="float" office:value="42839" calcext:value-type="float">
            <text:p>428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drei - oder viermal</text:p>
          </table:table-cell>
          <table:table-cell office:value-type="float" office:value="42840" calcext:value-type="float">
            <text:p>4284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fünfmal oder öfter</text:p>
          </table:table-cell>
          <table:table-cell office:value-type="float" office:value="42841" calcext:value-type="float">
            <text:p>4284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Weiß nicht)</text:p>
          </table:table-cell>
          <table:table-cell office:value-type="float" office:value="42842" calcext:value-type="float">
            <text:p>4284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ie</text:p>
          </table:table-cell>
          <table:table-cell office:value-type="float" office:value="42837" calcext:value-type="float">
            <text:p>42837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inmal</text:p>
          </table:table-cell>
          <table:table-cell office:value-type="float" office:value="42838" calcext:value-type="float">
            <text:p>42838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zweimal</text:p>
          </table:table-cell>
          <table:table-cell office:value-type="float" office:value="42839" calcext:value-type="float">
            <text:p>428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drei - oder viermal</text:p>
          </table:table-cell>
          <table:table-cell office:value-type="float" office:value="42840" calcext:value-type="float">
            <text:p>4284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fünfmal oder öfter</text:p>
          </table:table-cell>
          <table:table-cell office:value-type="float" office:value="42841" calcext:value-type="float">
            <text:p>4284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7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Weiß nicht)</text:p>
          </table:table-cell>
          <table:table-cell office:value-type="float" office:value="42842" calcext:value-type="float">
            <text:p>4284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ie</text:p>
          </table:table-cell>
          <table:table-cell office:value-type="float" office:value="42837" calcext:value-type="float">
            <text:p>42837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inmal</text:p>
          </table:table-cell>
          <table:table-cell office:value-type="float" office:value="42838" calcext:value-type="float">
            <text:p>42838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zweimal</text:p>
          </table:table-cell>
          <table:table-cell office:value-type="float" office:value="42839" calcext:value-type="float">
            <text:p>428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drei - oder viermal</text:p>
          </table:table-cell>
          <table:table-cell office:value-type="float" office:value="42840" calcext:value-type="float">
            <text:p>4284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fünfmal oder öfter</text:p>
          </table:table-cell>
          <table:table-cell office:value-type="float" office:value="42841" calcext:value-type="float">
            <text:p>42841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48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Weiß nicht)</text:p>
          </table:table-cell>
          <table:table-cell office:value-type="float" office:value="42842" calcext:value-type="float">
            <text:p>42842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2_2004_GER_DE_1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5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hemann/Ehefrau/ Partner/Partnerin</text:p>
          </table:table-cell>
          <table:table-cell office:value-type="float" office:value="40196" calcext:value-type="float">
            <text:p>40196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hn/Tochter (einschl. Stief- oder adoptierte Kinder, Kinder des Partners/der Partnerin, Pflegekinder)</text:p>
          </table:table-cell>
          <table:table-cell office:value-type="float" office:value="40197" calcext:value-type="float">
            <text:p>40197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ater/Mutter oder Schwiegervater/ Schwiegermutter, Vater/Mutter des Partners/der Partnerin, Stiefvater/Stiefmutter</text:p>
          </table:table-cell>
          <table:table-cell office:value-type="float" office:value="40198" calcext:value-type="float">
            <text:p>40198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uder/Schwester (einschl. Stief- oder adoptierte Geschwister, Pflegegeschwister)</text:p>
          </table:table-cell>
          <table:table-cell office:value-type="float" office:value="40199" calcext:value-type="float">
            <text:p>40199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(r) Verwandte(r)</text:p>
          </table:table-cell>
          <table:table-cell office:value-type="float" office:value="40200" calcext:value-type="float">
            <text:p>40200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ndere, mit mir nicht verwandte Person</text:p>
          </table:table-cell>
          <table:table-cell office:value-type="float" office:value="40201" calcext:value-type="float">
            <text:p>40201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eiß nicht)</text:p>
          </table:table-cell>
          <table:table-cell office:value-type="float" office:value="40202" calcext:value-type="float">
            <text:p>40202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roßstadt</text:p>
          </table:table-cell>
          <table:table-cell office:value-type="float" office:value="37447" calcext:value-type="float">
            <text:p>37447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Vorort oder Randgebiet einer Großstadt</text:p>
          </table:table-cell>
          <table:table-cell office:value-type="float" office:value="37448" calcext:value-type="float">
            <text:p>37448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tadt oder Kleinstadt</text:p>
          </table:table-cell>
          <table:table-cell office:value-type="float" office:value="37449" calcext:value-type="float">
            <text:p>37449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orf</text:p>
          </table:table-cell>
          <table:table-cell office:value-type="float" office:value="37450" calcext:value-type="float">
            <text:p>37450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auernhof oder Haus auf dem Land</text:p>
          </table:table-cell>
          <table:table-cell office:value-type="float" office:value="37451" calcext:value-type="float">
            <text:p>37451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2_2004_GER_DE_15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Weiß nicht)</text:p>
          </table:table-cell>
          <table:table-cell office:value-type="float" office:value="37452" calcext:value-type="float">
            <text:p>37452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ESS_R02_2004_GER_DE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54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55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och Schüler</text:p>
          </table:table-cell>
          <table:table-cell office:value-type="float" office:value="37569" calcext:value-type="float">
            <text:p>37569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chule beendet ohne Abschluss</text:p>
          </table:table-cell>
          <table:table-cell office:value-type="float" office:value="37570" calcext:value-type="float">
            <text:p>37570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olks-/Hauptschulabschluss bzw. Polytechnische Oberschule mit Abschluss 8. oder 9. Klasse</text:p>
          </table:table-cell>
          <table:table-cell office:value-type="float" office:value="37571" calcext:value-type="float">
            <text:p>37571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Mittlere Reife/Realschulabschluss bzw. Polytechnische Oberschule mit Abschluss 10. Klasse</text:p>
          </table:table-cell>
          <table:table-cell office:value-type="float" office:value="37572" calcext:value-type="float">
            <text:p>37572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achhochschulreife (Abschluss einer Fachoberschule etc.)</text:p>
          </table:table-cell>
          <table:table-cell office:value-type="float" office:value="37573" calcext:value-type="float">
            <text:p>37573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bitur bzw. Erweiterte Oberschule mit Abschluss 12. Klasse (Hochschulreife)</text:p>
          </table:table-cell>
          <table:table-cell office:value-type="float" office:value="37574" calcext:value-type="float">
            <text:p>37574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37575" calcext:value-type="float">
            <text:p>37575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Weiß nicht)</text:p>
          </table:table-cell>
          <table:table-cell office:value-type="float" office:value="37576" calcext:value-type="float">
            <text:p>37576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auptschule</text:p>
          </table:table-cell>
          <table:table-cell office:value-type="float" office:value="37461" calcext:value-type="float">
            <text:p>37461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string" calcext:value-type="string">
            <text:p>ESS_R02_2004_GER_DE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Realschule</text:p>
          </table:table-cell>
          <table:table-cell office:value-type="float" office:value="37462" calcext:value-type="float">
            <text:p>37462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string" calcext:value-type="string">
            <text:p>ESS_R02_2004_GER_DE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ymnasium</text:p>
          </table:table-cell>
          <table:table-cell office:value-type="float" office:value="37463" calcext:value-type="float">
            <text:p>37463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string" calcext:value-type="string">
            <text:p>ESS_R02_2004_GER_DE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samtschule</text:p>
          </table:table-cell>
          <table:table-cell office:value-type="float" office:value="37464" calcext:value-type="float">
            <text:p>37464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string" calcext:value-type="string">
            <text:p>ESS_R02_2004_GER_DE_157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Weiß nicht)</text:p>
          </table:table-cell>
          <table:table-cell office:value-type="float" office:value="37465" calcext:value-type="float">
            <text:p>37465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string" calcext:value-type="string">
            <text:p>ESS_R02_2004_GER_DE_158</text:p>
          </table:table-cell>
          <table:table-cell office:value-type="string" calcext:value-type="string">
            <text:p>F6b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Beruflich-betriebliche Anlernzeit mit Abschlusszeugnis, aber keine Lehre</text:p>
          </table:table-cell>
          <table:table-cell office:value-type="float" office:value="37466" calcext:value-type="float">
            <text:p>3746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Teilfacharbeiterabschluss</text:p>
          </table:table-cell>
          <table:table-cell office:value-type="float" office:value="37467" calcext:value-type="float">
            <text:p>3746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37468" calcext:value-type="float">
            <text:p>3746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37469" calcext:value-type="float">
            <text:p>3746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Berufliches Praktikum, Volontariat</text:p>
          </table:table-cell>
          <table:table-cell office:value-type="float" office:value="37470" calcext:value-type="float">
            <text:p>3747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Fachschulabschluss</text:p>
          </table:table-cell>
          <table:table-cell office:value-type="float" office:value="37471" calcext:value-type="float">
            <text:p>37471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Berufsfachschulabschluss, Berufsgrundbildungsjahr abgeschlossen</text:p>
          </table:table-cell>
          <table:table-cell office:value-type="float" office:value="37472" calcext:value-type="float">
            <text:p>37472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Meister-, Techniker- oder gleichwertiger Fachschulabschluss</text:p>
          </table:table-cell>
          <table:table-cell office:value-type="float" office:value="37473" calcext:value-type="float">
            <text:p>37473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Abgeschlossenes Studium an Fachhochschule (auch Abschluss einer Ingenieurschule), Schule des Gesundheitswesens</text:p>
          </table:table-cell>
          <table:table-cell office:value-type="float" office:value="37474" calcext:value-type="float">
            <text:p>37474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Hochschule/Universität: Zwischenprüfung, Vordiplom; Bachelor</text:p>
          </table:table-cell>
          <table:table-cell office:value-type="float" office:value="37475" calcext:value-type="float">
            <text:p>37475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Abgeschlossenes Studium an Hochschule, Universität, Akademie, Polytechnikum (Diplom, Magister, Master, Staatsexamen)</text:p>
          </table:table-cell>
          <table:table-cell office:value-type="float" office:value="37476" calcext:value-type="float">
            <text:p>3747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Promotion; Habilitation</text:p>
          </table:table-cell>
          <table:table-cell office:value-type="float" office:value="37477" calcext:value-type="float">
            <text:p>3747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Anderen beruflichen Ausbildungsabschluss, und zwar:</text:p>
          </table:table-cell>
          <table:table-cell office:value-type="float" office:value="37478" calcext:value-type="float">
            <text:p>3747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Keinen beruflichen Ausbildungsabschluss</text:p>
          </table:table-cell>
          <table:table-cell office:value-type="float" office:value="37479" calcext:value-type="float">
            <text:p>3747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59</text:p>
          </table:table-cell>
          <table:table-cell office:value-type="string" calcext:value-type="string">
            <text:p>F6c</text:p>
          </table:table-cell>
          <table:table-cell office:value-type="string" calcext:value-type="string">
            <text:p>(Weiß nicht)</text:p>
          </table:table-cell>
          <table:table-cell office:value-type="float" office:value="37480" calcext:value-type="float">
            <text:p>3748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Allgemeine Qualifikation oder kein spezieller Bereich</text:p>
          </table:table-cell>
          <table:table-cell office:value-type="float" office:value="40212" calcext:value-type="float">
            <text:p>40212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Kunst, Kunstgewerbe</text:p>
          </table:table-cell>
          <table:table-cell office:value-type="float" office:value="40213" calcext:value-type="float">
            <text:p>40213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Geisteswissenschaften - Sprachen, klassische Philologie, Geschichte, Theologie, etc.</text:p>
          </table:table-cell>
          <table:table-cell office:value-type="float" office:value="40214" calcext:value-type="float">
            <text:p>40214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Technik, Maschinenbau, Architektur, Stadtplanung, Industrie, Handwerk, Baugewerbe,etc.</text:p>
          </table:table-cell>
          <table:table-cell office:value-type="float" office:value="40215" calcext:value-type="float">
            <text:p>40215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Landwirtschaft, Forstwirtschaft</text:p>
          </table:table-cell>
          <table:table-cell office:value-type="float" office:value="40216" calcext:value-type="float">
            <text:p>40216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Lehrerausbildung und Bildungswesen</text:p>
          </table:table-cell>
          <table:table-cell office:value-type="float" office:value="40217" calcext:value-type="float">
            <text:p>40217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Naturwissenschaften, Mathematik, Informatik, etc.</text:p>
          </table:table-cell>
          <table:table-cell office:value-type="float" office:value="40218" calcext:value-type="float">
            <text:p>4021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Medizin, Gesundheitswesen, etc.</text:p>
          </table:table-cell>
          <table:table-cell office:value-type="float" office:value="40219" calcext:value-type="float">
            <text:p>40219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Wirtschaft, Handel, Management, Rechnungswesen, etc.</text:p>
          </table:table-cell>
          <table:table-cell office:value-type="float" office:value="40220" calcext:value-type="float">
            <text:p>40220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Sozialwissenschaften, Verhaltensforschung, öffentliche Verwaltung, Medien, Kultur, Sport- und Freizeitwissenschaften, etc.</text:p>
          </table:table-cell>
          <table:table-cell office:value-type="float" office:value="40221" calcext:value-type="float">
            <text:p>40221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Justiz und Gerichtswesen</text:p>
          </table:table-cell>
          <table:table-cell office:value-type="float" office:value="40222" calcext:value-type="float">
            <text:p>40222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Dienstleistung – Lebensmittelhandel, Hauswirtschaft, Friseurgewerbe, etc.</text:p>
          </table:table-cell>
          <table:table-cell office:value-type="float" office:value="40223" calcext:value-type="float">
            <text:p>40223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Öffentliche Ordnung und Sicherheit – Polizei, Bundeswehr, Feuerwehr, etc.</text:p>
          </table:table-cell>
          <table:table-cell office:value-type="float" office:value="40224" calcext:value-type="float">
            <text:p>40224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Transport und Telekommunikation</text:p>
          </table:table-cell>
          <table:table-cell office:value-type="float" office:value="40225" calcext:value-type="float">
            <text:p>40225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0</text:p>
          </table:table-cell>
          <table:table-cell office:value-type="string" calcext:value-type="string">
            <text:p>F6d</text:p>
          </table:table-cell>
          <table:table-cell office:value-type="string" calcext:value-type="string">
            <text:p>(Weiß nicht)</text:p>
          </table:table-cell>
          <table:table-cell office:value-type="float" office:value="40226" calcext:value-type="float">
            <text:p>40226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2_2004_GER_DE_16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bezahlte Tätigkeit (auch bei vorübergehender Abwesenheit) (abhängig Beschäftigter, Selbständiger, mithelfender</text:p>
          </table:table-cell>
          <table:table-cell office:value-type="float" office:value="40227" calcext:value-type="float">
            <text:p>40227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Familienangehöriger)</text:p>
          </table:table-cell>
          <table:table-cell office:value-type="float" office:value="40228" calcext:value-type="float">
            <text:p>40228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0229" calcext:value-type="float">
            <text:p>40229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0230" calcext:value-type="float">
            <text:p>40230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arbeitslos, Wunsch nach einem Arbeitsplatz, aber keine aktive Suche chronisch krank oder behindert</text:p>
          </table:table-cell>
          <table:table-cell office:value-type="float" office:value="40231" calcext:value-type="float">
            <text:p>40231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0232" calcext:value-type="float">
            <text:p>40232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Wehr- oder Zivildienst</text:p>
          </table:table-cell>
          <table:table-cell office:value-type="float" office:value="40233" calcext:value-type="float">
            <text:p>40233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0234" calcext:value-type="float">
            <text:p>40234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onstiges</text:p>
          </table:table-cell>
          <table:table-cell office:value-type="float" office:value="40235" calcext:value-type="float">
            <text:p>40235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2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Weiß nicht)</text:p>
          </table:table-cell>
          <table:table-cell office:value-type="float" office:value="40236" calcext:value-type="float">
            <text:p>40236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bezahlte Tätigkeit (auch bei vorübergehender Abwesenheit) (abhängig Beschäftigter, Selbständiger, mithelfender</text:p>
          </table:table-cell>
          <table:table-cell office:value-type="float" office:value="40227" calcext:value-type="float">
            <text:p>40227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Familienangehöriger)</text:p>
          </table:table-cell>
          <table:table-cell office:value-type="float" office:value="40228" calcext:value-type="float">
            <text:p>40228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0229" calcext:value-type="float">
            <text:p>40229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0230" calcext:value-type="float">
            <text:p>40230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rbeitslos, Wunsch nach einem Arbeitsplatz, aber keine aktive Suche chronisch krank oder behindert</text:p>
          </table:table-cell>
          <table:table-cell office:value-type="float" office:value="40231" calcext:value-type="float">
            <text:p>40231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0232" calcext:value-type="float">
            <text:p>40232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Wehr- oder Zivildienst</text:p>
          </table:table-cell>
          <table:table-cell office:value-type="float" office:value="40233" calcext:value-type="float">
            <text:p>40233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0234" calcext:value-type="float">
            <text:p>40234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Sonstiges</text:p>
          </table:table-cell>
          <table:table-cell office:value-type="float" office:value="40235" calcext:value-type="float">
            <text:p>40235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3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Weiß nicht)</text:p>
          </table:table-cell>
          <table:table-cell office:value-type="float" office:value="40236" calcext:value-type="float">
            <text:p>40236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2_2004_GER_DE_16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6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6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6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6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6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66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6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bhängig beschäftigt</text:p>
          </table:table-cell>
          <table:table-cell office:value-type="float" office:value="37491" calcext:value-type="float">
            <text:p>3749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16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bständig</text:p>
          </table:table-cell>
          <table:table-cell office:value-type="float" office:value="37492" calcext:value-type="float">
            <text:p>37492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16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mithelfender Familienangehöriger</text:p>
          </table:table-cell>
          <table:table-cell office:value-type="float" office:value="37493" calcext:value-type="float">
            <text:p>37493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167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Weiß nicht)</text:p>
          </table:table-cell>
          <table:table-cell office:value-type="float" office:value="37494" calcext:value-type="float">
            <text:p>37494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16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6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zeitlich unbefristet</text:p>
          </table:table-cell>
          <table:table-cell office:value-type="float" office:value="40237" calcext:value-type="float">
            <text:p>40237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ESS_R02_2004_GER_DE_16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zeitlich befristet</text:p>
          </table:table-cell>
          <table:table-cell office:value-type="float" office:value="40238" calcext:value-type="float">
            <text:p>40238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ESS_R02_2004_GER_DE_16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der hatten Sie keinen Arbeitsvertrag?</text:p>
          </table:table-cell>
          <table:table-cell office:value-type="float" office:value="40239" calcext:value-type="float">
            <text:p>40239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ESS_R02_2004_GER_DE_169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Weiß nicht)</text:p>
          </table:table-cell>
          <table:table-cell office:value-type="float" office:value="40240" calcext:value-type="float">
            <text:p>40240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ESS_R02_2004_GER_DE_1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weniger als 10</text:p>
          </table:table-cell>
          <table:table-cell office:value-type="float" office:value="37498" calcext:value-type="float">
            <text:p>37498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2_2004_GER_DE_1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10 bis 24</text:p>
          </table:table-cell>
          <table:table-cell office:value-type="float" office:value="37499" calcext:value-type="float">
            <text:p>37499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2_2004_GER_DE_1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25 bis 99</text:p>
          </table:table-cell>
          <table:table-cell office:value-type="float" office:value="37500" calcext:value-type="float">
            <text:p>37500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2_2004_GER_DE_1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100 bis 499</text:p>
          </table:table-cell>
          <table:table-cell office:value-type="float" office:value="37501" calcext:value-type="float">
            <text:p>37501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2_2004_GER_DE_1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oder 500 und mehr?</text:p>
          </table:table-cell>
          <table:table-cell office:value-type="float" office:value="37502" calcext:value-type="float">
            <text:p>37502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2_2004_GER_DE_1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Weiß nicht)</text:p>
          </table:table-cell>
          <table:table-cell office:value-type="float" office:value="37503" calcext:value-type="float">
            <text:p>37503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office:value-type="string" calcext:value-type="string">
            <text:p>ESS_R02_2004_GER_DE_17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7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7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7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Kann/ konnte ich nicht beeinflusssen</text:p>
          </table:table-cell>
          <table:table-cell office:value-type="float" office:value="40241" calcext:value-type="float">
            <text:p>40241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40242" calcext:value-type="float">
            <text:p>40242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40243" calcext:value-type="float">
            <text:p>4024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40244" calcext:value-type="float">
            <text:p>40244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40245" calcext:value-type="float">
            <text:p>40245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40246" calcext:value-type="float">
            <text:p>40246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40247" calcext:value-type="float">
            <text:p>40247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40248" calcext:value-type="float">
            <text:p>40248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40249" calcext:value-type="float">
            <text:p>40249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40250" calcext:value-type="float">
            <text:p>40250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Kann/konnte ich völlig eigenständig bestimmen</text:p>
          </table:table-cell>
          <table:table-cell office:value-type="float" office:value="40251" calcext:value-type="float">
            <text:p>40251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3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Weiß nicht)</text:p>
          </table:table-cell>
          <table:table-cell office:value-type="float" office:value="40252" calcext:value-type="float">
            <text:p>40252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Kann/ konnte ich nicht beeinflusssen</text:p>
          </table:table-cell>
          <table:table-cell office:value-type="float" office:value="40241" calcext:value-type="float">
            <text:p>40241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40242" calcext:value-type="float">
            <text:p>40242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40243" calcext:value-type="float">
            <text:p>4024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40244" calcext:value-type="float">
            <text:p>40244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40245" calcext:value-type="float">
            <text:p>40245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40246" calcext:value-type="float">
            <text:p>40246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40247" calcext:value-type="float">
            <text:p>40247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40248" calcext:value-type="float">
            <text:p>40248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40249" calcext:value-type="float">
            <text:p>40249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40250" calcext:value-type="float">
            <text:p>40250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Kann/konnte ich völlig eigenständig bestimmen</text:p>
          </table:table-cell>
          <table:table-cell office:value-type="float" office:value="40251" calcext:value-type="float">
            <text:p>40251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Weiß nicht)</text:p>
          </table:table-cell>
          <table:table-cell office:value-type="float" office:value="40252" calcext:value-type="float">
            <text:p>40252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Kann/ konnte ich nicht beeinflusssen</text:p>
          </table:table-cell>
          <table:table-cell office:value-type="float" office:value="40241" calcext:value-type="float">
            <text:p>40241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40242" calcext:value-type="float">
            <text:p>40242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40243" calcext:value-type="float">
            <text:p>4024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40244" calcext:value-type="float">
            <text:p>40244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40245" calcext:value-type="float">
            <text:p>40245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40246" calcext:value-type="float">
            <text:p>40246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40247" calcext:value-type="float">
            <text:p>40247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40248" calcext:value-type="float">
            <text:p>40248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40249" calcext:value-type="float">
            <text:p>40249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40250" calcext:value-type="float">
            <text:p>40250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Kann/konnte ich völlig eigenständig bestimmen</text:p>
          </table:table-cell>
          <table:table-cell office:value-type="float" office:value="40251" calcext:value-type="float">
            <text:p>40251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5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Weiß nicht)</text:p>
          </table:table-cell>
          <table:table-cell office:value-type="float" office:value="40252" calcext:value-type="float">
            <text:p>40252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2_2004_GER_DE_17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7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7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79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80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8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rbeiter</text:p>
          </table:table-cell>
          <table:table-cell office:value-type="float" office:value="41699" calcext:value-type="float">
            <text:p>4169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Ungelernte Arbeiter</text:p>
          </table:table-cell>
          <table:table-cell office:value-type="float" office:value="41700" calcext:value-type="float">
            <text:p>41700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ngelernte Arbeiter</text:p>
          </table:table-cell>
          <table:table-cell office:value-type="float" office:value="41701" calcext:value-type="float">
            <text:p>41701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Gelernte und Facharbeiter</text:p>
          </table:table-cell>
          <table:table-cell office:value-type="float" office:value="41702" calcext:value-type="float">
            <text:p>41702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Vorarbeiter, Kolonnenführer, Brigadier</text:p>
          </table:table-cell>
          <table:table-cell office:value-type="float" office:value="41703" calcext:value-type="float">
            <text:p>41703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Meister, Poliere</text:p>
          </table:table-cell>
          <table:table-cell office:value-type="float" office:value="41704" calcext:value-type="float">
            <text:p>41704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Selbständiger Landwirt</text:p>
          </table:table-cell>
          <table:table-cell office:value-type="float" office:value="41705" calcext:value-type="float">
            <text:p>41705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Landwirtschaftlich genutzte Fläche</text:p>
          </table:table-cell>
          <table:table-cell office:value-type="float" office:value="41706" calcext:value-type="float">
            <text:p>41706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is unter 10 ha</text:p>
          </table:table-cell>
          <table:table-cell office:value-type="float" office:value="41707" calcext:value-type="float">
            <text:p>41707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ha bis unter 20 ha</text:p>
          </table:table-cell>
          <table:table-cell office:value-type="float" office:value="41708" calcext:value-type="float">
            <text:p>41708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ha bis unter 50 ha</text:p>
          </table:table-cell>
          <table:table-cell office:value-type="float" office:value="41709" calcext:value-type="float">
            <text:p>4170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Genossenschaftsbauer</text:p>
          </table:table-cell>
          <table:table-cell office:value-type="float" office:value="41710" calcext:value-type="float">
            <text:p>41710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ngestellter</text:p>
          </table:table-cell>
          <table:table-cell office:value-type="float" office:value="41711" calcext:value-type="float">
            <text:p>41711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Industrie- und Werkmeister im Angestelltenverhältnis</text:p>
          </table:table-cell>
          <table:table-cell office:value-type="float" office:value="41712" calcext:value-type="float">
            <text:p>41712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ngestellte mit einfacher Tätigkeit (z.B. Verkäufer, Kontorist, Stenotypistin)</text:p>
          </table:table-cell>
          <table:table-cell office:value-type="float" office:value="41713" calcext:value-type="float">
            <text:p>41713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ngestellte, die schwierige Aufgaben nach allgemeiner Anweisung selbständig erledigen (z.B. Sachbearbeiter, Buchhalter, technischer Zeichner)</text:p>
          </table:table-cell>
          <table:table-cell office:value-type="float" office:value="41714" calcext:value-type="float">
            <text:p>41714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ngestellte, die selbständige Leistungen in verantwortungsvoller Tätigkeit erbringen (z.B. wissenschaftliche Mitarbeiter, Prokurist, Abteilungsleiter)</text:p>
          </table:table-cell>
          <table:table-cell office:value-type="float" office:value="41715" calcext:value-type="float">
            <text:p>41715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ngestellte mit umfassenden Führungsaufgaben und Entscheidungsbefugnissen z.B. Direktor, Geschäftsführer, Vorstand größerer Betriebe und Verbände)</text:p>
          </table:table-cell>
          <table:table-cell office:value-type="float" office:value="41716" calcext:value-type="float">
            <text:p>41716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Akademischer freier Beruf (z.B. Arzt mit eigener Praxis, Rechtsanwalt)</text:p>
          </table:table-cell>
          <table:table-cell office:value-type="float" office:value="41717" calcext:value-type="float">
            <text:p>41717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1 Mitarbeiter oder allein</text:p>
          </table:table-cell>
          <table:table-cell office:value-type="float" office:value="41718" calcext:value-type="float">
            <text:p>41718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2 bis 9 Mitarbeiter</text:p>
          </table:table-cell>
          <table:table-cell office:value-type="float" office:value="41719" calcext:value-type="float">
            <text:p>4171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<text:s/>Mitarbeiter und mehr</text:p>
          </table:table-cell>
          <table:table-cell office:value-type="float" office:value="41720" calcext:value-type="float">
            <text:p>41720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Mithelfender Familienangehöriger</text:p>
          </table:table-cell>
          <table:table-cell office:value-type="float" office:value="41721" calcext:value-type="float">
            <text:p>41721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amter / Richter / Berufssoldat</text:p>
          </table:table-cell>
          <table:table-cell office:value-type="float" office:value="41722" calcext:value-type="float">
            <text:p>41722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amte im einfachen Dienst (bis einschl. Oberamtsmeister)</text:p>
          </table:table-cell>
          <table:table-cell office:value-type="float" office:value="41723" calcext:value-type="float">
            <text:p>41723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amte im mittleren Dienst (vom Assistenten bis einschl. Hauptsekretär/Amtsinspektor)</text:p>
          </table:table-cell>
          <table:table-cell office:value-type="float" office:value="41724" calcext:value-type="float">
            <text:p>41724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amte im gehobenen Dienst (vom Inspektor bis einschl. Oberamtsmann/Oberamtsrat)</text:p>
          </table:table-cell>
          <table:table-cell office:value-type="float" office:value="41725" calcext:value-type="float">
            <text:p>41725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amte im höheren Dienst, Richter (vom Regierungsrat aufwärts)</text:p>
          </table:table-cell>
          <table:table-cell office:value-type="float" office:value="41726" calcext:value-type="float">
            <text:p>41726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Selbständiger in Handel, Gewerbe, Industrie, Dienstleistung u.</text:p>
          </table:table-cell>
          <table:table-cell office:value-type="float" office:value="41727" calcext:value-type="float">
            <text:p>41727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1 Mitarbeiter oder allein</text:p>
          </table:table-cell>
          <table:table-cell office:value-type="float" office:value="41728" calcext:value-type="float">
            <text:p>41728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2 bis 9 Mitarbeiter</text:p>
          </table:table-cell>
          <table:table-cell office:value-type="float" office:value="41729" calcext:value-type="float">
            <text:p>41729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10 bis 49 Mitarbeiter</text:p>
          </table:table-cell>
          <table:table-cell office:value-type="float" office:value="41730" calcext:value-type="float">
            <text:p>41730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50 Mitarbeiter und mehr</text:p>
          </table:table-cell>
          <table:table-cell office:value-type="float" office:value="41731" calcext:value-type="float">
            <text:p>41731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In Ausbildung</text:p>
          </table:table-cell>
          <table:table-cell office:value-type="float" office:value="41732" calcext:value-type="float">
            <text:p>41732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Kaufmännische / Verwaltungslehrlinge</text:p>
          </table:table-cell>
          <table:table-cell office:value-type="float" office:value="41733" calcext:value-type="float">
            <text:p>41733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Gewerbliche Lehrlinge</text:p>
          </table:table-cell>
          <table:table-cell office:value-type="float" office:value="41734" calcext:value-type="float">
            <text:p>41734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Haus- / Landwirtschaftliche Lehrlinge</text:p>
          </table:table-cell>
          <table:table-cell office:value-type="float" office:value="41735" calcext:value-type="float">
            <text:p>41735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Beamtenanwärter / Beamte im Vorbereitungsdienst</text:p>
          </table:table-cell>
          <table:table-cell office:value-type="float" office:value="41736" calcext:value-type="float">
            <text:p>41736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Praktikanten / Volontäre</text:p>
          </table:table-cell>
          <table:table-cell office:value-type="float" office:value="41737" calcext:value-type="float">
            <text:p>41737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2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Weiß nicht)</text:p>
          </table:table-cell>
          <table:table-cell office:value-type="float" office:value="41738" calcext:value-type="float">
            <text:p>41738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2_2004_GER_DE_18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4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6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8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gegenwärtig</text:p>
          </table:table-cell>
          <table:table-cell office:value-type="float" office:value="37509" calcext:value-type="float">
            <text:p>37509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DE_18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Ja, früher</text:p>
          </table:table-cell>
          <table:table-cell office:value-type="float" office:value="37510" calcext:value-type="float">
            <text:p>37510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DE_18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ein</text:p>
          </table:table-cell>
          <table:table-cell office:value-type="float" office:value="37511" calcext:value-type="float">
            <text:p>37511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DE_187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Weiß nicht)</text:p>
          </table:table-cell>
          <table:table-cell office:value-type="float" office:value="37512" calcext:value-type="float">
            <text:p>37512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Löhne oder Gehälter</text:p>
          </table:table-cell>
          <table:table-cell office:value-type="float" office:value="40258" calcext:value-type="float">
            <text:p>40258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selbständiger oder freiberuflicher Tätigkeit (Landwirtschaft ausgenommen)</text:p>
          </table:table-cell>
          <table:table-cell office:value-type="float" office:value="40259" calcext:value-type="float">
            <text:p>40259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Landwirtschaft</text:p>
          </table:table-cell>
          <table:table-cell office:value-type="float" office:value="40260" calcext:value-type="float">
            <text:p>40260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Renten oder Pensionen</text:p>
          </table:table-cell>
          <table:table-cell office:value-type="float" office:value="40261" calcext:value-type="float">
            <text:p>40261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rbeitslosengeld/-hilfe oder Abfindungen</text:p>
          </table:table-cell>
          <table:table-cell office:value-type="float" office:value="40262" calcext:value-type="float">
            <text:p>40262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dere Sozialleistungen (Sozialhilfe, Bafög usw.) oder Stipendien</text:p>
          </table:table-cell>
          <table:table-cell office:value-type="float" office:value="40263" calcext:value-type="float">
            <text:p>40263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Vermögensanlagen, Ersparnissen, Versicherungen oder Grundbesitz</text:p>
          </table:table-cell>
          <table:table-cell office:value-type="float" office:value="40264" calcext:value-type="float">
            <text:p>40264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Einkommen aus anderen Quellen</text:p>
          </table:table-cell>
          <table:table-cell office:value-type="float" office:value="40265" calcext:value-type="float">
            <text:p>40265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Weiß nicht)</text:p>
          </table:table-cell>
          <table:table-cell office:value-type="float" office:value="40266" calcext:value-type="float">
            <text:p>40266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weniger als 40 €</text:p>
          </table:table-cell>
          <table:table-cell office:value-type="float" office:value="42843" calcext:value-type="float">
            <text:p>42843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40 bis unter 70 €</text:p>
          </table:table-cell>
          <table:table-cell office:value-type="float" office:value="42844" calcext:value-type="float">
            <text:p>42844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70 bis unter 120 €</text:p>
          </table:table-cell>
          <table:table-cell office:value-type="float" office:value="42845" calcext:value-type="float">
            <text:p>42845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120 bis unter 230 €</text:p>
          </table:table-cell>
          <table:table-cell office:value-type="float" office:value="42846" calcext:value-type="float">
            <text:p>42846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230 bis unter 350 €</text:p>
          </table:table-cell>
          <table:table-cell office:value-type="float" office:value="42847" calcext:value-type="float">
            <text:p>42847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350 bis unter 460 €</text:p>
          </table:table-cell>
          <table:table-cell office:value-type="float" office:value="42848" calcext:value-type="float">
            <text:p>42848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460 bis unter 580 €</text:p>
          </table:table-cell>
          <table:table-cell office:value-type="float" office:value="42849" calcext:value-type="float">
            <text:p>42849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580 bis unter 690 €</text:p>
          </table:table-cell>
          <table:table-cell office:value-type="float" office:value="42850" calcext:value-type="float">
            <text:p>42850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690 bis unter 1.150 €</text:p>
          </table:table-cell>
          <table:table-cell office:value-type="float" office:value="42851" calcext:value-type="float">
            <text:p>42851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1.150 bis unter 1.730 €</text:p>
          </table:table-cell>
          <table:table-cell office:value-type="float" office:value="42852" calcext:value-type="float">
            <text:p>42852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1.730 bis unter 2.310 €</text:p>
          </table:table-cell>
          <table:table-cell office:value-type="float" office:value="42853" calcext:value-type="float">
            <text:p>42853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2.310 € oder mehr</text:p>
          </table:table-cell>
          <table:table-cell office:value-type="float" office:value="42854" calcext:value-type="float">
            <text:p>42854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Weiß nicht)</text:p>
          </table:table-cell>
          <table:table-cell office:value-type="float" office:value="42855" calcext:value-type="float">
            <text:p>42855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weniger als 150 €</text:p>
          </table:table-cell>
          <table:table-cell office:value-type="float" office:value="42856" calcext:value-type="float">
            <text:p>4285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150 bis unter 300 €</text:p>
          </table:table-cell>
          <table:table-cell office:value-type="float" office:value="42857" calcext:value-type="float">
            <text:p>42857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300 bis unter 500 €</text:p>
          </table:table-cell>
          <table:table-cell office:value-type="float" office:value="42858" calcext:value-type="float">
            <text:p>42858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500 bis unter 1.000 €</text:p>
          </table:table-cell>
          <table:table-cell office:value-type="float" office:value="42859" calcext:value-type="float">
            <text:p>42859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1.000 bis unter 1.500 €</text:p>
          </table:table-cell>
          <table:table-cell office:value-type="float" office:value="42860" calcext:value-type="float">
            <text:p>42860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1.500 bis unter 2.000 €</text:p>
          </table:table-cell>
          <table:table-cell office:value-type="float" office:value="42861" calcext:value-type="float">
            <text:p>42861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2.000 bis unter 2.500 €</text:p>
          </table:table-cell>
          <table:table-cell office:value-type="float" office:value="42862" calcext:value-type="float">
            <text:p>42862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2.500 bis unter 3.000 €</text:p>
          </table:table-cell>
          <table:table-cell office:value-type="float" office:value="42863" calcext:value-type="float">
            <text:p>42863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3.000 bis unter 5.000 €</text:p>
          </table:table-cell>
          <table:table-cell office:value-type="float" office:value="42864" calcext:value-type="float">
            <text:p>42864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5.000 bis unter 7.500 €</text:p>
          </table:table-cell>
          <table:table-cell office:value-type="float" office:value="42865" calcext:value-type="float">
            <text:p>42865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7.500 bis unter 10.000 €</text:p>
          </table:table-cell>
          <table:table-cell office:value-type="float" office:value="42866" calcext:value-type="float">
            <text:p>4286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10.000 € oder mehr</text:p>
          </table:table-cell>
          <table:table-cell office:value-type="float" office:value="42867" calcext:value-type="float">
            <text:p>42867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Weiß nicht)</text:p>
          </table:table-cell>
          <table:table-cell office:value-type="float" office:value="42868" calcext:value-type="float">
            <text:p>42868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weniger als 1.800 €</text:p>
          </table:table-cell>
          <table:table-cell office:value-type="float" office:value="42869" calcext:value-type="float">
            <text:p>42869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1.800 bis unter 3.600 €</text:p>
          </table:table-cell>
          <table:table-cell office:value-type="float" office:value="42870" calcext:value-type="float">
            <text:p>42870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3.600 bis unter 6.000 €</text:p>
          </table:table-cell>
          <table:table-cell office:value-type="float" office:value="42871" calcext:value-type="float">
            <text:p>42871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6.000 bis unter 12.000 €</text:p>
          </table:table-cell>
          <table:table-cell office:value-type="float" office:value="42872" calcext:value-type="float">
            <text:p>42872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12.000 bis unter 18.000 €</text:p>
          </table:table-cell>
          <table:table-cell office:value-type="float" office:value="42873" calcext:value-type="float">
            <text:p>42873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18.000 bis unter 24.000 €</text:p>
          </table:table-cell>
          <table:table-cell office:value-type="float" office:value="42874" calcext:value-type="float">
            <text:p>4287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24.000 bis unter 30.000 €</text:p>
          </table:table-cell>
          <table:table-cell office:value-type="float" office:value="42875" calcext:value-type="float">
            <text:p>42875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30.000 bis unter 36.000 €</text:p>
          </table:table-cell>
          <table:table-cell office:value-type="float" office:value="42876" calcext:value-type="float">
            <text:p>42876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36.000 bis unter 60.000 €</text:p>
          </table:table-cell>
          <table:table-cell office:value-type="float" office:value="42877" calcext:value-type="float">
            <text:p>42877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60.000 bis unter 90.000 €</text:p>
          </table:table-cell>
          <table:table-cell office:value-type="float" office:value="42878" calcext:value-type="float">
            <text:p>42878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90.000 bis unter 120.000 €</text:p>
          </table:table-cell>
          <table:table-cell office:value-type="float" office:value="42879" calcext:value-type="float">
            <text:p>42879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120.000 € oder mehr</text:p>
          </table:table-cell>
          <table:table-cell office:value-type="float" office:value="42880" calcext:value-type="float">
            <text:p>42880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Weiß nicht)</text:p>
          </table:table-cell>
          <table:table-cell office:value-type="float" office:value="42881" calcext:value-type="float">
            <text:p>42881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ichts</text:p>
          </table:table-cell>
          <table:table-cell office:value-type="float" office:value="41420" calcext:value-type="float">
            <text:p>41420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Sehr wenig</text:p>
          </table:table-cell>
          <table:table-cell office:value-type="float" office:value="41421" calcext:value-type="float">
            <text:p>41421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Weniger als die Hälfte</text:p>
          </table:table-cell>
          <table:table-cell office:value-type="float" office:value="41422" calcext:value-type="float">
            <text:p>41422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Etwa die Hälfte</text:p>
          </table:table-cell>
          <table:table-cell office:value-type="float" office:value="41423" calcext:value-type="float">
            <text:p>41423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Mehr als die Hälfte</text:p>
          </table:table-cell>
          <table:table-cell office:value-type="float" office:value="41424" calcext:value-type="float">
            <text:p>41424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Sehr viel</text:p>
          </table:table-cell>
          <table:table-cell office:value-type="float" office:value="41425" calcext:value-type="float">
            <text:p>41425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es</text:p>
          </table:table-cell>
          <table:table-cell office:value-type="float" office:value="41426" calcext:value-type="float">
            <text:p>41426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Weiß nicht)</text:p>
          </table:table-cell>
          <table:table-cell office:value-type="float" office:value="41427" calcext:value-type="float">
            <text:p>41427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2_2004_GER_DE_19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bequem leben</text:p>
          </table:table-cell>
          <table:table-cell office:value-type="float" office:value="34729" calcext:value-type="float">
            <text:p>34729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2_2004_GER_DE_19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zurechtkommen</text:p>
          </table:table-cell>
          <table:table-cell office:value-type="float" office:value="34730" calcext:value-type="float">
            <text:p>34730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2_2004_GER_DE_19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nur schwer zurechtkommen</text:p>
          </table:table-cell>
          <table:table-cell office:value-type="float" office:value="34731" calcext:value-type="float">
            <text:p>34731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2_2004_GER_DE_19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nur sehr schwer zurechtkommen</text:p>
          </table:table-cell>
          <table:table-cell office:value-type="float" office:value="34732" calcext:value-type="float">
            <text:p>34732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2_2004_GER_DE_19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Weiß nicht)</text:p>
          </table:table-cell>
          <table:table-cell office:value-type="float" office:value="34733" calcext:value-type="float">
            <text:p>34733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schwierig</text:p>
          </table:table-cell>
          <table:table-cell office:value-type="float" office:value="37560" calcext:value-type="float">
            <text:p>37560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Ziemlich schwierig</text:p>
          </table:table-cell>
          <table:table-cell office:value-type="float" office:value="37561" calcext:value-type="float">
            <text:p>37561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Weder leicht noch schwierig</text:p>
          </table:table-cell>
          <table:table-cell office:value-type="float" office:value="37562" calcext:value-type="float">
            <text:p>37562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Ziemlich leicht</text:p>
          </table:table-cell>
          <table:table-cell office:value-type="float" office:value="37563" calcext:value-type="float">
            <text:p>37563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ehr leicht</text:p>
          </table:table-cell>
          <table:table-cell office:value-type="float" office:value="37564" calcext:value-type="float">
            <text:p>37564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Weiß nicht)</text:p>
          </table:table-cell>
          <table:table-cell office:value-type="float" office:value="37565" calcext:value-type="float">
            <text:p>37565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ch Schüler</text:p>
          </table:table-cell>
          <table:table-cell office:value-type="float" office:value="37569" calcext:value-type="float">
            <text:p>37569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chule beendet ohne Abschluss</text:p>
          </table:table-cell>
          <table:table-cell office:value-type="float" office:value="37570" calcext:value-type="float">
            <text:p>37570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Volks-/Hauptschulabschluss bzw. Polytechnische Oberschule mit Abschluss 8. oder 9. Klasse</text:p>
          </table:table-cell>
          <table:table-cell office:value-type="float" office:value="37571" calcext:value-type="float">
            <text:p>37571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Mittlere Reife/Realschulabschluss bzw. Polytechnische Oberschule mit Abschluss 10. Klasse</text:p>
          </table:table-cell>
          <table:table-cell office:value-type="float" office:value="37572" calcext:value-type="float">
            <text:p>37572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achhochschulreife (Abschluss einer Fachoberschule etc.)</text:p>
          </table:table-cell>
          <table:table-cell office:value-type="float" office:value="37573" calcext:value-type="float">
            <text:p>37573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bitur bzw. Erweiterte Oberschule mit Abschluss 12. Klasse (Hochschulreife)</text:p>
          </table:table-cell>
          <table:table-cell office:value-type="float" office:value="37574" calcext:value-type="float">
            <text:p>37574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37575" calcext:value-type="float">
            <text:p>37575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Weiß nicht)</text:p>
          </table:table-cell>
          <table:table-cell office:value-type="float" office:value="37576" calcext:value-type="float">
            <text:p>37576</text:p>
          </table:table-cell>
          <table:table-cell office:value-type="float" office:value="4645" calcext:value-type="float">
            <text:p>4645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Beruflich-betriebliche Anlernzeit mit Abschlusszeugnis, aber keine Lehre</text:p>
          </table:table-cell>
          <table:table-cell office:value-type="float" office:value="37466" calcext:value-type="float">
            <text:p>3746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Teilfacharbeiterabschluss</text:p>
          </table:table-cell>
          <table:table-cell office:value-type="float" office:value="37467" calcext:value-type="float">
            <text:p>3746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37468" calcext:value-type="float">
            <text:p>3746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37469" calcext:value-type="float">
            <text:p>3746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Berufliches Praktikum, Volontariat</text:p>
          </table:table-cell>
          <table:table-cell office:value-type="float" office:value="37470" calcext:value-type="float">
            <text:p>3747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Fachschulabschluss</text:p>
          </table:table-cell>
          <table:table-cell office:value-type="float" office:value="37471" calcext:value-type="float">
            <text:p>37471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Berufsfachschulabschluss, Berufsgrundbildungsjahr abgeschlossen</text:p>
          </table:table-cell>
          <table:table-cell office:value-type="float" office:value="37472" calcext:value-type="float">
            <text:p>37472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Meister-, Techniker- oder gleichwertiger Fachschulabschluss</text:p>
          </table:table-cell>
          <table:table-cell office:value-type="float" office:value="37473" calcext:value-type="float">
            <text:p>37473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Abgeschlossenes Studium an Fachhochschule (auch Abschluss einer Ingenieurschule), Schule des Gesundheitswesens</text:p>
          </table:table-cell>
          <table:table-cell office:value-type="float" office:value="37474" calcext:value-type="float">
            <text:p>37474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Hochschule/Universität: Zwischenprüfung, Vordiplom; Bachelor</text:p>
          </table:table-cell>
          <table:table-cell office:value-type="float" office:value="37475" calcext:value-type="float">
            <text:p>37475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Abgeschlossenes Studium an Hochschule, Universität, Akademie, Polytechnikum (Diplom, Magister, Master, Staatsexamen)</text:p>
          </table:table-cell>
          <table:table-cell office:value-type="float" office:value="37476" calcext:value-type="float">
            <text:p>3747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Promotion; Habilitation</text:p>
          </table:table-cell>
          <table:table-cell office:value-type="float" office:value="37477" calcext:value-type="float">
            <text:p>3747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Anderen beruflichen Ausbildungsabschluss, und zwar:</text:p>
          </table:table-cell>
          <table:table-cell office:value-type="float" office:value="37478" calcext:value-type="float">
            <text:p>3747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Keinen beruflichen Ausbildungsabschluss</text:p>
          </table:table-cell>
          <table:table-cell office:value-type="float" office:value="37479" calcext:value-type="float">
            <text:p>3747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6</text:p>
          </table:table-cell>
          <table:table-cell office:value-type="string" calcext:value-type="string">
            <text:p>F36a</text:p>
          </table:table-cell>
          <table:table-cell office:value-type="string" calcext:value-type="string">
            <text:p>(Weiß nicht)</text:p>
          </table:table-cell>
          <table:table-cell office:value-type="float" office:value="37480" calcext:value-type="float">
            <text:p>3748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bezahlte Tätigkeit (auch bei vorübergehender Abwesenheit) (Abhängig Beschäftigter, Selbständiger, mithelfender Familienangehöriger)</text:p>
          </table:table-cell>
          <table:table-cell office:value-type="float" office:value="42882" calcext:value-type="float">
            <text:p>42882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2883" calcext:value-type="float">
            <text:p>42883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2884" calcext:value-type="float">
            <text:p>42884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arbeitslos, Wunsch nach einem Arbeitsplatz aber keine aktive Suche</text:p>
          </table:table-cell>
          <table:table-cell office:value-type="float" office:value="42885" calcext:value-type="float">
            <text:p>42885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2886" calcext:value-type="float">
            <text:p>42886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2887" calcext:value-type="float">
            <text:p>42887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ehr- oder Zivildienst</text:p>
          </table:table-cell>
          <table:table-cell office:value-type="float" office:value="42888" calcext:value-type="float">
            <text:p>42888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2889" calcext:value-type="float">
            <text:p>42889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<text:s/>(Sonstiges)</text:p>
          </table:table-cell>
          <table:table-cell office:value-type="float" office:value="42890" calcext:value-type="float">
            <text:p>42890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Trifft nicht zu (kein Partner/keine Partnerin)</text:p>
          </table:table-cell>
          <table:table-cell office:value-type="float" office:value="42891" calcext:value-type="float">
            <text:p>42891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7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Weiß nicht)</text:p>
          </table:table-cell>
          <table:table-cell office:value-type="float" office:value="42892" calcext:value-type="float">
            <text:p>42892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bezahlte Tätigkeit (auch bei vorübergehender Abwesenheit) (Abhängig Beschäftigter, Selbständiger, mithelfender Familienangehöriger)</text:p>
          </table:table-cell>
          <table:table-cell office:value-type="float" office:value="42882" calcext:value-type="float">
            <text:p>42882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Schule/Ausbildung (nicht vom Arbeitgeber bezahlt; auch während der Ferien oder im Urlaub)</text:p>
          </table:table-cell>
          <table:table-cell office:value-type="float" office:value="42883" calcext:value-type="float">
            <text:p>42883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 und auf aktiver Suche nach einem Arbeitsplatz</text:p>
          </table:table-cell>
          <table:table-cell office:value-type="float" office:value="42884" calcext:value-type="float">
            <text:p>42884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rbeitslos, Wunsch nach einem Arbeitsplatz aber keine aktive Suche</text:p>
          </table:table-cell>
          <table:table-cell office:value-type="float" office:value="42885" calcext:value-type="float">
            <text:p>42885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chronisch krank oder behindert</text:p>
          </table:table-cell>
          <table:table-cell office:value-type="float" office:value="42886" calcext:value-type="float">
            <text:p>42886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m Vorruhestand/Ruhestand/Frührente/Rente</text:p>
          </table:table-cell>
          <table:table-cell office:value-type="float" office:value="42887" calcext:value-type="float">
            <text:p>42887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Wehr- oder Zivildienst</text:p>
          </table:table-cell>
          <table:table-cell office:value-type="float" office:value="42888" calcext:value-type="float">
            <text:p>42888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Hausarbeit, Betreuung von Kindern oder anderen Personen</text:p>
          </table:table-cell>
          <table:table-cell office:value-type="float" office:value="42889" calcext:value-type="float">
            <text:p>42889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<text:s/>(Sonstiges)</text:p>
          </table:table-cell>
          <table:table-cell office:value-type="float" office:value="42890" calcext:value-type="float">
            <text:p>42890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Trifft nicht zu (kein Partner/keine Partnerin)</text:p>
          </table:table-cell>
          <table:table-cell office:value-type="float" office:value="42891" calcext:value-type="float">
            <text:p>42891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8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Weiß nicht)</text:p>
          </table:table-cell>
          <table:table-cell office:value-type="float" office:value="42892" calcext:value-type="float">
            <text:p>42892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2_2004_GER_DE_19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9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199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00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01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02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0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bhängig beschäftigt</text:p>
          </table:table-cell>
          <table:table-cell office:value-type="float" office:value="37491" calcext:value-type="float">
            <text:p>37491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20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bständig</text:p>
          </table:table-cell>
          <table:table-cell office:value-type="float" office:value="37492" calcext:value-type="float">
            <text:p>37492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20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mithelfender Familienangehöriger</text:p>
          </table:table-cell>
          <table:table-cell office:value-type="float" office:value="37493" calcext:value-type="float">
            <text:p>37493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20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Weiß nicht)</text:p>
          </table:table-cell>
          <table:table-cell office:value-type="float" office:value="37494" calcext:value-type="float">
            <text:p>37494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ESS_R02_2004_GER_DE_20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0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0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0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0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kann er/sie nicht beeinflussen</text:p>
          </table:table-cell>
          <table:table-cell office:value-type="float" office:value="40310" calcext:value-type="float">
            <text:p>40310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40311" calcext:value-type="float">
            <text:p>40311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40312" calcext:value-type="float">
            <text:p>40312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40313" calcext:value-type="float">
            <text:p>40313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40314" calcext:value-type="float">
            <text:p>40314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40315" calcext:value-type="float">
            <text:p>40315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40316" calcext:value-type="float">
            <text:p>40316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40317" calcext:value-type="float">
            <text:p>40317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40318" calcext:value-type="float">
            <text:p>40318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40319" calcext:value-type="float">
            <text:p>40319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kann er/sie völlig eigenständig bestimmen</text:p>
          </table:table-cell>
          <table:table-cell office:value-type="float" office:value="40320" calcext:value-type="float">
            <text:p>40320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Weiß nicht)</text:p>
          </table:table-cell>
          <table:table-cell office:value-type="float" office:value="40321" calcext:value-type="float">
            <text:p>40321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kann er/sie nicht beeinflussen</text:p>
          </table:table-cell>
          <table:table-cell office:value-type="float" office:value="40310" calcext:value-type="float">
            <text:p>40310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40311" calcext:value-type="float">
            <text:p>40311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40312" calcext:value-type="float">
            <text:p>40312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40313" calcext:value-type="float">
            <text:p>40313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40314" calcext:value-type="float">
            <text:p>40314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40315" calcext:value-type="float">
            <text:p>40315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40316" calcext:value-type="float">
            <text:p>40316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40317" calcext:value-type="float">
            <text:p>40317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40318" calcext:value-type="float">
            <text:p>40318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40319" calcext:value-type="float">
            <text:p>40319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kann er/sie völlig eigenständig bestimmen</text:p>
          </table:table-cell>
          <table:table-cell office:value-type="float" office:value="40320" calcext:value-type="float">
            <text:p>40320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Weiß nicht)</text:p>
          </table:table-cell>
          <table:table-cell office:value-type="float" office:value="40321" calcext:value-type="float">
            <text:p>40321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2_2004_GER_DE_20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chule beendet ohne Abschluss</text:p>
          </table:table-cell>
          <table:table-cell office:value-type="float" office:value="41778" calcext:value-type="float">
            <text:p>41778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Volks-/Hauptschulabschluss bzw. Polytechnische Oberschule mit Abschluss 8. oder 9. Klasse</text:p>
          </table:table-cell>
          <table:table-cell office:value-type="float" office:value="41779" calcext:value-type="float">
            <text:p>41779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Mittlere Reife/Realschulabschluss bzw. Polytechnische Oberschule mit Abschluss 10. Klasse</text:p>
          </table:table-cell>
          <table:table-cell office:value-type="float" office:value="41780" calcext:value-type="float">
            <text:p>41780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achhochschulreife (Abschluss einer Fachoberschule etc.)</text:p>
          </table:table-cell>
          <table:table-cell office:value-type="float" office:value="41781" calcext:value-type="float">
            <text:p>41781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bitur bzw. Erweiterte Oberschule mit Abschluss 12. Klasse (Hochschulreife)</text:p>
          </table:table-cell>
          <table:table-cell office:value-type="float" office:value="41782" calcext:value-type="float">
            <text:p>41782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41783" calcext:value-type="float">
            <text:p>41783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Weiß nicht)</text:p>
          </table:table-cell>
          <table:table-cell office:value-type="float" office:value="41784" calcext:value-type="float">
            <text:p>41784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Beruflich-betriebliche Anlernzeit mit Abschlusszeugnis, aber keine Lehre</text:p>
          </table:table-cell>
          <table:table-cell office:value-type="float" office:value="37466" calcext:value-type="float">
            <text:p>3746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Teilfacharbeiterabschluss</text:p>
          </table:table-cell>
          <table:table-cell office:value-type="float" office:value="37467" calcext:value-type="float">
            <text:p>3746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37468" calcext:value-type="float">
            <text:p>3746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37469" calcext:value-type="float">
            <text:p>3746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Berufliches Praktikum, Volontariat</text:p>
          </table:table-cell>
          <table:table-cell office:value-type="float" office:value="37470" calcext:value-type="float">
            <text:p>3747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Fachschulabschluss</text:p>
          </table:table-cell>
          <table:table-cell office:value-type="float" office:value="37471" calcext:value-type="float">
            <text:p>37471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Berufsfachschulabschluss, Berufsgrundbildungsjahr abgeschlossen</text:p>
          </table:table-cell>
          <table:table-cell office:value-type="float" office:value="37472" calcext:value-type="float">
            <text:p>37472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Meister-, Techniker- oder gleichwertiger Fachschulabschluss</text:p>
          </table:table-cell>
          <table:table-cell office:value-type="float" office:value="37473" calcext:value-type="float">
            <text:p>37473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Abgeschlossenes Studium an Fachhochschule (auch Abschluss einer Ingenieurschule), Schule des Gesundheitswesens</text:p>
          </table:table-cell>
          <table:table-cell office:value-type="float" office:value="37474" calcext:value-type="float">
            <text:p>37474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Hochschule/Universität: Zwischenprüfung, Vordiplom; Bachelor</text:p>
          </table:table-cell>
          <table:table-cell office:value-type="float" office:value="37475" calcext:value-type="float">
            <text:p>37475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Abgeschlossenes Studium an Hochschule, Universität, Akademie, Polytechnikum (Diplom, Magister, Master, Staatsexamen)</text:p>
          </table:table-cell>
          <table:table-cell office:value-type="float" office:value="37476" calcext:value-type="float">
            <text:p>3747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Promotion; Habilitation</text:p>
          </table:table-cell>
          <table:table-cell office:value-type="float" office:value="37477" calcext:value-type="float">
            <text:p>3747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Anderen beruflichen Ausbildungsabschluss, und zwar:</text:p>
          </table:table-cell>
          <table:table-cell office:value-type="float" office:value="37478" calcext:value-type="float">
            <text:p>3747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Keinen beruflichen Ausbildungsabschluss</text:p>
          </table:table-cell>
          <table:table-cell office:value-type="float" office:value="37479" calcext:value-type="float">
            <text:p>3747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1</text:p>
          </table:table-cell>
          <table:table-cell office:value-type="string" calcext:value-type="string">
            <text:p>F49a</text:p>
          </table:table-cell>
          <table:table-cell office:value-type="string" calcext:value-type="string">
            <text:p>(Weiß nicht)</text:p>
          </table:table-cell>
          <table:table-cell office:value-type="float" office:value="37480" calcext:value-type="float">
            <text:p>3748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abhängig Beschäftigter</text:p>
          </table:table-cell>
          <table:table-cell office:value-type="float" office:value="40330" calcext:value-type="float">
            <text:p>40330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DE_21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bständig</text:p>
          </table:table-cell>
          <table:table-cell office:value-type="float" office:value="40331" calcext:value-type="float">
            <text:p>40331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DE_21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keine bezahlte Tätigkeit</text:p>
          </table:table-cell>
          <table:table-cell office:value-type="float" office:value="40332" calcext:value-type="float">
            <text:p>40332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DE_21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Vater bereits verstorben/lebte nicht im Haushalt als Befragte(r) 14 war)</text:p>
          </table:table-cell>
          <table:table-cell office:value-type="float" office:value="40333" calcext:value-type="float">
            <text:p>40333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DE_212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Weiß nicht)</text:p>
          </table:table-cell>
          <table:table-cell office:value-type="float" office:value="40334" calcext:value-type="float">
            <text:p>40334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2_2004_GER_DE_21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Keine</text:p>
          </table:table-cell>
          <table:table-cell office:value-type="float" office:value="34774" calcext:value-type="float">
            <text:p>3477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1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bis 24</text:p>
          </table:table-cell>
          <table:table-cell office:value-type="float" office:value="34775" calcext:value-type="float">
            <text:p>3477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1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der mehr</text:p>
          </table:table-cell>
          <table:table-cell office:value-type="float" office:value="34776" calcext:value-type="float">
            <text:p>34776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13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Weiß nicht)</text:p>
          </table:table-cell>
          <table:table-cell office:value-type="float" office:value="34777" calcext:value-type="float">
            <text:p>3477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1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1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14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15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Klassische akademische und freie Berufe wie: Rechtsanwalt – Arzt – Wissenschaftler – Ingenieur</text:p>
          </table:table-cell>
          <table:table-cell office:value-type="float" office:value="42893" calcext:value-type="float">
            <text:p>42893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Berufe mit akademischer oder Fachschulausbildung wie: Lehrer – Krankenpfleger – Physiotherapeut – Sozialarbeiter – Künstler – Musiker – Polizeibeamter (im höheren oder gehobenen Dienst) – Software-Entwickler</text:p>
          </table:table-cell>
          <table:table-cell office:value-type="float" office:value="42894" calcext:value-type="float">
            <text:p>42894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Verwaltungs- und Dienstleistungsberufe wie: Sekretär – persönlicher Assistent – Büroangestellter – Telefonist – Hilfspfleger</text:p>
          </table:table-cell>
          <table:table-cell office:value-type="float" office:value="42895" calcext:value-type="float">
            <text:p>42895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: Finanzmanager – Geschäftsführer – Betriebsleiter</text:p>
          </table:table-cell>
          <table:table-cell office:value-type="float" office:value="42896" calcext:value-type="float">
            <text:p>42896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Gelernte technische und handwerkliche Berufe wie: Kfz-Mechaniker – Maschinenschlosser – Installateur – Drucker – Werkzeugmacher – Elektriker – Landwirt – Gärtner – Lokführer</text:p>
          </table:table-cell>
          <table:table-cell office:value-type="float" office:value="42897" calcext:value-type="float">
            <text:p>42897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Angelernte handwerkliche und Dienstleistungsberufe wie: Postangestellter – Maschinenarbeiter – Sicherheitsbediensteter– Hausmeister – Landarbeiter – Angestellter im Lebensmittelhandel – Empfangschef – Verkäufer</text:p>
          </table:table-cell>
          <table:table-cell office:value-type="float" office:value="42898" calcext:value-type="float">
            <text:p>42898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Ungelernte handwerkliche und Dienstleistungsberufe wie: LKW-Fahrer – Lieferwagenfahrer – Reinigungskraft– Pförtner – Packer – Näher – Bote – Hilfsarbeiter – Kellner</text:p>
          </table:table-cell>
          <table:table-cell office:value-type="float" office:value="42899" calcext:value-type="float">
            <text:p>42899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ttlere und untere Managementberufe wie: Büroleiter – Filialleiter im Einzelhandel – Filialleiter einer Bank – Geschäftsführer eines landwirtschaftlichen Betriebes – Filialleiter einer Restaurantkette – Kaufhausdirektor – Gastwirt</text:p>
          </table:table-cell>
          <table:table-cell office:value-type="float" office:value="42900" calcext:value-type="float">
            <text:p>42900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6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Weiß nicht)</text:p>
          </table:table-cell>
          <table:table-cell office:value-type="float" office:value="42901" calcext:value-type="float">
            <text:p>42901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chule beendet ohne Abschluss</text:p>
          </table:table-cell>
          <table:table-cell office:value-type="float" office:value="41778" calcext:value-type="float">
            <text:p>41778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Volks-/Hauptschulabschluss bzw. Polytechnische Oberschule mit Abschluss 8. oder 9. Klasse</text:p>
          </table:table-cell>
          <table:table-cell office:value-type="float" office:value="41779" calcext:value-type="float">
            <text:p>41779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Mittlere Reife/Realschulabschluss bzw. Polytechnische Oberschule mit Abschluss 10. Klasse</text:p>
          </table:table-cell>
          <table:table-cell office:value-type="float" office:value="41780" calcext:value-type="float">
            <text:p>41780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achhochschulreife (Abschluss einer Fachoberschule etc.)</text:p>
          </table:table-cell>
          <table:table-cell office:value-type="float" office:value="41781" calcext:value-type="float">
            <text:p>41781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bitur bzw. Erweiterte Oberschule mit Abschluss 12. Klasse (Hochschulreife)</text:p>
          </table:table-cell>
          <table:table-cell office:value-type="float" office:value="41782" calcext:value-type="float">
            <text:p>41782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Anderen Schulabschluss, und zwar:</text:p>
          </table:table-cell>
          <table:table-cell office:value-type="float" office:value="41783" calcext:value-type="float">
            <text:p>41783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Weiß nicht)</text:p>
          </table:table-cell>
          <table:table-cell office:value-type="float" office:value="41784" calcext:value-type="float">
            <text:p>41784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Beruflich-betriebliche Anlernzeit mit Abschlusszeugnis, aber keine Lehre</text:p>
          </table:table-cell>
          <table:table-cell office:value-type="float" office:value="37466" calcext:value-type="float">
            <text:p>3746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Teilfacharbeiterabschluss</text:p>
          </table:table-cell>
          <table:table-cell office:value-type="float" office:value="37467" calcext:value-type="float">
            <text:p>3746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Abgeschlossene gewerbliche oder landwirtschaftliche Lehre</text:p>
          </table:table-cell>
          <table:table-cell office:value-type="float" office:value="37468" calcext:value-type="float">
            <text:p>3746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Abgeschlossene kaufmännische Lehre</text:p>
          </table:table-cell>
          <table:table-cell office:value-type="float" office:value="37469" calcext:value-type="float">
            <text:p>3746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Berufliches Praktikum, Volontariat</text:p>
          </table:table-cell>
          <table:table-cell office:value-type="float" office:value="37470" calcext:value-type="float">
            <text:p>3747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Fachschulabschluss</text:p>
          </table:table-cell>
          <table:table-cell office:value-type="float" office:value="37471" calcext:value-type="float">
            <text:p>37471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Berufsfachschulabschluss, Berufsgrundbildungsjahr abgeschlossen</text:p>
          </table:table-cell>
          <table:table-cell office:value-type="float" office:value="37472" calcext:value-type="float">
            <text:p>37472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Meister-, Techniker- oder gleichwertiger Fachschulabschluss</text:p>
          </table:table-cell>
          <table:table-cell office:value-type="float" office:value="37473" calcext:value-type="float">
            <text:p>37473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Abgeschlossenes Studium an Fachhochschule (auch Abschluss einer Ingenieurschule), Schule des Gesundheitswesens</text:p>
          </table:table-cell>
          <table:table-cell office:value-type="float" office:value="37474" calcext:value-type="float">
            <text:p>37474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Hochschule/Universität: Zwischenprüfung, Vordiplom; Bachelor</text:p>
          </table:table-cell>
          <table:table-cell office:value-type="float" office:value="37475" calcext:value-type="float">
            <text:p>37475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Abgeschlossenes Studium an Hochschule, Universität, Akademie, Polytechnikum (Diplom, Magister, Master, Staatsexamen)</text:p>
          </table:table-cell>
          <table:table-cell office:value-type="float" office:value="37476" calcext:value-type="float">
            <text:p>3747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Promotion; Habilitation</text:p>
          </table:table-cell>
          <table:table-cell office:value-type="float" office:value="37477" calcext:value-type="float">
            <text:p>37477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Anderen beruflichen Ausbildungsabschluss, und zwar:</text:p>
          </table:table-cell>
          <table:table-cell office:value-type="float" office:value="37478" calcext:value-type="float">
            <text:p>37478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Keinen beruflichen Ausbildungsabschluss</text:p>
          </table:table-cell>
          <table:table-cell office:value-type="float" office:value="37479" calcext:value-type="float">
            <text:p>37479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8</text:p>
          </table:table-cell>
          <table:table-cell office:value-type="string" calcext:value-type="string">
            <text:p>F55a</text:p>
          </table:table-cell>
          <table:table-cell office:value-type="string" calcext:value-type="string">
            <text:p>(Weiß nicht)</text:p>
          </table:table-cell>
          <table:table-cell office:value-type="float" office:value="37480" calcext:value-type="float">
            <text:p>3748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ESS_R02_2004_GER_DE_21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Abhängig beschäftig</text:p>
          </table:table-cell>
          <table:table-cell office:value-type="float" office:value="40370" calcext:value-type="float">
            <text:p>40370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ESS_R02_2004_GER_DE_21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bständig</text:p>
          </table:table-cell>
          <table:table-cell office:value-type="float" office:value="40371" calcext:value-type="float">
            <text:p>40371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ESS_R02_2004_GER_DE_21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Keine bezahlte Tätigkeit</text:p>
          </table:table-cell>
          <table:table-cell office:value-type="float" office:value="40372" calcext:value-type="float">
            <text:p>40372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ESS_R02_2004_GER_DE_21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Mutter bereits verstorben/lebte nicht im Haushalt, als Befragte(r) 14 war)</text:p>
          </table:table-cell>
          <table:table-cell office:value-type="float" office:value="40373" calcext:value-type="float">
            <text:p>40373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ESS_R02_2004_GER_DE_219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Weiß nicht)</text:p>
          </table:table-cell>
          <table:table-cell office:value-type="float" office:value="40374" calcext:value-type="float">
            <text:p>40374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ESS_R02_2004_GER_DE_22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Keine</text:p>
          </table:table-cell>
          <table:table-cell office:value-type="float" office:value="34774" calcext:value-type="float">
            <text:p>3477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2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bis 24</text:p>
          </table:table-cell>
          <table:table-cell office:value-type="float" office:value="34775" calcext:value-type="float">
            <text:p>3477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2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der mehr</text:p>
          </table:table-cell>
          <table:table-cell office:value-type="float" office:value="34776" calcext:value-type="float">
            <text:p>34776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20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Weiß nicht)</text:p>
          </table:table-cell>
          <table:table-cell office:value-type="float" office:value="34777" calcext:value-type="float">
            <text:p>34777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2_2004_GER_DE_22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1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2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EINTRAGEN)</text:p>
          </table:table-cell>
          <table:table-cell office:value-type="float" office:value="32985" calcext:value-type="float">
            <text:p>32985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Klassische akademische und freie Berufe wie: Rechtsanwalt – Arzt – Wissenschaftler – Ingenieur</text:p>
          </table:table-cell>
          <table:table-cell office:value-type="float" office:value="42893" calcext:value-type="float">
            <text:p>42893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Berufe mit akademischer oder Fachschulausbildung wie: Lehrer – Krankenpfleger – Physiotherapeut – Sozialarbeiter – Künstler – Musiker – Polizeibeamter (im höheren oder gehobenen Dienst) – Software-Entwickler</text:p>
          </table:table-cell>
          <table:table-cell office:value-type="float" office:value="42894" calcext:value-type="float">
            <text:p>42894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Verwaltungs- und Dienstleistungsberufe wie: Sekretär – persönlicher Assistent – Büroangestellter – Telefonist – Hilfspfleger</text:p>
          </table:table-cell>
          <table:table-cell office:value-type="float" office:value="42895" calcext:value-type="float">
            <text:p>42895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Höhere Verwaltungs- und Managementberufe (normalerweise verantwortlich für Planung, Organisation und Koordination von Arbeit und Finanzen) wie: Finanzmanager – Geschäftsführer – Betriebsleiter</text:p>
          </table:table-cell>
          <table:table-cell office:value-type="float" office:value="42896" calcext:value-type="float">
            <text:p>42896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Gelernte technische und handwerkliche Berufe wie: Kfz-Mechaniker – Maschinenschlosser – Installateur – Drucker – Werkzeugmacher – Elektriker – Landwirt – Gärtner – Lokführer</text:p>
          </table:table-cell>
          <table:table-cell office:value-type="float" office:value="42897" calcext:value-type="float">
            <text:p>42897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Angelernte handwerkliche und Dienstleistungsberufe wie: Postangestellter – Maschinenarbeiter – Sicherheitsbediensteter– Hausmeister – Landarbeiter – Angestellter im Lebensmittelhandel – Empfangschef – Verkäufer</text:p>
          </table:table-cell>
          <table:table-cell office:value-type="float" office:value="42898" calcext:value-type="float">
            <text:p>42898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Ungelernte handwerkliche und Dienstleistungsberufe wie: LKW-Fahrer – Lieferwagenfahrer – Reinigungskraft– Pförtner – Packer – Näher – Bote – Hilfsarbeiter – Kellner</text:p>
          </table:table-cell>
          <table:table-cell office:value-type="float" office:value="42899" calcext:value-type="float">
            <text:p>42899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ttlere und untere Managementberufe wie: Büroleiter – Filialleiter im Einzelhandel – Filialleiter einer Bank – Geschäftsführer eines landwirtschaftlichen Betriebes – Filialleiter einer Restaurantkette – Kaufhausdirektor – Gastwirt</text:p>
          </table:table-cell>
          <table:table-cell office:value-type="float" office:value="42900" calcext:value-type="float">
            <text:p>42900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3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Weiß nicht)</text:p>
          </table:table-cell>
          <table:table-cell office:value-type="float" office:value="42901" calcext:value-type="float">
            <text:p>42901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2_2004_GER_DE_22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4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heiratet</text:p>
          </table:table-cell>
          <table:table-cell office:value-type="float" office:value="37666" calcext:value-type="float">
            <text:p>37666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trennt lebend (aber noch verheiratet)</text:p>
          </table:table-cell>
          <table:table-cell office:value-type="float" office:value="37667" calcext:value-type="float">
            <text:p>37667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Geschieden</text:p>
          </table:table-cell>
          <table:table-cell office:value-type="float" office:value="37668" calcext:value-type="float">
            <text:p>37668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Verwitwet</text:p>
          </table:table-cell>
          <table:table-cell office:value-type="float" office:value="37669" calcext:value-type="float">
            <text:p>37669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Ledig, nie verheiratet gewesen</text:p>
          </table:table-cell>
          <table:table-cell office:value-type="float" office:value="37670" calcext:value-type="float">
            <text:p>37670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ESS_R02_2004_GER_DE_225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Weiß nicht)</text:p>
          </table:table-cell>
          <table:table-cell office:value-type="float" office:value="37671" calcext:value-type="float">
            <text:p>37671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ESS_R02_2004_GER_DE_22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6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7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8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29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0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1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2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2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2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3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Ja</text:p>
          </table:table-cell>
          <table:table-cell office:value-type="float" office:value="34154" calcext:value-type="float">
            <text:p>3415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3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ein</text:p>
          </table:table-cell>
          <table:table-cell office:value-type="float" office:value="34155" calcext:value-type="float">
            <text:p>34155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3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Weiß nicht)</text:p>
          </table:table-cell>
          <table:table-cell office:value-type="float" office:value="34156" calcext:value-type="float">
            <text:p>3415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42902" calcext:value-type="float">
            <text:p>42902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03" calcext:value-type="float">
            <text:p>42903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04" calcext:value-type="float">
            <text:p>42904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05" calcext:value-type="float">
            <text:p>42905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06" calcext:value-type="float">
            <text:p>42906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07" calcext:value-type="float">
            <text:p>42907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08" calcext:value-type="float">
            <text:p>42908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09" calcext:value-type="float">
            <text:p>42909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10" calcext:value-type="float">
            <text:p>42910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42911" calcext:value-type="float">
            <text:p>42911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42912" calcext:value-type="float">
            <text:p>42912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Weiß nicht)</text:p>
          </table:table-cell>
          <table:table-cell office:value-type="float" office:value="42913" calcext:value-type="float">
            <text:p>42913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42914" calcext:value-type="float">
            <text:p>42914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15" calcext:value-type="float">
            <text:p>42915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16" calcext:value-type="float">
            <text:p>42916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17" calcext:value-type="float">
            <text:p>42917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18" calcext:value-type="float">
            <text:p>42918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19" calcext:value-type="float">
            <text:p>42919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20" calcext:value-type="float">
            <text:p>42920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21" calcext:value-type="float">
            <text:p>42921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22" calcext:value-type="float">
            <text:p>42922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42923" calcext:value-type="float">
            <text:p>42923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42924" calcext:value-type="float">
            <text:p>42924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Weiß nicht)</text:p>
          </table:table-cell>
          <table:table-cell office:value-type="float" office:value="42925" calcext:value-type="float">
            <text:p>42925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42926" calcext:value-type="float">
            <text:p>42926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27" calcext:value-type="float">
            <text:p>42927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28" calcext:value-type="float">
            <text:p>42928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29" calcext:value-type="float">
            <text:p>42929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30" calcext:value-type="float">
            <text:p>42930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31" calcext:value-type="float">
            <text:p>42931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32" calcext:value-type="float">
            <text:p>42932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33" calcext:value-type="float">
            <text:p>42933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34" calcext:value-type="float">
            <text:p>42934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42935" calcext:value-type="float">
            <text:p>42935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42936" calcext:value-type="float">
            <text:p>42936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Weiß nicht)</text:p>
          </table:table-cell>
          <table:table-cell office:value-type="float" office:value="42937" calcext:value-type="float">
            <text:p>42937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ertraue üperhaupt nicht</text:p>
          </table:table-cell>
          <table:table-cell office:value-type="float" office:value="42938" calcext:value-type="float">
            <text:p>42938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42939" calcext:value-type="float">
            <text:p>42939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42940" calcext:value-type="float">
            <text:p>42940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42941" calcext:value-type="float">
            <text:p>42941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42942" calcext:value-type="float">
            <text:p>42942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42943" calcext:value-type="float">
            <text:p>42943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42944" calcext:value-type="float">
            <text:p>42944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42945" calcext:value-type="float">
            <text:p>42945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42946" calcext:value-type="float">
            <text:p>42946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42947" calcext:value-type="float">
            <text:p>42947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ertraue voll und ganz</text:p>
          </table:table-cell>
          <table:table-cell office:value-type="float" office:value="42948" calcext:value-type="float">
            <text:p>42948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Weiß nicht)</text:p>
          </table:table-cell>
          <table:table-cell office:value-type="float" office:value="42949" calcext:value-type="float">
            <text:p>42949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8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3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ie oder fast nie</text:p>
          </table:table-cell>
          <table:table-cell office:value-type="float" office:value="42950" calcext:value-type="float">
            <text:p>42950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anchmal</text:p>
          </table:table-cell>
          <table:table-cell office:value-type="float" office:value="42951" calcext:value-type="float">
            <text:p>42951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etwa in der Hälfte der Fälle</text:p>
          </table:table-cell>
          <table:table-cell office:value-type="float" office:value="42952" calcext:value-type="float">
            <text:p>42952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eistens</text:p>
          </table:table-cell>
          <table:table-cell office:value-type="float" office:value="42953" calcext:value-type="float">
            <text:p>42953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immer oder fast immer</text:p>
          </table:table-cell>
          <table:table-cell office:value-type="float" office:value="42954" calcext:value-type="float">
            <text:p>42954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ESS_R02_2004_GER_DE_24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Weiß nicht)</text:p>
          </table:table-cell>
          <table:table-cell office:value-type="float" office:value="42955" calcext:value-type="float">
            <text:p>42955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ESS_R02_2004_GER_DE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nie oder fast nie</text:p>
          </table:table-cell>
          <table:table-cell office:value-type="float" office:value="42956" calcext:value-type="float">
            <text:p>42956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anchmal</text:p>
          </table:table-cell>
          <table:table-cell office:value-type="float" office:value="42957" calcext:value-type="float">
            <text:p>42957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etwa in der Hälfte der Fälle</text:p>
          </table:table-cell>
          <table:table-cell office:value-type="float" office:value="42958" calcext:value-type="float">
            <text:p>42958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eistens</text:p>
          </table:table-cell>
          <table:table-cell office:value-type="float" office:value="42959" calcext:value-type="float">
            <text:p>42959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immer oder fast immer</text:p>
          </table:table-cell>
          <table:table-cell office:value-type="float" office:value="42960" calcext:value-type="float">
            <text:p>42960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Weiß nicht)</text:p>
          </table:table-cell>
          <table:table-cell office:value-type="float" office:value="42961" calcext:value-type="float">
            <text:p>42961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ie oder fast nie</text:p>
          </table:table-cell>
          <table:table-cell office:value-type="float" office:value="42956" calcext:value-type="float">
            <text:p>42956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anchmal</text:p>
          </table:table-cell>
          <table:table-cell office:value-type="float" office:value="42957" calcext:value-type="float">
            <text:p>42957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etwa in der Hälfte der Fälle</text:p>
          </table:table-cell>
          <table:table-cell office:value-type="float" office:value="42958" calcext:value-type="float">
            <text:p>42958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eistens</text:p>
          </table:table-cell>
          <table:table-cell office:value-type="float" office:value="42959" calcext:value-type="float">
            <text:p>42959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immer oder fast immer</text:p>
          </table:table-cell>
          <table:table-cell office:value-type="float" office:value="42960" calcext:value-type="float">
            <text:p>42960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Weiß nicht)</text:p>
          </table:table-cell>
          <table:table-cell office:value-type="float" office:value="42961" calcext:value-type="float">
            <text:p>42961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2_2004_GER_DE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EINTRAGEN)</text:p>
          </table:table-cell>
          <table:table-cell office:value-type="float" office:value="34979" calcext:value-type="float">
            <text:p>3497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eiß nicht)</text:p>
          </table:table-cell>
          <table:table-cell office:value-type="float" office:value="34980" calcext:value-type="float">
            <text:p>3498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keine oder fast keine Zeit</text:p>
          </table:table-cell>
          <table:table-cell office:value-type="float" office:value="42962" calcext:value-type="float">
            <text:p>42962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Bis zu einem Viertel der Zeit</text:p>
          </table:table-cell>
          <table:table-cell office:value-type="float" office:value="42963" calcext:value-type="float">
            <text:p>42963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ehr als ein Viertel bis zur Hälfte der Zeit</text:p>
          </table:table-cell>
          <table:table-cell office:value-type="float" office:value="42964" calcext:value-type="float">
            <text:p>42964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ehr als die Hälfte bis zu drei Viertel der Zeit</text:p>
          </table:table-cell>
          <table:table-cell office:value-type="float" office:value="42965" calcext:value-type="float">
            <text:p>42965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ehr als drei Viertel aber weniger als die gesamte Zeit</text:p>
          </table:table-cell>
          <table:table-cell office:value-type="float" office:value="42966" calcext:value-type="float">
            <text:p>42966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Die gesamte Zeit oder fast die gesamte Zeit</text:p>
          </table:table-cell>
          <table:table-cell office:value-type="float" office:value="42967" calcext:value-type="float">
            <text:p>42967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Weiß nicht)</text:p>
          </table:table-cell>
          <table:table-cell office:value-type="float" office:value="42968" calcext:value-type="float">
            <text:p>42968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keine oder fast keine Zeit</text:p>
          </table:table-cell>
          <table:table-cell office:value-type="float" office:value="42969" calcext:value-type="float">
            <text:p>42969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Bis zu einem Viertel der Zeit</text:p>
          </table:table-cell>
          <table:table-cell office:value-type="float" office:value="42970" calcext:value-type="float">
            <text:p>42970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ehr als ein Viertel bis zur Hälfte der Zeit</text:p>
          </table:table-cell>
          <table:table-cell office:value-type="float" office:value="42971" calcext:value-type="float">
            <text:p>42971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ehr als die Hälfte bis zu drei Viertel der Zeit</text:p>
          </table:table-cell>
          <table:table-cell office:value-type="float" office:value="42972" calcext:value-type="float">
            <text:p>42972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ehr als drei Viertel aber weniger als die gesamte Zeit</text:p>
          </table:table-cell>
          <table:table-cell office:value-type="float" office:value="42973" calcext:value-type="float">
            <text:p>42973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Die gesamte oder fast die gesamte Zeit</text:p>
          </table:table-cell>
          <table:table-cell office:value-type="float" office:value="42974" calcext:value-type="float">
            <text:p>42974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Weiß nicht)</text:p>
          </table:table-cell>
          <table:table-cell office:value-type="float" office:value="42975" calcext:value-type="float">
            <text:p>42975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überhaupt nicht zu</text:p>
          </table:table-cell>
          <table:table-cell office:value-type="float" office:value="42982" calcext:value-type="float">
            <text:p>42982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etwas zu</text:p>
          </table:table-cell>
          <table:table-cell office:value-type="float" office:value="42983" calcext:value-type="float">
            <text:p>42983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ziemlich zu</text:p>
          </table:table-cell>
          <table:table-cell office:value-type="float" office:value="42984" calcext:value-type="float">
            <text:p>42984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trifft voll und ganz zu</text:p>
          </table:table-cell>
          <table:table-cell office:value-type="float" office:value="42985" calcext:value-type="float">
            <text:p>42985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7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Weiß nicht)</text:p>
          </table:table-cell>
          <table:table-cell office:value-type="float" office:value="42986" calcext:value-type="float">
            <text:p>42986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überhaupt nicht zu</text:p>
          </table:table-cell>
          <table:table-cell office:value-type="float" office:value="42982" calcext:value-type="float">
            <text:p>42982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etwas zu</text:p>
          </table:table-cell>
          <table:table-cell office:value-type="float" office:value="42983" calcext:value-type="float">
            <text:p>42983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ziemlich zu</text:p>
          </table:table-cell>
          <table:table-cell office:value-type="float" office:value="42984" calcext:value-type="float">
            <text:p>42984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trifft voll und ganz zu</text:p>
          </table:table-cell>
          <table:table-cell office:value-type="float" office:value="42985" calcext:value-type="float">
            <text:p>42985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8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Weiß nicht)</text:p>
          </table:table-cell>
          <table:table-cell office:value-type="float" office:value="42986" calcext:value-type="float">
            <text:p>42986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49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überhaupt nicht zu</text:p>
          </table:table-cell>
          <table:table-cell office:value-type="float" office:value="42982" calcext:value-type="float">
            <text:p>42982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etwas zu</text:p>
          </table:table-cell>
          <table:table-cell office:value-type="float" office:value="42983" calcext:value-type="float">
            <text:p>42983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ziemlich zu</text:p>
          </table:table-cell>
          <table:table-cell office:value-type="float" office:value="42984" calcext:value-type="float">
            <text:p>42984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trifft voll und ganz zu</text:p>
          </table:table-cell>
          <table:table-cell office:value-type="float" office:value="42985" calcext:value-type="float">
            <text:p>42985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50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Weiß nicht)</text:p>
          </table:table-cell>
          <table:table-cell office:value-type="float" office:value="42986" calcext:value-type="float">
            <text:p>42986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2_2004_GER_DE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2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42987" calcext:value-type="float">
            <text:p>42987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88" calcext:value-type="float">
            <text:p>42988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89" calcext:value-type="float">
            <text:p>42989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90" calcext:value-type="float">
            <text:p>42990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91" calcext:value-type="float">
            <text:p>42991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weder zufrieden noch unzufrieden</text:p>
          </table:table-cell>
          <table:table-cell office:value-type="float" office:value="42992" calcext:value-type="float">
            <text:p>42992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93" calcext:value-type="float">
            <text:p>42993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94" calcext:value-type="float">
            <text:p>42994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95" calcext:value-type="float">
            <text:p>42995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NaN</text:p>
          </table:table-cell>
          <table:table-cell office:value-type="float" office:value="42996" calcext:value-type="float">
            <text:p>42996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42997" calcext:value-type="float">
            <text:p>42997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Weiß nicht)</text:p>
          </table:table-cell>
          <table:table-cell office:value-type="float" office:value="42998" calcext:value-type="float">
            <text:p>42998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äusserst unzufrieden</text:p>
          </table:table-cell>
          <table:table-cell office:value-type="float" office:value="42999" calcext:value-type="float">
            <text:p>42999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float" office:value="1" calcext:value-type="float">
            <text:p>1</text:p>
          </table:table-cell>
          <table:table-cell office:value-type="float" office:value="43000" calcext:value-type="float">
            <text:p>43000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float" office:value="2" calcext:value-type="float">
            <text:p>2</text:p>
          </table:table-cell>
          <table:table-cell office:value-type="float" office:value="43001" calcext:value-type="float">
            <text:p>43001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float" office:value="3" calcext:value-type="float">
            <text:p>3</text:p>
          </table:table-cell>
          <table:table-cell office:value-type="float" office:value="43002" calcext:value-type="float">
            <text:p>43002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float" office:value="4" calcext:value-type="float">
            <text:p>4</text:p>
          </table:table-cell>
          <table:table-cell office:value-type="float" office:value="43003" calcext:value-type="float">
            <text:p>43003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weder zufrieden noch unzufrieden 6 7 8 9 10 äusserst zufrieden</text:p>
          </table:table-cell>
          <table:table-cell office:value-type="float" office:value="43004" calcext:value-type="float">
            <text:p>43004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Weiß nicht)</text:p>
          </table:table-cell>
          <table:table-cell office:value-type="float" office:value="43005" calcext:value-type="float">
            <text:p>43005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äusserst unzufrieden</text:p>
          </table:table-cell>
          <table:table-cell office:value-type="float" office:value="43006" calcext:value-type="float">
            <text:p>43006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ç</text:p>
          </table:table-cell>
          <table:table-cell office:value-type="float" office:value="43007" calcext:value-type="float">
            <text:p>43007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43008" calcext:value-type="float">
            <text:p>43008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43009" calcext:value-type="float">
            <text:p>43009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43010" calcext:value-type="float">
            <text:p>43010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weder unzufrieden noch zu frieden</text:p>
          </table:table-cell>
          <table:table-cell office:value-type="float" office:value="43011" calcext:value-type="float">
            <text:p>43011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43012" calcext:value-type="float">
            <text:p>43012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43013" calcext:value-type="float">
            <text:p>43013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43014" calcext:value-type="float">
            <text:p>43014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NaN</text:p>
          </table:table-cell>
          <table:table-cell office:value-type="float" office:value="43015" calcext:value-type="float">
            <text:p>43015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äusserst zufrieden</text:p>
          </table:table-cell>
          <table:table-cell office:value-type="float" office:value="43016" calcext:value-type="float">
            <text:p>43016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Weiß nicht)</text:p>
          </table:table-cell>
          <table:table-cell office:value-type="float" office:value="43017" calcext:value-type="float">
            <text:p>43017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2_2004_GER_DE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EINTRAGEN)</text:p>
          </table:table-cell>
          <table:table-cell office:value-type="float" office:value="34979" calcext:value-type="float">
            <text:p>3497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Weiß nicht)</text:p>
          </table:table-cell>
          <table:table-cell office:value-type="float" office:value="34980" calcext:value-type="float">
            <text:p>3498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EINTRAGEN)</text:p>
          </table:table-cell>
          <table:table-cell office:value-type="float" office:value="34979" calcext:value-type="float">
            <text:p>3497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57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Weiß nicht)</text:p>
          </table:table-cell>
          <table:table-cell office:value-type="float" office:value="34980" calcext:value-type="float">
            <text:p>3498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EINTRAGEN)</text:p>
          </table:table-cell>
          <table:table-cell office:value-type="float" office:value="34979" calcext:value-type="float">
            <text:p>3497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58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Weiß nicht)</text:p>
          </table:table-cell>
          <table:table-cell office:value-type="float" office:value="34980" calcext:value-type="float">
            <text:p>3498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überhaupt nicht abwechslungsreich</text:p>
          </table:table-cell>
          <table:table-cell office:value-type="float" office:value="43018" calcext:value-type="float">
            <text:p>43018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string" calcext:value-type="string">
            <text:p>ESS_R02_2004_GER_DE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wenig abwechslungsreich</text:p>
          </table:table-cell>
          <table:table-cell office:value-type="float" office:value="43019" calcext:value-type="float">
            <text:p>43019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string" calcext:value-type="string">
            <text:p>ESS_R02_2004_GER_DE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ziemlich abwechslungsreich</text:p>
          </table:table-cell>
          <table:table-cell office:value-type="float" office:value="43020" calcext:value-type="float">
            <text:p>43020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string" calcext:value-type="string">
            <text:p>ESS_R02_2004_GER_DE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<text:s/>sehr abwechslungsreich</text:p>
          </table:table-cell>
          <table:table-cell office:value-type="float" office:value="43021" calcext:value-type="float">
            <text:p>43021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string" calcext:value-type="string">
            <text:p>ESS_R02_2004_GER_DE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Weiß nicht)</text:p>
          </table:table-cell>
          <table:table-cell office:value-type="float" office:value="43022" calcext:value-type="float">
            <text:p>43022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string" calcext:value-type="string">
            <text:p>ESS_R02_2004_GER_DE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EINTRAGEN)</text:p>
          </table:table-cell>
          <table:table-cell office:value-type="float" office:value="34979" calcext:value-type="float">
            <text:p>3497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Weiß nicht)</text:p>
          </table:table-cell>
          <table:table-cell office:value-type="float" office:value="34980" calcext:value-type="float">
            <text:p>3498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überhaupt nicht sicher</text:p>
          </table:table-cell>
          <table:table-cell office:value-type="float" office:value="43023" calcext:value-type="float">
            <text:p>43023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string" calcext:value-type="string">
            <text:p>ESS_R02_2004_GER_DE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wenig sicher</text:p>
          </table:table-cell>
          <table:table-cell office:value-type="float" office:value="43024" calcext:value-type="float">
            <text:p>43024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string" calcext:value-type="string">
            <text:p>ESS_R02_2004_GER_DE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ziemlich sicher</text:p>
          </table:table-cell>
          <table:table-cell office:value-type="float" office:value="43025" calcext:value-type="float">
            <text:p>43025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string" calcext:value-type="string">
            <text:p>ESS_R02_2004_GER_DE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<text:s/>sehr sicher</text:p>
          </table:table-cell>
          <table:table-cell office:value-type="float" office:value="43026" calcext:value-type="float">
            <text:p>43026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string" calcext:value-type="string">
            <text:p>ESS_R02_2004_GER_DE_261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Weiß nicht)</text:p>
          </table:table-cell>
          <table:table-cell office:value-type="float" office:value="43027" calcext:value-type="float">
            <text:p>43027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string" calcext:value-type="string">
            <text:p>ESS_R02_2004_GER_DE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überhaupt nicht gefährdet</text:p>
          </table:table-cell>
          <table:table-cell office:value-type="float" office:value="43028" calcext:value-type="float">
            <text:p>43028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ESS_R02_2004_GER_DE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wenig gefährdet</text:p>
          </table:table-cell>
          <table:table-cell office:value-type="float" office:value="43029" calcext:value-type="float">
            <text:p>43029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ESS_R02_2004_GER_DE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ziemlich gefährdet</text:p>
          </table:table-cell>
          <table:table-cell office:value-type="float" office:value="43030" calcext:value-type="float">
            <text:p>43030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ESS_R02_2004_GER_DE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<text:s/>sehr stark gefährdet</text:p>
          </table:table-cell>
          <table:table-cell office:value-type="float" office:value="43031" calcext:value-type="float">
            <text:p>43031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ESS_R02_2004_GER_DE_262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Weiß nicht)</text:p>
          </table:table-cell>
          <table:table-cell office:value-type="float" office:value="43032" calcext:value-type="float">
            <text:p>43032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Eine Frau sollte dazu bereit sein ihre Erwerbstätigkeit zu Gunsten ihrer Familie zu reduzieren</text:p>
          </table:table-cell>
          <table:table-cell office:value-type="float" office:value="43033" calcext:value-type="float">
            <text:p>43033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float" office:value="2" calcext:value-type="float">
            <text:p>2</text:p>
          </table:table-cell>
          <table:table-cell office:value-type="float" office:value="43034" calcext:value-type="float">
            <text:p>43034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float" office:value="3" calcext:value-type="float">
            <text:p>3</text:p>
          </table:table-cell>
          <table:table-cell office:value-type="float" office:value="43035" calcext:value-type="float">
            <text:p>43035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float" office:value="4" calcext:value-type="float">
            <text:p>4</text:p>
          </table:table-cell>
          <table:table-cell office:value-type="float" office:value="43036" calcext:value-type="float">
            <text:p>43036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Eine Frau sollte ihre Erwerbstätigkeit nicht zu Gunsten ihrer Familie reduzieren müssen</text:p>
          </table:table-cell>
          <table:table-cell office:value-type="float" office:value="43037" calcext:value-type="float">
            <text:p>43037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Weiß nicht)</text:p>
          </table:table-cell>
          <table:table-cell office:value-type="float" office:value="43038" calcext:value-type="float">
            <text:p>43038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Männer sollten genau so viel Verantwortung für Haushalt und Kinder übernehmen als Frauen</text:p>
          </table:table-cell>
          <table:table-cell office:value-type="float" office:value="43039" calcext:value-type="float">
            <text:p>43039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float" office:value="2" calcext:value-type="float">
            <text:p>2</text:p>
          </table:table-cell>
          <table:table-cell office:value-type="float" office:value="43040" calcext:value-type="float">
            <text:p>43040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float" office:value="3" calcext:value-type="float">
            <text:p>3</text:p>
          </table:table-cell>
          <table:table-cell office:value-type="float" office:value="43041" calcext:value-type="float">
            <text:p>43041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float" office:value="4" calcext:value-type="float">
            <text:p>4</text:p>
          </table:table-cell>
          <table:table-cell office:value-type="float" office:value="43042" calcext:value-type="float">
            <text:p>43042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Frauen sollten mehr Verantwortung für Haushalt und Kinder übernehmen als Männer</text:p>
          </table:table-cell>
          <table:table-cell office:value-type="float" office:value="43043" calcext:value-type="float">
            <text:p>43043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Weiß nicht)</text:p>
          </table:table-cell>
          <table:table-cell office:value-type="float" office:value="43044" calcext:value-type="float">
            <text:p>43044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Wenn Arbeitsplätze knapp sind sollten Männer mehr Recht auf einen Arbeitsplatz haben als Frauen</text:p>
          </table:table-cell>
          <table:table-cell office:value-type="float" office:value="43045" calcext:value-type="float">
            <text:p>43045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float" office:value="2" calcext:value-type="float">
            <text:p>2</text:p>
          </table:table-cell>
          <table:table-cell office:value-type="float" office:value="43046" calcext:value-type="float">
            <text:p>43046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float" office:value="3" calcext:value-type="float">
            <text:p>3</text:p>
          </table:table-cell>
          <table:table-cell office:value-type="float" office:value="43047" calcext:value-type="float">
            <text:p>43047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float" office:value="4" calcext:value-type="float">
            <text:p>4</text:p>
          </table:table-cell>
          <table:table-cell office:value-type="float" office:value="43048" calcext:value-type="float">
            <text:p>43048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Wenn Arbeitsplätze knapp sind sollten Frauen das gleiche Recht auf einen Arbeitsplatz haben</text:p>
          </table:table-cell>
          <table:table-cell office:value-type="float" office:value="43049" calcext:value-type="float">
            <text:p>43049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Weiß nicht)</text:p>
          </table:table-cell>
          <table:table-cell office:value-type="float" office:value="43050" calcext:value-type="float">
            <text:p>43050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6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7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8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69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0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EINTRAGEN)</text:p>
          </table:table-cell>
          <table:table-cell office:value-type="float" office:value="34979" calcext:value-type="float">
            <text:p>3497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71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Weiß nicht)</text:p>
          </table:table-cell>
          <table:table-cell office:value-type="float" office:value="34980" calcext:value-type="float">
            <text:p>3498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2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überhaupt nicht abwechslungsreich</text:p>
          </table:table-cell>
          <table:table-cell office:value-type="float" office:value="43051" calcext:value-type="float">
            <text:p>43051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1" calcext:value-type="float">
            <text:p>1</text:p>
          </table:table-cell>
          <table:table-cell office:value-type="float" office:value="43052" calcext:value-type="float">
            <text:p>43052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2" calcext:value-type="float">
            <text:p>2</text:p>
          </table:table-cell>
          <table:table-cell office:value-type="float" office:value="43053" calcext:value-type="float">
            <text:p>43053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3" calcext:value-type="float">
            <text:p>3</text:p>
          </table:table-cell>
          <table:table-cell office:value-type="float" office:value="43054" calcext:value-type="float">
            <text:p>43054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4" calcext:value-type="float">
            <text:p>4</text:p>
          </table:table-cell>
          <table:table-cell office:value-type="float" office:value="43055" calcext:value-type="float">
            <text:p>43055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5" calcext:value-type="float">
            <text:p>5</text:p>
          </table:table-cell>
          <table:table-cell office:value-type="float" office:value="43056" calcext:value-type="float">
            <text:p>43056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6" calcext:value-type="float">
            <text:p>6</text:p>
          </table:table-cell>
          <table:table-cell office:value-type="float" office:value="43057" calcext:value-type="float">
            <text:p>43057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7" calcext:value-type="float">
            <text:p>7</text:p>
          </table:table-cell>
          <table:table-cell office:value-type="float" office:value="43058" calcext:value-type="float">
            <text:p>43058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8" calcext:value-type="float">
            <text:p>8</text:p>
          </table:table-cell>
          <table:table-cell office:value-type="float" office:value="43059" calcext:value-type="float">
            <text:p>43059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float" office:value="9" calcext:value-type="float">
            <text:p>9</text:p>
          </table:table-cell>
          <table:table-cell office:value-type="float" office:value="43060" calcext:value-type="float">
            <text:p>43060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sehr abwechslungsreich</text:p>
          </table:table-cell>
          <table:table-cell office:value-type="float" office:value="43061" calcext:value-type="float">
            <text:p>43061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Weiß nicht)</text:p>
          </table:table-cell>
          <table:table-cell office:value-type="float" office:value="43062" calcext:value-type="float">
            <text:p>43062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überhaupt nicht sicher</text:p>
          </table:table-cell>
          <table:table-cell office:value-type="float" office:value="43063" calcext:value-type="float">
            <text:p>43063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1" calcext:value-type="float">
            <text:p>1</text:p>
          </table:table-cell>
          <table:table-cell office:value-type="float" office:value="43064" calcext:value-type="float">
            <text:p>43064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2" calcext:value-type="float">
            <text:p>2</text:p>
          </table:table-cell>
          <table:table-cell office:value-type="float" office:value="43065" calcext:value-type="float">
            <text:p>43065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3" calcext:value-type="float">
            <text:p>3</text:p>
          </table:table-cell>
          <table:table-cell office:value-type="float" office:value="43066" calcext:value-type="float">
            <text:p>43066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4" calcext:value-type="float">
            <text:p>4</text:p>
          </table:table-cell>
          <table:table-cell office:value-type="float" office:value="43067" calcext:value-type="float">
            <text:p>43067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5" calcext:value-type="float">
            <text:p>5</text:p>
          </table:table-cell>
          <table:table-cell office:value-type="float" office:value="43068" calcext:value-type="float">
            <text:p>43068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6" calcext:value-type="float">
            <text:p>6</text:p>
          </table:table-cell>
          <table:table-cell office:value-type="float" office:value="43069" calcext:value-type="float">
            <text:p>43069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7" calcext:value-type="float">
            <text:p>7</text:p>
          </table:table-cell>
          <table:table-cell office:value-type="float" office:value="43070" calcext:value-type="float">
            <text:p>43070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8" calcext:value-type="float">
            <text:p>8</text:p>
          </table:table-cell>
          <table:table-cell office:value-type="float" office:value="43071" calcext:value-type="float">
            <text:p>43071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float" office:value="9" calcext:value-type="float">
            <text:p>9</text:p>
          </table:table-cell>
          <table:table-cell office:value-type="float" office:value="43072" calcext:value-type="float">
            <text:p>43072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sehr sicher</text:p>
          </table:table-cell>
          <table:table-cell office:value-type="float" office:value="43073" calcext:value-type="float">
            <text:p>43073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Weiß nicht)</text:p>
          </table:table-cell>
          <table:table-cell office:value-type="float" office:value="43074" calcext:value-type="float">
            <text:p>43074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überhaupt nicht gefährdet</text:p>
          </table:table-cell>
          <table:table-cell office:value-type="float" office:value="43075" calcext:value-type="float">
            <text:p>43075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1" calcext:value-type="float">
            <text:p>1</text:p>
          </table:table-cell>
          <table:table-cell office:value-type="float" office:value="43076" calcext:value-type="float">
            <text:p>43076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2" calcext:value-type="float">
            <text:p>2</text:p>
          </table:table-cell>
          <table:table-cell office:value-type="float" office:value="43077" calcext:value-type="float">
            <text:p>43077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3" calcext:value-type="float">
            <text:p>3</text:p>
          </table:table-cell>
          <table:table-cell office:value-type="float" office:value="43078" calcext:value-type="float">
            <text:p>43078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4" calcext:value-type="float">
            <text:p>4</text:p>
          </table:table-cell>
          <table:table-cell office:value-type="float" office:value="43079" calcext:value-type="float">
            <text:p>43079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5" calcext:value-type="float">
            <text:p>5</text:p>
          </table:table-cell>
          <table:table-cell office:value-type="float" office:value="43080" calcext:value-type="float">
            <text:p>43080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6" calcext:value-type="float">
            <text:p>6</text:p>
          </table:table-cell>
          <table:table-cell office:value-type="float" office:value="43081" calcext:value-type="float">
            <text:p>43081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7" calcext:value-type="float">
            <text:p>7</text:p>
          </table:table-cell>
          <table:table-cell office:value-type="float" office:value="43082" calcext:value-type="float">
            <text:p>43082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8" calcext:value-type="float">
            <text:p>8</text:p>
          </table:table-cell>
          <table:table-cell office:value-type="float" office:value="43083" calcext:value-type="float">
            <text:p>43083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float" office:value="9" calcext:value-type="float">
            <text:p>9</text:p>
          </table:table-cell>
          <table:table-cell office:value-type="float" office:value="43084" calcext:value-type="float">
            <text:p>43084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sehr stark gefährdet</text:p>
          </table:table-cell>
          <table:table-cell office:value-type="float" office:value="43085" calcext:value-type="float">
            <text:p>43085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Weiß nicht)</text:p>
          </table:table-cell>
          <table:table-cell office:value-type="float" office:value="43086" calcext:value-type="float">
            <text:p>43086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sehr unzufrieden</text:p>
          </table:table-cell>
          <table:table-cell office:value-type="float" office:value="43087" calcext:value-type="float">
            <text:p>43087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88" calcext:value-type="float">
            <text:p>43088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89" calcext:value-type="float">
            <text:p>43089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90" calcext:value-type="float">
            <text:p>4309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91" calcext:value-type="float">
            <text:p>43091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92" calcext:value-type="float">
            <text:p>43092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93" calcext:value-type="float">
            <text:p>43093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94" calcext:value-type="float">
            <text:p>43094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95" calcext:value-type="float">
            <text:p>43095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NaN</text:p>
          </table:table-cell>
          <table:table-cell office:value-type="float" office:value="43096" calcext:value-type="float">
            <text:p>43096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sehr zufrieden</text:p>
          </table:table-cell>
          <table:table-cell office:value-type="float" office:value="43097" calcext:value-type="float">
            <text:p>43097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Weiß nicht)</text:p>
          </table:table-cell>
          <table:table-cell office:value-type="float" office:value="43098" calcext:value-type="float">
            <text:p>43098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ehr unzufrieden</text:p>
          </table:table-cell>
          <table:table-cell office:value-type="float" office:value="43099" calcext:value-type="float">
            <text:p>43099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1" calcext:value-type="float">
            <text:p>1</text:p>
          </table:table-cell>
          <table:table-cell office:value-type="float" office:value="43100" calcext:value-type="float">
            <text:p>43100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2" calcext:value-type="float">
            <text:p>2</text:p>
          </table:table-cell>
          <table:table-cell office:value-type="float" office:value="43101" calcext:value-type="float">
            <text:p>43101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3" calcext:value-type="float">
            <text:p>3</text:p>
          </table:table-cell>
          <table:table-cell office:value-type="float" office:value="43102" calcext:value-type="float">
            <text:p>43102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4" calcext:value-type="float">
            <text:p>4</text:p>
          </table:table-cell>
          <table:table-cell office:value-type="float" office:value="43103" calcext:value-type="float">
            <text:p>43103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5" calcext:value-type="float">
            <text:p>5</text:p>
          </table:table-cell>
          <table:table-cell office:value-type="float" office:value="43104" calcext:value-type="float">
            <text:p>43104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6" calcext:value-type="float">
            <text:p>6</text:p>
          </table:table-cell>
          <table:table-cell office:value-type="float" office:value="43105" calcext:value-type="float">
            <text:p>43105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7" calcext:value-type="float">
            <text:p>7</text:p>
          </table:table-cell>
          <table:table-cell office:value-type="float" office:value="43106" calcext:value-type="float">
            <text:p>43106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8" calcext:value-type="float">
            <text:p>8</text:p>
          </table:table-cell>
          <table:table-cell office:value-type="float" office:value="43107" calcext:value-type="float">
            <text:p>43107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float" office:value="9" calcext:value-type="float">
            <text:p>9</text:p>
          </table:table-cell>
          <table:table-cell office:value-type="float" office:value="43108" calcext:value-type="float">
            <text:p>43108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ehr zufrieden</text:p>
          </table:table-cell>
          <table:table-cell office:value-type="float" office:value="43109" calcext:value-type="float">
            <text:p>43109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Weiß nicht)</text:p>
          </table:table-cell>
          <table:table-cell office:value-type="float" office:value="43110" calcext:value-type="float">
            <text:p>43110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ehr unzufrieden</text:p>
          </table:table-cell>
          <table:table-cell office:value-type="float" office:value="43099" calcext:value-type="float">
            <text:p>43099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1" calcext:value-type="float">
            <text:p>1</text:p>
          </table:table-cell>
          <table:table-cell office:value-type="float" office:value="43100" calcext:value-type="float">
            <text:p>43100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2" calcext:value-type="float">
            <text:p>2</text:p>
          </table:table-cell>
          <table:table-cell office:value-type="float" office:value="43101" calcext:value-type="float">
            <text:p>43101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3" calcext:value-type="float">
            <text:p>3</text:p>
          </table:table-cell>
          <table:table-cell office:value-type="float" office:value="43102" calcext:value-type="float">
            <text:p>43102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4" calcext:value-type="float">
            <text:p>4</text:p>
          </table:table-cell>
          <table:table-cell office:value-type="float" office:value="43103" calcext:value-type="float">
            <text:p>43103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5" calcext:value-type="float">
            <text:p>5</text:p>
          </table:table-cell>
          <table:table-cell office:value-type="float" office:value="43104" calcext:value-type="float">
            <text:p>43104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6" calcext:value-type="float">
            <text:p>6</text:p>
          </table:table-cell>
          <table:table-cell office:value-type="float" office:value="43105" calcext:value-type="float">
            <text:p>43105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7" calcext:value-type="float">
            <text:p>7</text:p>
          </table:table-cell>
          <table:table-cell office:value-type="float" office:value="43106" calcext:value-type="float">
            <text:p>43106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8" calcext:value-type="float">
            <text:p>8</text:p>
          </table:table-cell>
          <table:table-cell office:value-type="float" office:value="43107" calcext:value-type="float">
            <text:p>43107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float" office:value="9" calcext:value-type="float">
            <text:p>9</text:p>
          </table:table-cell>
          <table:table-cell office:value-type="float" office:value="43108" calcext:value-type="float">
            <text:p>43108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ehr zufrieden</text:p>
          </table:table-cell>
          <table:table-cell office:value-type="float" office:value="43109" calcext:value-type="float">
            <text:p>43109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Weiß nicht)</text:p>
          </table:table-cell>
          <table:table-cell office:value-type="float" office:value="43110" calcext:value-type="float">
            <text:p>43110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79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0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EINTRAGEN)</text:p>
          </table:table-cell>
          <table:table-cell office:value-type="float" office:value="34979" calcext:value-type="float">
            <text:p>34979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81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Weiß nicht)</text:p>
          </table:table-cell>
          <table:table-cell office:value-type="float" office:value="34980" calcext:value-type="float">
            <text:p>34980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vertraue überhaupt nicht</text:p>
          </table:table-cell>
          <table:table-cell office:value-type="float" office:value="37858" calcext:value-type="float">
            <text:p>3785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1" calcext:value-type="float">
            <text:p>1</text:p>
          </table:table-cell>
          <table:table-cell office:value-type="float" office:value="37859" calcext:value-type="float">
            <text:p>3785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2" calcext:value-type="float">
            <text:p>2</text:p>
          </table:table-cell>
          <table:table-cell office:value-type="float" office:value="37860" calcext:value-type="float">
            <text:p>37860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3" calcext:value-type="float">
            <text:p>3</text:p>
          </table:table-cell>
          <table:table-cell office:value-type="float" office:value="37861" calcext:value-type="float">
            <text:p>37861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4" calcext:value-type="float">
            <text:p>4</text:p>
          </table:table-cell>
          <table:table-cell office:value-type="float" office:value="37862" calcext:value-type="float">
            <text:p>37862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5" calcext:value-type="float">
            <text:p>5</text:p>
          </table:table-cell>
          <table:table-cell office:value-type="float" office:value="37863" calcext:value-type="float">
            <text:p>37863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6" calcext:value-type="float">
            <text:p>6</text:p>
          </table:table-cell>
          <table:table-cell office:value-type="float" office:value="37864" calcext:value-type="float">
            <text:p>37864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7" calcext:value-type="float">
            <text:p>7</text:p>
          </table:table-cell>
          <table:table-cell office:value-type="float" office:value="37865" calcext:value-type="float">
            <text:p>3786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8" calcext:value-type="float">
            <text:p>8</text:p>
          </table:table-cell>
          <table:table-cell office:value-type="float" office:value="37866" calcext:value-type="float">
            <text:p>37866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float" office:value="9" calcext:value-type="float">
            <text:p>9</text:p>
          </table:table-cell>
          <table:table-cell office:value-type="float" office:value="37867" calcext:value-type="float">
            <text:p>37867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vertraue voll und ganz</text:p>
          </table:table-cell>
          <table:table-cell office:value-type="float" office:value="37868" calcext:value-type="float">
            <text:p>37868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2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(Weiß nicht)</text:p>
          </table:table-cell>
          <table:table-cell office:value-type="float" office:value="37869" calcext:value-type="float">
            <text:p>37869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3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4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5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stimme stark zu</text:p>
          </table:table-cell>
          <table:table-cell office:value-type="float" office:value="42976" calcext:value-type="float">
            <text:p>4297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stimme zu</text:p>
          </table:table-cell>
          <table:table-cell office:value-type="float" office:value="42977" calcext:value-type="float">
            <text:p>42977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weder noch</text:p>
          </table:table-cell>
          <table:table-cell office:value-type="float" office:value="42978" calcext:value-type="float">
            <text:p>42978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lehne ab</text:p>
          </table:table-cell>
          <table:table-cell office:value-type="float" office:value="42979" calcext:value-type="float">
            <text:p>42979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<text:s/>lehne stark ab</text:p>
          </table:table-cell>
          <table:table-cell office:value-type="float" office:value="42980" calcext:value-type="float">
            <text:p>4298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2_2004_GER_DE_287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Weiß nicht)</text:p>
          </table:table-cell>
          <table:table-cell office:value-type="float" office:value="42981" calcext:value-type="float">
            <text:p>42981</text:p>
          </table:table-cell>
          <table:table-cell office:value-type="float" office:value="5250" calcext:value-type="float">
            <text:p>5250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GER_DE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un möchten wir Ihnen einige Fragen über Staat und Politik stellen.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2_2004_GER_DE_5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Und nun möchte ich Ihnen ein paar Fragen zu Ihrer Person und zu Ihrem Leben stellen.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2_2004_GER_DE_11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tzt möchte ich Ihnen ein paar Fragen darüber stellen, wie sich Bürger und Mitglieder einer Gesellschaft verhalten sollten.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2_2004_GER_DE_149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Jetzt möchte ich Ihnen einige Fragen über Sie und andere Personen in Ihrem Haushalt stellen.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2_2004_GER_DE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Jetzt würde ich gerne mit Ihnen über Hausarbeit sprechen, so wie sie auf Liste 64 beschrieben ist.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GER_DE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Mit Hausarbeit ist alles gemeint, was zu Hause erledigt werden muss, z.B.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GER_DE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Kochen, Waschen, Bügeln, Putzen, Einkaufen, Reparaturen.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GER_DE_243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Nicht gemeint sind Kinderbetreuung und Freizeitaktivitäten.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GER_DE_24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ch lese Ihnen nun eine Reihe von Aussagen über die Rolle von Männern und Frauen in der Familie vor.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ESS_R02_2004_GER_DE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Jetzt würde ich gerne mit Ihnen über Hausarbeit sprechen, so wie sie auf Liste 88 beschrieben ist.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ESS_R02_2004_GER_DE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Mit Hausarbeit ist alles gemeint, was zu Hause erledigt werden muss, z.B.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GER_DE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Kochen, Waschen, Bügeln, Putzen, Einkaufen, Reparaturen.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GER_DE_256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Nicht gemeint sind Kinderbetreuung und Freizeitaktivitäten.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GER_DE_259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Jetzt geht es um Ihre derzeitige Stelle.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ESS_R02_2004_GER_DE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etzt würde ich gerne mit Ihnen über Hausarbeit sprechen, so wie sie auf Liste 64 beschrieben ist.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GER_DE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it Hausarbeit ist alles gemeint, was zu Hause erledigt werden muss, z.B.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GER_DE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Kochen, Waschen, Bügeln, Putzen, Einkaufen, Reparaturen.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GER_DE_260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icht gemeint sind Kinderbetreuung und Freizeitaktivitäten.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ESS_R02_2004_GER_DE_263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Wenn sie sich zwischen den auf der Liste 91 beschriebenen Möglichkeiten entscheiden müssten welche wäre Ihnen lieber?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GER_DE_264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Wenn Sie sich zwischen den auf der Liste 91 beschriebenen Möglichkeiten entscheiden müssten, welche are Ihnen lieber?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SS_R02_2004_GER_DE_265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Und wennSie sich zwischen den auf Liste 93 beschriebenen Möglichkeiten entscheiden müssten welche wäre Ihnen lieber?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ESS_R02_2004_GER_DE_286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ch lese Ihnen nun eine Reihe von Aussagen über die Rolle von Männern und Frauen in der Familie vor.</text:p>
          </table:table-cell>
          <table:table-cell office:value-type="float" office:value="504" calcext:value-type="float">
            <text:p>504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terviewer: LISTE 1 VORLEGEN UND BIS FRAGE A6 LIEGEN LASSEN.BEI NACHFRAGEN: BEI DEN FRAGEN A1 BIS A6 GEHT ES UM DIE ZEIT, DIE DER/DIE BEFRAGTE AN EINEM WERKTAG (MONTAG BIS FREITAG) MIT FERNSEHEN, RADIO HÖREN ODER ZEITUNG LESEN VERBRINGT.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ESS_R02_2004_GER_D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itte sagen Sie es mir anhand von Liste 1.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ESS_R02_2004_GER_D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itte benutzen Sie dazu wieder die Liste 1.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string" calcext:value-type="string">
            <text:p>ESS_R02_2004_GER_D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agen Sie es mir bitte wieder anhand von Liste 1.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ESS_R02_2004_GER_D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itte sagen Sie es mir nochmals anhand von Liste 1.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ESS_R02_2004_GER_D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itte benutzen Sie wieder Liste 1.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ESS_R02_2004_GER_D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itte sagen Sie es mir nochmals anhand von Liste 1.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tte benutzen Sie jetzt Liste 3.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ESS_R02_2004_GER_D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tte sagen Sie es mir anhand dieser Skala von 0 bis 10.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ESS_R02_2004_GER_D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itte benutzen Sie Liste 4.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ESS_R02_2004_GER_D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itte benutzen Sie dafür Liste 5.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ESS_R02_2004_GER_D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ind Sie...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string" calcext:value-type="string">
            <text:p>ESS_R02_2004_GER_D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itte benutzen Sie Liste 6.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string" calcext:value-type="string">
            <text:p>ESS_R02_2004_GER_D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itte benutzen Sie Liste 7.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ESS_R02_2004_GER_DE_2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ben Sie...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string" calcext:value-type="string">
            <text:p>ESS_R02_2004_GER_DE_38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itte antworten sie anhand von Liste 10.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ESS_R02_2004_GER_DE_39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Verwenden Sie bitte wieder diese Liste.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ESS_R02_2004_GER_DE_4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itte benutzen Sie noch einmal Liste 10.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ESS_R02_2004_GER_DE_41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itte sagen Sie es mir noch einmal anhand von Liste 10.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ESS_R02_2004_GER_DE_49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Bitte benutzen Sie Liste 14.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ESS_R02_2004_GER_DE_50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Bitte benutzen Sie wieder Liste 14.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ESS_R02_2004_GER_DE_51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Bitte benutzen Sie nochmals Liste 14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ESS_R02_2004_GER_DE_52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Bitte benutzen Sie Liste 15.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ESS_R02_2004_GER_DE_54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Bitte benutzen Sie Liste 17.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ESS_R02_2004_GER_DE_5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itte sagen Sie es mir anhand von Liste 18.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string" calcext:value-type="string">
            <text:p>ESS_R02_2004_GER_DE_5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itte benutzen Sie Liste 19.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ESS_R02_2004_GER_DE_5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itte sagen Sie es mir anhand von Liste 20.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ESS_R02_2004_GER_DE_6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Bitte benutzen Sie Liste 21 für Ihre Antwort.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ESS_R02_2004_GER_DE_69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enutzen Sie bitte die Liste 22.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ESS_R02_2004_GER_DE_7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itte benutzen Sie dazu wieder Liste 22.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ESS_R02_2004_GER_DE_7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Bitte sagen Sie es mir anhand von Liste 23.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nterviewer: BITTE LISTE 24 VORLEGEN.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ESS_R02_2004_GER_DE_8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ITTE VORLESEN.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nterviewer: LISTE 25 VORLEGEN UND BIS FRAGE D8 LIEGEN LASSEN.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string" calcext:value-type="string">
            <text:p>ESS_R02_2004_GER_DE_8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itte benutzen Sie Liste 25.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ESS_R02_2004_GER_DE_9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itte benutzen Sie nochmals Liste 25.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ESS_R02_2004_GER_DE_9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itte sagen Sie es mir noch einmal anhand von Liste 25.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string" calcext:value-type="string">
            <text:p>ESS_R02_2004_GER_DE_9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Bitte benutzen Sie Liste 26.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string" calcext:value-type="string">
            <text:p>ESS_R02_2004_GER_DE_94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Bitte sagen Sie es mir anhand von Liste 27.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ESS_R02_2004_GER_DE_9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Bitte verwenden Sie noch einmal Liste 28.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ESS_R02_2004_GER_DE_103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terviewer: BITTE VORLESEN.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ESS_R02_2004_GER_DE_104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nterviewer: BITTE VORLESEN.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ESS_R02_2004_GER_DE_105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itte verwenden Sie Liste 29 für Ihre Antwort.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Interviewer: BITTE VORLESEN.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ESS_R02_2004_GER_DE_11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itte benutzen Sie Liste 32.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string" calcext:value-type="string">
            <text:p>ESS_R02_2004_GER_DE_1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itte benutzen Sie für Ihre Anwort Liste 34.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ESS_R02_2004_GER_DE_13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Bitte verwenden Sie Liste 35.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ESS_R02_2004_GER_DE_13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itte benutzen Sie Liste 36 für Ihre Antwort.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ESS_R02_2004_GER_DE_13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nterviewer: BITTE LISTE 37 VORLEGEN UND BIS FRAGE E22 LIEGEN LASSEN.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string" calcext:value-type="string">
            <text:p>ESS_R02_2004_GER_DE_14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Bitte benutzen Sie Liste 38.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ESS_R02_2004_GER_DE_14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Interviewer: BITTE VORLESEN.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ESS_R02_2004_GER_DE_15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itte benutzen Sie Liste 40.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ESS_R02_2004_GER_DE_15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itte sagen Sie es mir anhand von Liste 42.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string" calcext:value-type="string">
            <text:p>ESS_R02_2004_GER_DE_188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Bitte sagen Sie es mir anhand von Liste 45.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string" calcext:value-type="string">
            <text:p>ESS_R02_2004_GER_DE_189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Bitte benutzen Sie Liste 46.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2_2004_GER_DE_190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Bitte benutzen Sie Liste 46.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2_2004_GER_DE_191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Bitte benutzen Sie Liste 46.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2_2004_GER_DE_192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Bitte benutzen Sie Liste 47.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ESS_R02_2004_GER_DE_194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itte benutzen Sie Liste 49.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ESS_R02_2004_GER_DE_195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Bitte sagen Sie es mir anhand von Liste 50.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ESS_R02_2004_GER_DE_21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Bitte sagen Sie es mir anhand von Liste 53.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ESS_R02_2004_GER_DE_217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Bitte sagen Sie es mir anhand von Liste 55.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string" calcext:value-type="string">
            <text:p>ESS_R02_2004_GER_DE_23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Verwenden Sie bitte wieder diese Liste.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ESS_R02_2004_GER_DE_23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itte benutzen Sie noch einmal Liste 10.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ESS_R02_2004_GER_DE_23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itte sagen Sie es mir noch einmal andhand von Liste 10.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ESS_R02_2004_GER_DE_244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Bitte benutzen Sie Liste 65.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2_2004_GER_DE_245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Bitte benutzen Sie wieder Liste 65.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S_R02_2004_GER_DE_253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Verwenden Sie bitte Liste 90.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ESS_R02_2004_GER_DE_254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Bitte benutzen Sie noch einmal Liste 90.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string" calcext:value-type="string">
            <text:p>ESS_R02_2004_GER_DE_255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Bitte sagen Sie es mir noch einmal anhand von Liste 90.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ESS_R02_2004_GER_DE_273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Bitte benutzen Sie für Ihre Antwort Liste 96.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SS_R02_2004_GER_DE_274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Bitte verwenden Sie Liste 97.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ESS_R02_2004_GER_DE_275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Bitte Liste 98.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ESS_R02_2004_GER_DE_276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erwenden Sie bitte Liste 98.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ESS_R02_2004_GER_DE_277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Verwenden Sie bitte Karte 99.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string" calcext:value-type="string">
            <text:p>ESS_R02_2004_GER_DE_278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Bitte sagen Sie es mir noch einmal anhand von Liste 99.</text:p>
          </table:table-cell>
          <table:table-cell office:value-type="float" office:value="2709" calcext:value-type="float">
            <text:p>2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54:32.835354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5:55:19.540939528</dc:date>
    <meta:editing-duration>PT1M42S</meta:editing-duration>
    <meta:editing-cycles>2</meta:editing-cycles>
    <meta:generator>LibreOffice/6.0.7.3$Linux_X86_64 LibreOffice_project/00m0$Build-3</meta:generator>
    <meta:document-statistic meta:table-count="4" meta:cell-count="11388" meta:object-count="0"/>
  </office:meta>
</office:document-meta>
</file>